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ebebeb" draw:stroke-linejoin="round" svg:stroke-linecap="butt" draw:fill="none" fo:padding-top="0.009cm" fo:padding-bottom="0.009cm" fo:padding-left="0.009cm" fo:padding-right="0.009cm"/>
    </style:style>
    <style:style style:name="gr2" style:family="graphic" style:parent-style-name="standard">
      <style:graphic-properties draw:stroke="solid" svg:stroke-width="0cm" svg:stroke-color="#ebebeb" draw:stroke-linejoin="round" svg:stroke-linecap="butt" draw:fill="none"/>
    </style:style>
    <style:style style:name="gr3" style:family="graphic" style:parent-style-name="standard">
      <style:graphic-properties draw:stroke="solid" svg:stroke-width="0.037cm" svg:stroke-color="#ffffff" draw:stroke-linejoin="round" svg:stroke-linecap="round" draw:fill="solid" draw:fill-color="#ffeaa1" draw:opacity="90%" fo:padding-top="0.018cm" fo:padding-bottom="0.018cm" fo:padding-left="0.018cm" fo:padding-right="0.018cm"/>
    </style:style>
    <style:style style:name="gr4" style:family="graphic" style:parent-style-name="standard">
      <style:graphic-properties draw:stroke="solid" svg:stroke-width="0.037cm" svg:stroke-color="#ffffff" draw:stroke-linejoin="round" svg:stroke-linecap="round" draw:fill="solid" draw:fill-color="#fdda94" fo:padding-top="0.018cm" fo:padding-bottom="0.018cm" fo:padding-left="0.018cm" fo:padding-right="0.018cm"/>
    </style:style>
    <style:style style:name="gr5" style:family="graphic" style:parent-style-name="standard">
      <style:graphic-properties draw:stroke="solid" svg:stroke-width="0.037cm" svg:stroke-color="#ffffff" draw:stroke-linejoin="round" svg:stroke-linecap="round" draw:fill="solid" draw:fill-color="#fbc988" fo:padding-top="0.018cm" fo:padding-bottom="0.018cm" fo:padding-left="0.018cm" fo:padding-right="0.018cm"/>
    </style:style>
    <style:style style:name="gr6" style:family="graphic" style:parent-style-name="standard">
      <style:graphic-properties draw:stroke="solid" svg:stroke-width="0.037cm" svg:stroke-color="#ffffff" draw:stroke-linejoin="round" svg:stroke-linecap="round" draw:fill="solid" draw:fill-color="#f9b97b" fo:padding-top="0.018cm" fo:padding-bottom="0.018cm" fo:padding-left="0.018cm" fo:padding-right="0.018cm"/>
    </style:style>
    <style:style style:name="gr7" style:family="graphic" style:parent-style-name="standard">
      <style:graphic-properties draw:stroke="solid" svg:stroke-width="0.037cm" svg:stroke-color="#ffffff" draw:stroke-linejoin="round" svg:stroke-linecap="round" draw:fill="solid" draw:fill-color="#f7a96e" fo:padding-top="0.018cm" fo:padding-bottom="0.018cm" fo:padding-left="0.018cm" fo:padding-right="0.018cm"/>
    </style:style>
    <style:style style:name="gr8" style:family="graphic" style:parent-style-name="standard">
      <style:graphic-properties draw:stroke="solid" svg:stroke-width="0.037cm" svg:stroke-color="#ffffff" draw:stroke-linejoin="round" svg:stroke-linecap="round" draw:fill="solid" draw:fill-color="#f49862" fo:padding-top="0.018cm" fo:padding-bottom="0.018cm" fo:padding-left="0.018cm" fo:padding-right="0.018cm"/>
    </style:style>
    <style:style style:name="gr9" style:family="graphic" style:parent-style-name="standard">
      <style:graphic-properties draw:stroke="solid" svg:stroke-width="0.037cm" svg:stroke-color="#ffffff" draw:stroke-linejoin="round" svg:stroke-linecap="round" draw:fill="solid" draw:fill-color="#f28855" fo:padding-top="0.018cm" fo:padding-bottom="0.018cm" fo:padding-left="0.018cm" fo:padding-right="0.018cm"/>
    </style:style>
    <style:style style:name="gr10" style:family="graphic" style:parent-style-name="standard">
      <style:graphic-properties draw:stroke="solid" svg:stroke-width="0.037cm" svg:stroke-color="#ffffff" draw:stroke-linejoin="round" svg:stroke-linecap="round" draw:fill="solid" draw:fill-color="#f07848" fo:padding-top="0.018cm" fo:padding-bottom="0.018cm" fo:padding-left="0.018cm" fo:padding-right="0.018cm"/>
    </style:style>
    <style:style style:name="gr11" style:family="graphic" style:parent-style-name="standard">
      <style:graphic-properties draw:stroke="solid" svg:stroke-width="0.037cm" svg:stroke-color="#ffffff" draw:stroke-linejoin="round" svg:stroke-linecap="round" draw:fill="solid" draw:fill-color="#ee673c" fo:padding-top="0.018cm" fo:padding-bottom="0.018cm" fo:padding-left="0.018cm" fo:padding-right="0.018cm"/>
    </style:style>
    <style:style style:name="gr12" style:family="graphic" style:parent-style-name="standard">
      <style:graphic-properties draw:stroke="solid" svg:stroke-width="0.037cm" svg:stroke-color="#ffffff" draw:stroke-linejoin="round" svg:stroke-linecap="round" draw:fill="solid" draw:fill-color="#ec572f" fo:padding-top="0.018cm" fo:padding-bottom="0.018cm" fo:padding-left="0.018cm" fo:padding-right="0.018cm"/>
    </style:style>
    <style:style style:name="gr13" style:family="graphic" style:parent-style-name="standard">
      <style:graphic-properties draw:stroke="solid" svg:stroke-width="0.035cm" svg:stroke-color="#000000" draw:marker-start-width="0.14cm" draw:marker-end-width="0.14cm" draw:stroke-linejoin="round" svg:stroke-linecap="round" draw:fill="none" fo:padding-top="0.017cm" fo:padding-bottom="0.017cm" fo:padding-left="0.017cm" fo:padding-right="0.017cm"/>
    </style:style>
    <style:style style:name="gr14" style:family="graphic" style:parent-style-name="standard">
      <style:graphic-properties draw:stroke="none" draw:fill="solid" draw:fill-color="#4d4d4d"/>
    </style:style>
    <style:style style:name="gr1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16" style:family="graphic" style:parent-style-name="standard">
      <style:graphic-properties draw:stroke="none" draw:fill="solid" draw:fill-color="#ffeaa1" draw:opacity="90%"/>
    </style:style>
    <style:style style:name="gr17" style:family="graphic" style:parent-style-name="standard">
      <style:graphic-properties draw:stroke="none" draw:fill="solid" draw:fill-color="#fdda94"/>
    </style:style>
    <style:style style:name="gr18" style:family="graphic" style:parent-style-name="standard">
      <style:graphic-properties draw:stroke="none" draw:fill="solid" draw:fill-color="#fbc988"/>
    </style:style>
    <style:style style:name="gr19" style:family="graphic" style:parent-style-name="standard">
      <style:graphic-properties draw:stroke="none" draw:fill="solid" draw:fill-color="#f9b97b"/>
    </style:style>
    <style:style style:name="gr20" style:family="graphic" style:parent-style-name="standard">
      <style:graphic-properties draw:stroke="none" draw:fill="solid" draw:fill-color="#f7a96e"/>
    </style:style>
    <style:style style:name="gr21" style:family="graphic" style:parent-style-name="standard">
      <style:graphic-properties draw:stroke="none" draw:fill="solid" draw:fill-color="#f49862"/>
    </style:style>
    <style:style style:name="gr22" style:family="graphic" style:parent-style-name="standard">
      <style:graphic-properties draw:stroke="none" draw:fill="solid" draw:fill-color="#f28855"/>
    </style:style>
    <style:style style:name="gr23" style:family="graphic" style:parent-style-name="standard">
      <style:graphic-properties draw:stroke="none" draw:fill="solid" draw:fill-color="#f07848"/>
    </style:style>
    <style:style style:name="gr24" style:family="graphic" style:parent-style-name="standard">
      <style:graphic-properties draw:stroke="none" draw:fill="solid" draw:fill-color="#ee673c"/>
    </style:style>
    <style:style style:name="gr25" style:family="graphic" style:parent-style-name="standard">
      <style:graphic-properties draw:stroke="none" draw:fill="solid" draw:fill-color="#ec572f"/>
    </style:style>
    <style:style style:name="gr26" style:family="graphic" style:parent-style-name="standard">
      <style:graphic-properties draw:stroke="solid" svg:stroke-width="0.013cm" svg:stroke-color="#000000" draw:stroke-linejoin="round" svg:stroke-linecap="round" draw:fill="none" fo:padding-top="0.006cm" fo:padding-bottom="0.006cm" fo:padding-left="0.006cm" fo:padding-right="0.006cm"/>
    </style:style>
    <style:style style:name="gr27" style:family="graphic" style:parent-style-name="standard">
      <style:graphic-properties draw:stroke="none" draw:fill="solid" draw:fill-color="#000000"/>
    </style:style>
    <style:style style:name="gr28" style:family="graphic" style:parent-style-name="standard">
      <style:graphic-properties draw:stroke="none" svg:stroke-color="#000000" draw:fill="none" draw:fill-color="#ffffff" draw:textarea-vertical-align="middle" fo:min-height="2.141cm"/>
      <style:paragraph-properties style:writing-mode="lr-tb"/>
    </style:style>
    <style:style style:name="gr29" style:family="graphic" style:parent-style-name="standard">
      <style:graphic-properties draw:stroke="none" svg:stroke-color="#000000" draw:fill="none" draw:fill-color="#ffffff" draw:textarea-vertical-align="middle" fo:min-height="1.4cm"/>
      <style:paragraph-properties style:writing-mode="lr-tb"/>
    </style:style>
    <style:style style:name="P1" style:family="paragraph">
      <loext:graphic-properties draw:fill="none"/>
    </style:style>
    <style:style style:name="P2" style:family="paragraph">
      <loext:graphic-properties draw:fill="solid" draw:fill-color="#ffeaa1" draw:opacity="90%"/>
    </style:style>
    <style:style style:name="P3" style:family="paragraph">
      <loext:graphic-properties draw:fill="solid" draw:fill-color="#fdda94"/>
    </style:style>
    <style:style style:name="P4" style:family="paragraph">
      <loext:graphic-properties draw:fill="solid" draw:fill-color="#fbc988"/>
    </style:style>
    <style:style style:name="P5" style:family="paragraph">
      <loext:graphic-properties draw:fill="solid" draw:fill-color="#f9b97b"/>
    </style:style>
    <style:style style:name="P6" style:family="paragraph">
      <loext:graphic-properties draw:fill="solid" draw:fill-color="#f7a96e"/>
    </style:style>
    <style:style style:name="P7" style:family="paragraph">
      <loext:graphic-properties draw:fill="solid" draw:fill-color="#f49862"/>
    </style:style>
    <style:style style:name="P8" style:family="paragraph">
      <loext:graphic-properties draw:fill="solid" draw:fill-color="#f28855"/>
    </style:style>
    <style:style style:name="P9" style:family="paragraph">
      <loext:graphic-properties draw:fill="solid" draw:fill-color="#f07848"/>
    </style:style>
    <style:style style:name="P10" style:family="paragraph">
      <loext:graphic-properties draw:fill="solid" draw:fill-color="#ee673c"/>
    </style:style>
    <style:style style:name="P11" style:family="paragraph">
      <loext:graphic-properties draw:fill="solid" draw:fill-color="#ec572f"/>
    </style:style>
    <style:style style:name="P12" style:family="paragraph">
      <loext:graphic-properties draw:fill="solid" draw:fill-color="#4d4d4d"/>
    </style:style>
    <style:style style:name="P13" style:family="paragraph">
      <loext:graphic-properties draw:fill="solid" draw:fill-color="#000000"/>
    </style:style>
    <style:style style:name="P14" style:family="paragraph">
      <style:paragraph-properties fo:text-align="center"/>
      <style:text-properties fo:font-size="36pt" style:font-size-asian="36pt" style:font-size-complex="36pt"/>
    </style:style>
    <style:style style:name="P15" style:family="paragraph">
      <loext:graphic-properties draw:fill="none" draw:fill-color="#ffffff"/>
      <style:paragraph-properties fo:text-align="center" style:writing-mode="lr-tb"/>
      <style:text-properties fo:color="#f9ab47" loext:opacity="100%" fo:font-size="36pt" fo:font-style="normal" fo:font-weight="bold" style:font-size-asian="36pt" style:font-style-asian="normal" style:font-weight-asian="bold" style:font-size-complex="36pt" style:font-style-complex="normal" style:font-weight-complex="bold"/>
    </style:style>
    <style:style style:name="P16" style:family="paragraph">
      <style:paragraph-properties fo:text-align="center"/>
      <style:text-properties fo:color="#000000" loext:opacity="100%" fo:font-size="20pt" fo:font-weight="normal" style:font-size-asian="20pt" style:font-weight-asian="normal" style:font-size-complex="20pt" style:font-weight-complex="normal"/>
    </style:style>
    <style:style style:name="P17" style:family="paragraph">
      <loext:graphic-properties draw:fill="none" draw:fill-color="#ffffff"/>
      <style:paragraph-properties fo:text-align="center" style:writing-mode="lr-tb"/>
      <style:text-properties fo:color="#000000" loext:opacity="100%" fo:font-size="20pt" fo:font-style="normal" fo:font-weight="normal" style:font-size-asian="20pt" style:font-style-asian="normal" style:font-weight-asian="normal" style:font-size-complex="20pt" style:font-style-complex="normal" style:font-weight-complex="normal"/>
    </style:style>
    <style:style style:name="T1" style:family="text">
      <style:text-properties fo:color="#f9ab47" loext:opacity="100%" fo:font-size="36pt" fo:font-style="normal" fo:font-weight="bold" style:font-size-asian="36pt" style:font-style-asian="normal" style:font-weight-asian="bold" style:font-size-complex="36pt" style:font-style-complex="normal" style:font-weight-complex="bold"/>
    </style:style>
    <style:style style:name="T2" style:family="text">
      <style:text-properties fo:color="#f9ab47" loext:opacity="100%" style:text-position="-8% 58%" fo:font-size="36pt" fo:font-style="normal" fo:font-weight="bold" style:font-size-asian="36pt" style:font-style-asian="normal" style:font-weight-asian="bold" style:font-size-complex="36pt" style:font-style-complex="normal" style:font-weight-complex="bold"/>
    </style:style>
    <style:style style:name="T3" style:family="text">
      <style:text-properties fo:color="#f9ab47" loext:opacity="100%" style:text-position="0% 100%" fo:font-size="36pt" fo:font-style="normal" fo:font-weight="bold" style:font-size-asian="36pt" style:font-style-asian="normal" style:font-weight-asian="bold" style:font-size-complex="36pt" style:font-style-complex="normal" style:font-weight-complex="bold"/>
    </style:style>
    <style:style style:name="T4" style:family="text">
      <style:text-properties fo:color="#000000" loext:opacity="100%"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fo:color="#000000" loext:opacity="100%" fo:font-size="20pt" fo:font-style="normal" fo:font-weight="bold" style:font-size-asian="20pt" style:font-style-asian="normal" style:font-weight-asian="bold" style:font-size-complex="20pt" style:font-style-complex="normal" style:font-weight-complex="bold"/>
    </style:style>
    <style:style style:name="T6" style:family="text">
      <style:text-properties fo:color="#000000" loext:opacity="100%" fo:font-size="16pt"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line draw:style-name="gr1" draw:text-style-name="P1" draw:layer="layout" svg:x1="5.041cm" svg:y1="8.919cm" svg:x2="16.027cm" svg:y2="8.919cm">
            <text:p/>
          </draw:line>
          <draw:line draw:style-name="gr1" draw:text-style-name="P1" draw:layer="layout" svg:x1="5.041cm" svg:y1="6.166cm" svg:x2="16.027cm" svg:y2="6.166cm">
            <text:p/>
          </draw:line>
          <draw:line draw:style-name="gr1" draw:text-style-name="P1" draw:layer="layout" svg:x1="5.041cm" svg:y1="3.388cm" svg:x2="16.027cm" svg:y2="3.388cm">
            <text:p/>
          </draw:line>
          <draw:line draw:style-name="gr1" draw:text-style-name="P1" draw:layer="layout" svg:x1="6.657cm" svg:y1="10.282cm" svg:x2="6.657cm" svg:y2="1.995cm">
            <text:p/>
          </draw:line>
          <draw:line draw:style-name="gr1" draw:text-style-name="P1" draw:layer="layout" svg:x1="9.89cm" svg:y1="10.282cm" svg:x2="9.89cm" svg:y2="1.995cm">
            <text:p/>
          </draw:line>
          <draw:line draw:style-name="gr1" draw:text-style-name="P1" draw:layer="layout" svg:x1="13.766cm" svg:y1="10.282cm" svg:x2="13.766cm" svg:y2="1.995cm">
            <text:p/>
          </draw:line>
          <draw:line draw:style-name="gr2" draw:text-style-name="P1" draw:layer="layout" svg:x1="5.041cm" svg:y1="10.282cm" svg:x2="16.027cm" svg:y2="10.282cm">
            <text:p/>
          </draw:line>
          <draw:line draw:style-name="gr2" draw:text-style-name="P1" draw:layer="layout" svg:x1="5.041cm" svg:y1="7.559cm" svg:x2="16.027cm" svg:y2="7.559cm">
            <text:p/>
          </draw:line>
          <draw:line draw:style-name="gr2" draw:text-style-name="P1" draw:layer="layout" svg:x1="5.041cm" svg:y1="4.777cm" svg:x2="16.027cm" svg:y2="4.777cm">
            <text:p/>
          </draw:line>
          <draw:line draw:style-name="gr2" draw:text-style-name="P1" draw:layer="layout" svg:x1="5.041cm" svg:y1="1.995cm" svg:x2="16.027cm" svg:y2="1.995cm">
            <text:p/>
          </draw:line>
          <draw:line draw:style-name="gr2" draw:text-style-name="P1" draw:layer="layout" svg:x1="5.041cm" svg:y1="10.282cm" svg:x2="5.041cm" svg:y2="1.995cm">
            <text:p/>
          </draw:line>
          <draw:line draw:style-name="gr2" draw:text-style-name="P1" draw:layer="layout" svg:x1="8.27cm" svg:y1="10.282cm" svg:x2="8.27cm" svg:y2="1.995cm">
            <text:p/>
          </draw:line>
          <draw:line draw:style-name="gr2" draw:text-style-name="P1" draw:layer="layout" svg:x1="11.503cm" svg:y1="10.282cm" svg:x2="11.503cm" svg:y2="1.995cm">
            <text:p/>
          </draw:line>
          <draw:line draw:style-name="gr2" draw:text-style-name="P1" draw:layer="layout" svg:x1="16.027cm" svg:y1="10.282cm" svg:x2="16.027cm" svg:y2="1.995cm">
            <text:p/>
          </draw:line>
          <draw:polygon draw:style-name="gr3" draw:text-style-name="P2" draw:layer="layout" svg:width="10.989cm" svg:height="8.29cm" svg:x="5.041cm" svg:y="1.995cm" svg:viewBox="0 0 10990 8291" draw:points="7661,0 7549,0 7439,0 7327,0 7217,0 7105,0 6995,0 6883,0 6775,0 6661,0 6552,0 6440,0 6330,0 6218,0 6104,0 5996,0 5886,0 5774,0 5662,0 5552,0 5440,0 5330,0 5218,0 5110,0 4996,0 4884,0 4776,0 4666,0 4554,0 4444,0 4332,0 4220,0 4110,0 3998,0 3887,0 3775,0 3667,0 3553,0 3445,0 3331,0 3223,0 3111,0 2997,0 2889,0 2777,0 2667,0 2557,0 2445,0 2333,0 2223,0 2111,0 2003,0 1889,0 1781,0 1669,0 1555,0 1447,0 1337,0 1224,0 1108,0 998,0 886,0 778,0 664,0 556,0 444,0 330,0 222,0 112,0 0,0 0,84 0,170 0,252 0,336 0,420 0,502 0,586 0,672 0,754 0,839 0,923 0,1005 0,1089 0,1171 0,1259 0,1341 0,1425 0,1507 0,1591 0,1675 0,1757 0,1841 0,1927 0,2011 0,2093 0,2177 0,2259 0,2343 0,2425 0,2514 0,2596 0,2680 0,2762 0,2846 0,2930 0,3016 0,3098 0,3182 0,3268 0,3352 0,3434 0,3520 0,3604 0,3688 0,3770 0,3854 0,3936 0,4020 0,4106 0,4191 0,4273 0,4357 0,4441 0,4523 0,4607 0,4693 0,4777 0,4859 0,4943 0,5025 0,5109 0,5191 0,5275 0,5361 0,5445 0,5527 0,5611 0,5695 0,5777 0,5864 0,5948 0,6032 0,6114 0,6198 0,6280 0,6366 0,6450 0,6534 0,6616 0,6700 0,6782 0,6866 0,6952 0,7036 0,7118 0,7202 0,7286 0,7368 0,7454 0,7539 0,7623 0,7705 0,7789 0,7871 0,7955 0,8037 0,8125 0,8207 0,8291 106,8291 106,8207 110,8125 112,8083 112,8037 118,7955 128,7871 134,7789 148,7705 164,7623 180,7539 200,7454 222,7368 222,7366 244,7286 270,7202 296,7118 328,7036 330,7022 360,6952 396,6866 434,6782 444,6764 476,6700 518,6616 556,6552 566,6534 616,6450 664,6374 672,6366 726,6280 778,6216 790,6198 854,6114 886,6072 926,6032 998,5948 1080,5864 1108,5836 1166,5777 1224,5729 1266,5695 1337,5637 1367,5611 1447,5553 1479,5527 1555,5473 1601,5445 1669,5403 1741,5361 1781,5339 1889,5279 1897,5275 2003,5227 2079,5191 2111,5179 2223,5137 2305,5109 2333,5099 2445,5067 2557,5039 2619,5025 2667,5015 2777,4997 2889,4981 2997,4971 3111,4965 3223,4961 3331,4965 3445,4967 3553,4981 3667,4993 3775,5013 3839,5025 3887,5035 3998,5061 4110,5093 4158,5109 4220,5131 4332,5169 4386,5191 4444,5217 4554,5269 4572,5275 4666,5323 4730,5361 4776,5383 4872,5445 4884,5451 4996,5527 5110,5607 5112,5611 5216,5695 5218,5701 5308,5777 5330,5797 5398,5864 5440,5910 5478,5948 5552,6032 5624,6114 5662,6168 5688,6198 5748,6280 5774,6322 5804,6366 5854,6450 5886,6504 5902,6534 5948,6616 5990,6700 5996,6716 6028,6782 6064,6866 6096,6952 6104,6978 6128,7036 6156,7118 6182,7202 6204,7286 6218,7336 6228,7368 6246,7454 6262,7539 6278,7623 6292,7705 6300,7789 6310,7871 6316,7955 6324,8037 6326,8125 6326,8207 6326,8291 6330,8291 6440,8291 6552,8291 6661,8291 6775,8291 6883,8291 6995,8291 7105,8291 7217,8291 7327,8291 7439,8291 7549,8291 7661,8291 7773,8291 7883,8291 7995,8291 8103,8291 8217,8291 8325,8291 8437,8291 8547,8291 8659,8291 8769,8291 8881,8291 8993,8291 9103,8291 9215,8291 9326,8291 9438,8291 9548,8291 9660,8291 9768,8291 9882,8291 9990,8291 10102,8291 10216,8291 10324,8291 10436,8291 10546,8291 10656,8291 10768,8291 10880,8291 10990,8291 10990,8207 10990,8125 10990,8037 10990,7955 10990,7871 10990,7789 10990,7705 10990,7623 10990,7539 10990,7454 10990,7368 10990,7286 10990,7202 10990,7118 10990,7036 10990,6952 10990,6866 10990,6782 10990,6700 10990,6616 10990,6534 10990,6450 10990,6366 10990,6280 10990,6198 10990,6114 10990,6032 10990,5948 10990,5864 10990,5777 10990,5695 10990,5611 10990,5527 10990,5445 10990,5361 10990,5275 10990,5191 10990,5109 10990,5025 10990,4943 10990,4859 10990,4777 10990,4693 10990,4607 10990,4523 10990,4441 10990,4357 10990,4273 10990,4191 10990,4106 10990,4020 10990,3936 10990,3854 10990,3770 10990,3688 10990,3604 10990,3582 10954,3604 10880,3648 10812,3688 10768,3712 10658,3770 10656,3770 10546,3828 10488,3854 10436,3880 10324,3924 10292,3936 10216,3968 10102,4008 10058,4020 9990,4042 9882,4074 9768,4100 9746,4106 9660,4122 9548,4142 9438,4155 9326,4165 9215,4169 9103,4165 8993,4155 8881,4138 8769,4112 8743,4106 8659,4080 8547,4036 8515,4020 8437,3982 8367,3936 8325,3912 8251,3854 8217,3824 8159,3770 8103,3716 8079,3688 8011,3604 7995,3582 7953,3520 7901,3434 7883,3406 7853,3352 7811,3268 7777,3182 7773,3170 7745,3098 7715,3016 7689,2930 7663,2846 7661,2834 7641,2762 7623,2680 7607,2596 7589,2514 7577,2425 7565,2343 7555,2259 7549,2225 7545,2177 7535,2093 7533,2011 7525,1927 7519,1841 7519,1757 7517,1675 7517,1591 7517,1507 7519,1425 7523,1341 7525,1259 7533,1171 7539,1089 7549,1005 7549,979 7555,923 7565,839 7577,754 7589,672 7603,586 7619,502 7635,420 7655,336 7661,308 7673,252 7693,170 7715,84 7741,0">
            <text:p/>
          </draw:polygon>
          <draw:path draw:style-name="gr4" draw:text-style-name="P3" draw:layer="layout" svg:width="10.883cm" svg:height="8.29cm" svg:x="5.147cm" svg:y="1.995cm" svg:viewBox="0 0 10884 8291" svg:d="M8313 0h-94-108-114-108-112-110-32l-26 84-22 86-20 82-12 56-6 28-20 84-16 82-16 84-14 86-12 82-12 85-10 84-6 56v26l-10 84-6 82-8 88-2 82-4 84-2 82v84 84l2 82v84l6 86 8 84 2 82 10 84 4 48 6 34 10 84 12 82 12 89 18 82 16 84 18 82 20 72 2 12 26 84 26 86 30 82 28 72 4 12 34 86 42 84 30 54 18 28 52 86 42 62 16 22 68 84 24 28 56 54 58 54 34 30 74 58 42 24 70 46 78 38 32 16 112 44 84 26 26 6 112 26 112 17 110 10 112 4 110-4 113-10 110-13 112-20 86-16 22-6 114-26 108-32 68-22 44-12 114-40 76-32 32-12 112-44 52-26 58-26 110-58h2l110-58 44-24 68-40 74-44 36-22v-62-86-82-84-86-84-82-86-84-84-66l-104 66-6 8-112 64-22 12-90 48-74 36-36 18-110 48-54 20-58 18-108 36-114 28-112 24-108 16-114 6h-108l-112-6-110-16-111-24h-2l-110-34-112-48-110-64-34-22-78-56-32-28-80-70-10-14-74-82-26-30-38-54-58-82-16-31-32-58-42-82-36-78-2-6-32-82-30-84-24-82-24-74-2-10-20-86-16-84-16-82-10-84-10-84-8-82-8-84-2-82v-88-82l2-84 4-82 6-84 10-85 10-82 12-86 14-84 16-82 18-84v-6l20-78 22-82 26-86zM3669 5013l-108-20-114-12-108-14-114-2-108-4-112 4-114 6-108 10-112 16-110 18-48 10-62 14-112 28-112 32-28 10-82 28-112 42-32 12-76 36-106 48-8 4-108 60-40 22-72 42-68 42-46 28-76 54-32 26-81 58-30 26-70 58-42 34-54 48-62 59-28 28-82 84-72 84-40 40-32 42-64 84-12 18-52 64-54 86-8 8-48 76-50 84-10 18-38 64-42 84-32 64-10 18-38 84-36 86-30 70-2 14-32 82-26 84-26 84-22 80v2l-22 86-20 85-16 84-16 82-14 84-6 82-10 84-6 82v46l-2 42-4 82v84h6 110 108 114 112 58v-84l2-82 8-88 6-82 10-84 12-82 12-68 4-16 16-82 20-84 26-85 24-86 24-64 2-18 32-84 36-84 38-82v-6l40-78 44-86 28-48 20-36 52-82 38-58 20-26 64-82 32-42 32-42 74-84 6-6 70-80 41-38 48-44 60-58 32-26 82-66 22-16 90-68 26-16 82-58 46-26 68-40 82-47 26-12 112-52 42-18 68-30 112-38 52-16 60-16 110-32 110-22 90-14 22-2 108-14 114-8h112 108l114 8 108 14 26 2 88 14 108 22 112 28 64 20 46 12 113 42 74 30 36 16 112 50 32 16 80 43 72 44 38 24 92 60 20 12 96 72 14 8 90 74 18 20 74 64 38 38 46 44 68 70 8 16 74 84 26 36 40 48 60 82 12 20 46 64 48 82 16 30 32 54 46 86 34 78 4 6 38 82 32 84 30 84 6 18 22 64 26 86 22 85 20 84 16 82 6 42 6 42 14 82 10 84 6 82 6 88v82 84h70 110 108 114 108v-84-82l-2-88-8-82-6-84-10-82-8-84-14-82-16-84-16-85-18-86-10-32-14-50-22-84-26-84-28-82-24-58-8-26-32-86-36-84-32-66-6-16-42-84-46-82-16-30-32-54-50-84-30-44-26-42-60-82-26-30-38-54-72-82-74-84-38-38-42-46-68-67-22-20-90-76-2-6-104-84-2-4-114-80-112-76-12-6-96-62-46-22-64-38-94-48-18-6-110-52-58-26-54-22-112-38-62-22-48-16-113-32-110-26-48-10z">
            <text:p/>
          </draw:path>
          <draw:path draw:style-name="gr5" draw:text-style-name="P4" draw:layer="layout" svg:width="10.375cm" svg:height="8.29cm" svg:x="5.655cm" svg:y="1.995cm" svg:viewBox="0 0 10376 8291" svg:d="M8349 0h-82-112-108-114-108-20l-26 84-26 86-22 82-18 78v6l-20 84-16 82-14 84-12 86-10 82-10 85-6 84-2 82-4 84v82 88l4 82 6 84 10 82 8 84 10 84 16 82 16 84 20 86 4 10 22 74 26 82 28 84 32 82 4 6 34 78 42 82 32 58 16 31 58 82 40 54 24 30 74 82 10 14 80 70 32 28 78 56 36 22 108 64 112 48 110 34h4l108 24 110 16 112 6h110l113-6 108-16 114-24 112-28 108-36 58-18 56-20 108-48 36-18 74-36 90-48 22-12 112-64 8-8 102-66v-16-84-82-89-82-84-82-84-82-14l-16 14-94 72-16 10-96 68-28 16-84 48-68 34-42 22-108 46-52 16-62 22-108 28-112 20-114 10h-108l-113-10-110-22-112-36-30-12-80-38-76-46-36-22-74-60-36-32-50-52-62-70-10-12-58-84-40-70-10-16-42-84-36-82-26-68-6-16-26-84-18-82-20-84-12-82-10-88-6-82-4-84-4-82 4-84 4-85 6-82 12-86 14-84 16-82 18-84 26-84 6-24 20-58 28-86zM2941 5525l-110-14-112-8h-110-112l-112 8-110 14-22 2-90 14-110 22-108 32-62 16-52 16-112 38-66 30-42 18-114 52-24 12-84 47-69 40-44 26-84 58-26 16-90 68-22 16-80 66-32 26-62 58-48 44-38 38-72 80-6 6-74 84-32 42-32 42-60 82-20 26-38 58-52 82-20 36-28 48-46 86-38 78v6l-42 82-34 84-32 84-4 18-22 64-26 86-26 85-20 84-16 82-2 16-14 68-12 82-10 84-6 82-6 88-4 82v84h52 112 112 80v-84l4-82 6-88 6-82 14-84 2-12 10-70 20-84 18-82 24-84 28-85 10-34 20-52 32-82 38-84 22-44 20-40 44-82 48-80v-4l56-86 54-74 6-10 64-82 40-48 32-36 80-82 86-84 26-22 70-62 40-32 75-54 38-24 86-58 22-14 114-64 12-6 96-48 88-34 24-10 114-42 108-32 110-26 112-22 110-12 112-10 112-4 110 4 112 6 110 16 112 22 108 26 114 32 108 42 30 10 82 34 100 48 10 6 112 62 26 16 86 58 40 24 70 54 39 32 74 62 22 22 88 80 2 4 78 82 28 36 42 48 64 82 8 10 54 74 52 86 6 6 44 78 42 82 22 46 20 38 38 84 32 82 24 64 6 22 26 85 22 84 22 82 16 84 14 82 2 30 10 54 6 82 8 88 2 82v84h88 108 112 42v-84-82l-6-88-6-82-10-84-12-82-8-42-6-42-16-82-20-84-22-85-26-86-22-64-6-18-30-84-32-84-38-82-2-6-36-78-46-86-32-54-16-30-48-82-44-64-14-20-60-82-40-48-24-36-74-84-10-16-68-70-44-44-40-38-74-64-18-20-90-74-14-8-96-72-18-12-95-60-38-24-72-44-80-43-32-16-112-50-36-16-74-30-112-42-44-12-64-20-114-28-108-22-88-14z">
            <text:p/>
          </draw:path>
          <draw:path draw:style-name="gr6" draw:text-style-name="P5" draw:layer="layout" svg:width="10.021cm" svg:height="8.29cm" svg:x="6.009cm" svg:y="1.995cm" svg:viewBox="0 0 10022 8291" svg:d="M8573 0h-106-112-110-112-110-32l-32 84-28 86-20 58-6 24-26 84-20 84-16 82-12 84-12 86-8 82-2 85-4 84 4 82 2 84 8 82 8 88 14 82 18 84 20 82 26 84 6 16 26 68 36 82 40 84 10 16 42 70 58 84 10 12 60 70 52 52 36 32 74 60 34 22 78 46 80 38 30 12 112 36 108 22 114 10h108l112-10 114-20 109-28 62-22 50-16 110-46 42-22 68-34 86-48 28-16 98-68 16-10 92-72 16-14v-70-86-84-82-84-84-82-84-82-52l-34 52-68 82-6 10-74 74-40 34-60 48-54 40-68 44-42 26-110 50-18 8-94 32-109 22-114 10-112-10-108-22-78-32-36-14-106-70-2-4-88-80-24-28-42-54-52-84-16-32-26-50-28-88-26-82-16-84-14-82-2-24-4-60v-85l4-82v-20l6-66 16-84 20-82 22-84 28-84 20-48 16-34 42-86zM2695 5922l-112-22-108-16-114-6-108-4-112 4-114 10-108 12-112 22-110 26-110 32-112 42-26 10-86 34-97 48-14 6-112 64-22 14-86 58-40 24-74 54-38 32-70 62-26 22-86 84-82 82-32 36-38 48-64 82-6 10-56 74-54 86v4l-48 80-44 82-20 40-22 44-40 84-32 82-18 52-10 34-30 85-22 84-18 82-20 84-10 70-4 12-12 84-6 82-6 88-4 82v84h32 110 112 32v-84l4-82 6-88 10-82 12-84 20-82 18-84 10-28 14-54 28-84 32-85 32-86 4-2 38-80 44-84 26-52 24-32 54-82 36-52 22-32 70-86 20-22 54-62 54-54 30-28 84-74 12-10 96-76 14-6 98-68 26-16 85-48 74-36 38-18 112-48 52-20 58-18 110-30 112-24 60-10 48-6 114-10 112-4 108 4 114 10 48 6 60 10 112 24 110 30 58 18 54 20 110 48 38 18 74 36 80 48 30 16 100 68 12 8 96 74 16 14 80 70 30 28 54 54 58 64 16 20 68 86 26 36 32 48 54 82 22 40 30 44 43 84 38 82 2 10 32 76 34 85 24 84 24 76v6l22 84 16 82 10 84 12 82 6 88v82 84h42 112 110 26v-84l-4-82-6-88-6-82-10-54-4-30-12-82-16-84-22-82-24-84-24-85-8-22-22-64-32-82-38-84-20-38-22-46-42-82-44-78-8-6-50-86-56-74-6-10-65-82-42-48-28-36-78-82-2-4-88-80-22-22-74-62-38-32-72-54-38-24-86-58-26-16-112-62-10-6-100-48-84-34-28-10-110-42-112-32z">
            <text:p/>
          </draw:path>
          <draw:path draw:style-name="gr7" draw:text-style-name="P6" draw:layer="layout" svg:width="9.735cm" svg:height="8.29cm" svg:x="6.295cm" svg:y="1.995cm" svg:viewBox="0 0 9736 8291" svg:d="M9736 0h-108-112-114-108-111-112-112-114-112-108-114-108-112-4l-48 84-42 86-16 34-20 48-28 84-22 84-20 82-16 84-6 66v20l-4 82v85l4 60 2 24 14 82 16 84 26 82 28 88 26 50 16 32 52 84 42 54 24 28 88 80 2 4 106 70 36 14 78 32 108 22 112 10 114-10 112-22 92-32 20-8 111-50 42-26 66-44 56-40 58-48 38-34 74-74 6-10 68-82 34-52v-36-82-84-82-84-85-82-86-84-82-84-84-82-86zM2189 6192l-112-10-110-4-112 4-114 10-48 6-60 10-112 24-110 30-58 18-53 20-112 48-38 18-74 36-84 48-26 16-98 68-14 6-96 76-12 10-84 74-30 28-54 54-54 62-20 22-70 86-22 32-36 52-54 82-24 32-24 52-46 84-38 80-4 2-32 86-32 85-28 84-14 54-10 28-18 84-20 82-12 84-10 82-6 88-4 82v84h80 110 66v-84l4-82 6-88 14-82 16-84 2-26 16-56 24-84 24-82 34-84 16-36 22-49 42-86 48-82 50-84 58-80 4-4 68-82 42-46 34-38 74-74 16-12 96-80 8-4 102-72 16-10 96-54 56-30 56-26 111-44 38-12 72-26 112-26 108-20 114-12h60l52-4 44 4h66l112 12 108 20 114 28 70 24 38 12 112 44 52 26 58 30 94 54 18 12 104 70 6 8 96 76 16 16 70 70 42 42 36 42 68 82 6 10 54 74 52 84 6 6 42 76 42 86 26 63 8 22 34 84 24 82 24 84 18 82v6l16 78 14 82 6 88 4 82v84h72 114 66v-84-82l-6-88-12-82-10-84-16-82-22-84v-6l-24-76-24-84-32-85-34-76-2-10-38-82-42-84-30-44-22-40-54-82-32-48-26-36-68-86-16-20-58-64-54-54-30-28-80-70-16-14-96-74-12-8-100-68-30-16-80-48-74-36-38-18-110-48-54-20-58-18-108-30-114-24-60-10z">
            <text:p/>
          </draw:path>
          <draw:polygon draw:style-name="gr8" draw:text-style-name="P7" draw:layer="layout" svg:width="3.412cm" svg:height="1.846cm" svg:x="6.551cm" svg:y="8.439cm" svg:viewBox="0 0 3413 1847" draw:points="1709,0 1659,4 1597,4 1485,16 1375,36 1262,60 1192,86 1154,100 1044,144 986,170 932,198 836,252 820,262 716,336 710,340 614,420 598,432 524,506 488,544 446,588 380,672 376,676 318,754 266,839 218,925 176,1011 154,1059 138,1095 106,1179 80,1261 58,1345 42,1403 38,1427 22,1511 10,1595 4,1681 0,1763 0,1847 42,1847 154,1847 240,1847 240,1763 248,1681 254,1595 266,1527 266,1511 286,1427 308,1345 334,1261 370,1179 376,1159 408,1095 450,1011 488,951 502,925 562,839 598,794 630,754 706,672 710,668 800,588 820,570 912,506 932,490 1044,426 1050,420 1154,372 1240,336 1262,330 1375,294 1485,272 1597,260 1709,256 1819,260 1931,276 2041,298 2153,330 2173,336 2263,372 2361,420 2375,426 2483,492 2503,506 2597,572 2613,588 2705,672 2705,676 2785,754 2821,796 2853,839 2911,925 2933,957 2963,1011 3007,1095 3043,1171 3047,1179 3079,1261 3107,1345 3127,1427 3145,1511 3155,1569 3159,1595 3169,1681 3171,1763 3171,1847 3265,1847 3373,1847 3413,1847 3413,1763 3409,1681 3403,1595 3389,1511 3373,1435 3373,1427 3355,1345 3331,1261 3307,1179 3275,1095 3265,1073 3239,1011 3197,925 3155,845 3149,839 3097,754 3043,682 3037,672 2969,588 2933,548 2891,506 2821,436 2805,420 2705,342 2699,336 2597,266 2577,252 2483,198 2427,170 2375,144 2263,100 2223,86 2153,64 2041,36 1931,16 1819,4 1755,4">
            <text:p/>
          </draw:polygon>
          <draw:polygon draw:style-name="gr9" draw:text-style-name="P8" draw:layer="layout" svg:width="2.93cm" svg:height="1.59cm" svg:x="6.791cm" svg:y="8.695cm" svg:viewBox="0 0 2931 1591" draw:points="1803,42 1693,20 1581,4 1473,0 1359,4 1244,16 1134,38 1022,74 998,80 912,116 810,164 804,170 690,234 672,250 578,314 558,332 468,412 466,416 388,500 356,538 322,582 260,666 248,692 208,752 168,835 134,899 128,919 94,1003 68,1085 44,1171 26,1255 26,1271 12,1339 6,1425 0,1507 0,1591 26,1591 134,1591 240,1591 240,1507 248,1425 248,1421 256,1339 274,1255 296,1171 322,1085 356,1003 356,995 398,919 444,835 468,796 502,752 568,666 578,656 652,582 690,548 748,500 804,460 874,416 912,394 1022,342 1050,332 1134,304 1244,276 1359,260 1473,252 1581,260 1693,276 1803,304 1883,332 1915,342 2025,396 2057,416 2137,464 2183,500 2247,550 2281,582 2359,660 2365,666 2429,752 2467,806 2487,835 2535,919 2577,1003 2581,1011 2609,1085 2639,1171 2657,1255 2673,1339 2683,1425 2689,1507 2689,1591 2693,1591 2801,1591 2915,1591 2931,1591 2931,1507 2927,1425 2917,1339 2915,1313 2905,1255 2885,1171 2867,1085 2837,1003 2805,919 2801,913 2767,835 2721,752 2693,698 2671,666 2613,582 2581,540 2545,500 2467,420 2467,416 2375,332 2359,316 2265,250 2247,236 2137,170 2125,164 2025,116 1935,80 1915,74">
            <text:p/>
          </draw:polygon>
          <draw:polygon draw:style-name="gr10" draw:text-style-name="P9" draw:layer="layout" svg:width="2.448cm" svg:height="1.338cm" svg:x="7.033cm" svg:y="8.947cm" svg:viewBox="0 0 2449 1339" draw:points="1559,52 1449,22 1337,6 1228,0 1114,6 1002,22 892,52 810,80 780,90 672,140 632,164 562,208 508,246 450,294 412,330 338,404 328,412 260,500 228,544 202,582 158,666 116,742 116,748 80,835 54,919 32,1003 16,1085 6,1169 6,1171 0,1255 0,1339 6,1339 116,1339 228,1339 256,1339 256,1255 264,1171 276,1085 298,1003 324,919 338,887 360,835 408,748 450,682 460,666 530,582 562,550 620,500 672,458 732,412 780,384 892,332 902,330 1002,298 1114,278 1228,272 1337,278 1449,300 1543,330 1559,336 1671,388 1713,412 1781,460 1829,500 1893,556 1915,582 1987,666 2003,692 2041,748 2085,835 2115,899 2121,919 2149,1003 2169,1085 2183,1171 2189,1255 2189,1339 2223,1339 2339,1339 2449,1339 2449,1255 2443,1171 2433,1085 2417,1003 2397,919 2369,835 2339,758 2337,748 2295,666 2243,582 2223,554 2185,500 2121,412 2115,406 2037,330 2003,298 1937,246 1893,212 1813,164 1781,144 1671,90 1639,80">
            <text:p/>
          </draw:polygon>
          <draw:polygon draw:style-name="gr11" draw:text-style-name="P10" draw:layer="layout" svg:width="1.934cm" svg:height="1.066cm" svg:x="7.289cm" svg:y="9.22cm" svg:viewBox="0 0 1935 1067" draw:points="1194,28 1082,6 974,0 860,6 748,26 648,58 640,60 526,112 478,140 418,186 366,228 308,278 276,310 202,394 192,410 150,476 102,560 80,612 68,644 42,726 20,810 6,899 0,983 0,1067 80,1067 192,1067 306,1067 306,983 308,967 314,899 338,810 366,726 408,644 418,630 472,560 526,500 552,476 640,412 678,394 748,362 860,330 974,320 1082,330 1194,362 1260,394 1304,416 1385,476 1417,502 1469,560 1527,640 1529,644 1571,726 1601,810 1623,899 1633,983 1633,1067 1639,1067 1749,1067 1861,1067 1935,1067 1935,983 1929,899 1915,810 1897,726 1867,644 1861,624 1831,560 1787,476 1749,420 1733,394 1661,310 1639,284 1575,228 1527,188 1459,140 1417,116 1304,64 1288,58">
            <text:p/>
          </draw:polygon>
          <draw:polygon draw:style-name="gr12" draw:text-style-name="P11" draw:layer="layout" svg:width="1.33cm" svg:height="0.745cm" svg:x="7.592cm" svg:y="9.54cm" svg:viewBox="0 0 1331 746" draw:points="892,42 780,10 672,0 558,10 446,42 372,76 334,96 248,160 222,182 168,244 112,314 102,326 62,410 32,492 10,580 4,646 0,662 0,746 4,746 112,746 222,746 334,746 446,746 558,746 672,746 780,746 892,746 1002,746 1114,746 1224,746 1331,746 1331,662 1320,580 1298,492 1268,410 1228,326 1224,324 1166,244 1114,186 1082,160 1002,100 958,76">
            <text:p/>
          </draw:polygon>
          <draw:polygon draw:style-name="gr13" draw:text-style-name="P1" draw:layer="layout" svg:width="10.989cm" svg:height="8.29cm" svg:x="5.041cm" svg:y="1.995cm" svg:viewBox="0 0 10990 8291" draw:points="0,8291 10990,8291 10990,0 0,0">
            <text:p/>
          </draw:polygon>
          <draw:polygon draw:style-name="gr14" draw:text-style-name="P12" draw:layer="layout" svg:width="0.291cm" svg:height="0.607cm" svg:x="4.106cm" svg:y="10.002cm" svg:viewBox="0 0 292 608" draw:points="200,484 200,490 200,492 200,496 200,500 200,502 200,506 200,512 200,516 200,518 202,522 202,524 202,528 202,532 202,534 208,534 208,538 208,540 212,544 212,548 212,550 216,550 216,554 216,556 218,556 218,560 222,560 222,564 224,564 228,564 228,566 232,566 234,570 238,570 240,570 244,570 248,572 250,572 254,572 256,572 260,572 264,572 266,572 270,572 274,576 276,576 280,576 282,576 286,576 290,576 292,576 292,580 292,582 292,586 292,588 292,592 292,596 292,598 292,602 292,604 290,608 270,608 254,608 238,608 222,608 208,608 196,608 186,608 176,608 170,608 164,608 154,608 148,608 134,608 122,608 110,608 96,608 80,608 62,608 44,608 26,608 22,604 22,602 22,598 22,596 22,592 22,588 22,586 22,582 22,580 22,576 26,576 28,576 32,576 38,576 42,576 44,572 52,572 54,572 58,572 62,572 64,572 68,572 70,572 74,570 78,570 80,570 84,570 86,570 90,566 94,564 96,564 100,560 102,560 102,556 106,554 110,550 112,548 112,544 116,540 116,538 116,534 118,534 118,532 118,528 118,524 118,522 118,518 122,518 122,516 122,512 122,506 122,502 122,500 122,496 122,492 122,490 122,484 122,156 122,150 122,148 122,140 122,138 122,132 122,128 118,124 118,122 118,118 118,116 118,112 116,108 112,106 112,102 110,102 106,102 106,100 102,100 96,102 90,102 84,102 78,106 68,106 58,108 48,112 38,116 26,122 16,124 12,124 12,122 10,118 6,116 4,112 4,108 4,106 0,102 0,100 28,86 54,74 78,64 100,52 118,42 138,32 154,22 170,12 186,6 196,0 200,0 202,0 202,4 202,10 202,16 200,26 200,38 200,52 200,64 200,80 200,96 200,116 200,138">
            <text:p/>
          </draw:polygon>
          <draw:polygon draw:style-name="gr14" draw:text-style-name="P12" draw:layer="layout" svg:width="0.355cm" svg:height="0.619cm" svg:x="3.608cm" svg:y="7.27cm" svg:viewBox="0 0 356 620" draw:points="266,422 266,410 266,394 266,380 264,368 260,358 256,346 250,336 248,326 240,316 234,310 228,304 222,298 216,292 208,284 200,282 190,278 184,276 174,276 164,272 150,272 138,272 126,272 112,276 100,278 86,278 74,282 62,284 48,288 36,292 22,298 54,6 68,10 78,10 90,10 102,10 112,10 122,12 134,12 148,12 158,12 168,12 180,12 192,12 206,10 222,10 238,10 254,10 274,6 290,6 312,4 330,0 338,6 322,74 308,74 298,74 286,76 276,76 266,76 254,76 244,76 234,76 224,76 216,76 208,76 202,76 192,76 184,76 170,76 158,74 144,74 128,74 112,70 96,70 78,236 86,234 94,230 102,228 112,224 122,224 134,220 148,220 158,220 168,220 176,220 190,220 200,220 208,220 218,224 228,228 238,228 248,230 256,236 266,240 274,250 282,252 290,260 298,266 306,272 308,278 318,284 322,292 328,300 330,308 338,314 340,324 344,332 346,342 350,348 350,358 354,368 356,378 356,388 356,396 356,406 356,422 356,442 350,460 346,476 344,492 338,506 328,522 318,534 308,550 298,560 286,572 274,582 260,592 244,602 228,608 212,614 196,618 180,620 164,620 144,620 138,620 134,620 126,620 118,620 112,620 106,618 100,618 94,614 86,614 80,612 74,612 68,608 62,604 54,602 52,602 44,598 38,596 36,592 28,588 26,586 20,582 16,580 12,572 10,570 6,566 6,564 4,560 0,556 0,550 0,548 0,544 0,540 4,538 4,534 6,532 6,528 10,524 12,522 12,518 16,518 20,516 22,516 26,516 26,512 28,512 32,512 36,512 38,512 44,512 48,512 54,516 58,516 64,518 70,522 74,524 80,532 84,538 90,544 90,548 94,548 94,550 96,550 96,554 96,556 100,556 102,560 110,570 112,570 112,572 116,572 116,576 118,576 128,582 134,582 138,586 142,586 144,586 144,588 148,588 150,588 154,588 158,588 168,588 176,586 184,582 192,580 200,576 208,570 216,564 222,556 228,550 234,540 240,532 248,522 250,512 256,500 260,486 264,476 266,464 266,452 266,438">
            <text:p/>
          </draw:polygon>
          <draw:path draw:style-name="gr14" draw:text-style-name="P12" draw:layer="layout" svg:width="0.385cm" svg:height="0.617cm" svg:x="4.058cm" svg:y="7.274cm" svg:viewBox="0 0 386 618" svg:d="M192 32h-2-4l-2 4h-4-4-2-4l-2 2-4 4h-4-2l-4 2-4 4h-2v4l-4 2-2 4-4 2-4 4-2 6-4 4-2 6v4l-4 2-4 6-2 8-4 6v2l-2 8v6l-4 6-4 10v6l-2 6v10l-4 10v10l-2 8v14l-4 10v8 14 16l-4 12v14 8 16 14 12 6 4 6 4 6 6 4 2 8 6 2 8 2l4 6v8 2 6 8 6l4 6v6 6 8l2 2v6 8l4 6v2l2 8v6 2l4 8v2l4 6 2 4v6l4 4 2 6v4l4 2v6l4 4 2 4 4 6v2l6 4v4l4 2 2 4h4l2 2 8 4h2l4 4h4l2 2h6 4 4 6 2 4 4 2 4v-2h2 4 4l2-4h4v-4h2 4v-2h4l2-4h4v-2l2-4 4-4 4-2 2-4h4v-2l2-4v-4l4-2v-4l4-2v-4l2-6 4-4v-2l4-4v-6l2-4v-6-4l6-12 4-16 4-16 2-20 4-18v-22-24l2-22v-26-28-20-16l-2-18v-16-16l-4-16-2-16-4-14v-12l-4-12-6-10-2-14-8-8-2-10-4-10-4-6-6-6-2-8-8-6-2-2-4-4-6-4-4-2h-2l-6-4-4-2h-6-4l-6-4zM186 618h-10l-12-4h-10l-10-2-12-4-10-4-10-6-10-6-8-6-8-10-6-10-10-10-6-6-10-12-2-10-8-12-6-10-6-14-6-12-4-16-6-12-4-14-2-16-4-16v-12l-2-16v-16l-4-16v-14-16-12-10-12-10l4-12v-10-14l2-12v-10l4-10 2-8v-10l4-10 4-10 2-10 4-6 2-10 4-8 4-8 2-6 4-10 2-6 8-6 2-6 4-6 6-8 4-6 2-6 8-4 2-6 6-6 4-4 6-6 6-6 4-4 6-2 6-4 4-2 6-4 6-4 8-2 2-4h6l8-2h6 4l6-4h6 6 6 14l12 4 16 2 14 4 12 6 10 6 16 10 10 10 10 10 12 12 10 20 12 18 14 20 6 22 6 22 6 26 8 26 2 32v28l4 30v12l-4 12v14 12 14l-2 12v10l-4 12-4 10-2 12v10l-4 14-4 8-2 10-4 6-2 10-4 10-4 6-2 10-6 6-4 6-4 8-6 6-2 6-4 6-6 4-4 6-6 6-4 4-6 6-6 4-4 6-8 2-8 4-2 4-8 2-2 4-6 2h-4l-6 4-4 4h-6l-6 2h-4-6l-4 4h-6-2-8z">
            <text:p/>
          </draw:path>
          <draw:polygon draw:style-name="gr14" draw:text-style-name="P12" draw:layer="layout" svg:width="0.291cm" svg:height="0.607cm" svg:x="3.18cm" svg:y="4.495cm" svg:viewBox="0 0 292 608" draw:points="200,480 200,486 200,490 200,492 200,496 200,506 200,508 200,512 200,516 200,518 200,522 200,524 200,528 202,532 202,534 202,538 202,540 206,540 206,544 206,548 208,550 208,554 208,556 212,556 212,560 216,560 218,564 222,564 224,566 228,566 232,570 234,570 238,570 240,570 240,572 244,572 248,572 250,572 254,572 256,572 260,576 264,576 266,576 270,576 276,576 280,576 282,576 286,576 290,576 290,580 290,582 292,582 292,586 292,588 292,592 292,596 292,598 292,602 290,602 290,604 290,608 286,608 266,608 248,608 232,608 218,604 206,604 192,604 184,604 174,604 168,604 164,604 154,604 144,604 132,604 122,604 106,604 94,604 78,608 62,608 42,608 26,608 22,608 22,604 20,602 20,598 20,596 20,592 20,588 20,586 20,582 20,580 22,580 22,576 26,576 28,576 32,576 36,576 38,576 42,576 44,576 48,576 52,572 54,572 58,572 62,572 64,572 68,570 70,570 74,570 78,570 80,570 84,570 84,566 86,566 90,566 94,564 96,564 96,560 100,560 102,556 102,554 106,554 106,550 110,548 110,544 112,540 112,538 116,534 116,532 116,528 118,524 118,522 118,518 118,512 118,508 122,502 122,496 122,492 122,490 122,486 122,480 122,156 122,154 122,148 122,140 118,138 118,132 118,128 118,124 118,122 116,118 116,116 116,112 116,108 112,108 112,106 110,102 106,102 106,100 102,100 100,100 94,100 90,102 80,102 74,102 64,106 54,108 48,112 36,116 26,118 12,124 12,122 10,122 6,118 6,116 4,116 4,112 4,108 0,106 0,102 0,100 26,86 52,74 74,60 96,52 118,42 134,32 154,22 170,12 184,6 192,0 196,0 200,0 200,4 202,4 200,10 200,16 200,26 200,38 200,52 200,64 200,80 200,96 200,116 200,138">
            <text:p/>
          </draw:polygon>
          <draw:path draw:style-name="gr14" draw:text-style-name="P12" draw:layer="layout" svg:width="0.381cm" svg:height="0.617cm" svg:x="3.594cm" svg:y="4.493cm" svg:viewBox="0 0 382 618" svg:d="M192 36h-6-2-4-4l-2 2h-4-2-4l-4 4-2 2h-4l-4 4-2 4-4 2-2 4v2l-4 4-4 4-2 2-4 4-2 6-4 4v6l-4 2-2 8-4 6-2 6v6l-4 4v10l-4 6v6l-2 10v6l-4 10v10l-2 12-4 10v10 12l-4 10v12 14 12 12 14l-2 12v16 4 6 4l2 6v2 8 2 6 4 6 4 6 6 4 6 6l4 4v6 6 6 8l4 6v6 6l2 6v4 6l4 4v6l2 6v4l4 6v4l4 6v2l2 8 4 2v6l2 4v6l4 4 4 2v8l2 2 4 4 2 2 4 4 4 6 2 4 4 2h2l4 4 4 4h6l4 2h2 6 4l4 4h2 4 2 4v-4h4 2 4 2l4-2h4 2v-4h4l2-4 4-2h4l2-4 4-6 2-4h4v-2l4-4h2v-2l4-4v-4l2-2v-4l4-2 4-4v-4l2-2v-6l4-4v-4l4-6v-2l2-4v-6l4-14 2-16 4-16 4-16v-22l2-18v-24-24-26-26-20-18-16-16l-2-16v-16l-4-14-4-16-2-12-4-12-2-10-4-10-4-12-2-10-8-6-2-10-4-6-6-8-4-2-6-6-2-4-4-4-4-2h-6l-2-4h-4l-6-2h-4-6zM186 618h-10-12l-10-4-12-2-10-4-10-4-10-6-10-6-8-6-8-10-8-6-8-14-6-8-10-10-6-14-6-8-4-14-6-12-6-14-4-12-6-16-4-12-2-14-4-16-2-16v-16l-4-12v-16-16-16-14-8-14-10-8l4-14v-10l2-8v-14l4-10v-8l2-10 4-10 4-6 2-10 4-10v-10l2-6 4-10 6-6 4-6 2-10 4-6 4-6 6-6 4-8 6-6 2-6 8-4 2-6 4-6 6-4 6-6 4-2 6-8 4-2 6-4 6-2 6-4 4-4 6-2h6l6-4 8-2h2 8l6-4h6 4 8 14l12 4 14 2 12 4 12 6 14 6 10 10 12 10 10 10 10 12 12 20 14 18 8 22 10 20 10 26 6 26 4 24 4 26 2 30v28 12 14 16 10l-2 12v12l-4 14v10l-4 12-2 10v10l-10 12v10l-4 10-2 8-4 8-4 8-6 10-2 6-4 8-4 6-2 6-6 6-4 6-6 8-4 6-6 2-4 10-6 4-2 6-8 6-6 4-2 2-8 4-2 4-8 2-6 4-2 2-8 4h-2l-6 4h-8l-2 2h-6l-4 4h-6-4-6-4z">
            <text:p/>
          </draw:path>
          <draw:path draw:style-name="gr14" draw:text-style-name="P12" draw:layer="layout" svg:width="0.385cm" svg:height="0.617cm" svg:x="4.058cm" svg:y="4.493cm" svg:viewBox="0 0 386 618" svg:d="M192 36h-2-4-2-4-4l-2 2h-4-2l-4 4h-4l-2 2h-4l-4 4-2 4v2l-4 4-2 2-4 4-4 4-2 2-4 4-2 6v4l-4 6-4 2-2 8-4 6v6l-2 6v4l-4 10-4 6v6l-2 10v6l-4 10v10l-2 12v10l-4 10v12 10 12l-4 14v12 12 14 12 16 4 6 4 6 2 8 2 6 4 6 4 6 6l4 4v6 6 4 6 6l4 6v8 6 6l2 6v6 4l4 6v4l2 6v6 4l4 6v4l4 6 2 2v8l4 2 2 6v4l4 6v4l4 2 2 8 4 2v4l6 2v4l4 6 2 4 4 2h2l8 4 2 4h4l4 2h2 6 4l4 4h6 2 4v-4h4 2 4 2l4-2h4 2l4-4 2-4h4v-2h4l2-4h4v-6h2v-4h4v-2l4-4h2l4-2v-4l2-4v-2l4-4v-2l4-4v-4l2-2 4-6v-4l4-4v-6l2-2v-4-6l6-14 4-16 4-16 2-16 4-22v-18-24l2-24v-26-26-20-18l-2-16v-16-16l-4-16-2-14-4-16v-12l-4-12-6-10-2-10-8-12-2-10-4-6-4-10-6-6-2-8-8-2-2-6-4-4-6-4-4-2h-2l-6-4h-4l-6-2h-4-6zM186 618h-10-12l-10-4-10-2-12-4-10-4-10-6-10-6-8-6-8-10-6-6-10-14-6-8-10-10-2-14-8-8-6-14-6-12-6-14-4-12-6-16-4-12-2-14-4-16v-16l-2-16v-12l-4-16v-16-16-14-8-14-10l4-8v-14-10l2-8v-14l4-10 2-8v-10l4-10 4-6 2-10 4-10 2-10 4-6 4-10 2-6 4-6 2-10 8-6 2-6 4-6 6-8 4-6 2-6 8-4 2-6 6-6 4-4 6-6 6-2 4-8 6-2 6-4 4-2 6-4 6-4 8-2h2l6-4 8-2h6 4l6-4h6 6 6 14l12 4 16 2 14 4 12 6 10 6 16 10 10 10 10 10 12 12 10 20 12 18 14 22 6 20 6 26 6 26 8 24 2 26v30l4 28v12l-4 14v16 10 12l-2 12v14l-4 10-4 12-2 10v10l-4 12-4 10-2 10-4 8-2 8-4 8-4 10-2 6-6 8-4 6-4 6-6 6-2 6-4 8-6 6-4 2-6 10-4 4-6 6-6 6-4 4-8 2-8 4-2 4-8 2-2 4-6 2-4 4h-6l-4 4h-6l-6 2h-4l-6 4h-4-6-2-8z">
            <text:p/>
          </draw:path>
          <draw:polygon draw:style-name="gr14" draw:text-style-name="P12" draw:layer="layout" svg:width="0.291cm" svg:height="0.607cm" svg:x="3.18cm" svg:y="1.713cm" svg:viewBox="0 0 292 608" draw:points="200,486 200,490 200,492 200,500 200,502 200,506 200,508 200,512 200,516 200,518 200,522 200,524 200,528 202,532 202,534 202,538 202,540 206,544 206,548 206,550 208,550 208,554 208,556 212,556 212,560 216,560 218,564 222,564 222,566 224,566 224,570 228,570 232,570 234,570 238,572 240,572 244,572 248,572 250,572 254,576 256,576 260,576 264,576 266,576 270,576 276,576 280,576 282,576 286,576 290,576 290,580 290,582 292,582 292,586 292,588 292,592 292,596 292,598 292,602 290,602 290,604 290,608 286,608 266,608 248,608 232,608 218,608 206,608 192,608 184,608 174,604 168,604 164,604 154,604 144,604 132,608 122,608 106,608 94,608 78,608 62,608 42,608 26,608 22,608 22,604 20,604 20,602 20,598 20,596 20,592 20,588 20,586 20,582 20,580 22,580 22,576 26,576 28,576 32,576 36,576 38,576 42,576 44,576 48,576 52,576 54,576 58,572 62,572 64,572 68,572 70,572 74,572 78,570 80,570 84,570 86,570 90,566 94,564 96,564 100,560 102,556 106,554 106,550 110,550 110,548 110,544 112,544 112,540 112,538 116,538 116,534 116,532 116,528 118,524 118,522 118,518 118,516 118,512 118,508 122,506 122,502 122,500 122,492 122,490 122,486 122,160 122,154 122,148 122,144 118,138 118,134 118,128 118,124 118,122 116,118 116,116 116,112 116,108 112,108 112,106 110,106 110,102 106,102 102,102 100,102 94,102 90,102 80,102 74,106 64,108 54,108 48,112 36,116 26,122 12,124 10,122 6,122 6,118 4,116 4,112 4,108 0,106 0,102 0,100 26,86 52,74 74,64 96,52 118,42 134,32 154,22 170,16 184,6 192,0 196,0 200,0 200,4 202,6 200,10 200,20 200,28 200,38 200,52 200,64 200,80 200,96 200,116 200,138">
            <text:p/>
          </draw:polygon>
          <draw:polygon draw:style-name="gr14" draw:text-style-name="P12" draw:layer="layout" svg:width="0.355cm" svg:height="0.619cm" svg:x="3.608cm" svg:y="1.711cm" svg:viewBox="0 0 356 620" draw:points="266,422 266,406 266,394 266,380 264,368 260,356 256,346 250,332 248,326 240,316 234,308 228,300 222,294 216,288 208,284 200,282 190,278 184,276 174,268 164,268 150,268 138,268 126,268 112,268 100,276 86,278 74,278 62,284 48,288 36,292 22,294 54,6 68,6 78,10 90,10 102,10 112,10 122,10 134,10 148,10 158,10 168,10 180,10 192,10 206,10 222,10 238,10 254,6 274,6 290,4 312,4 330,0 338,4 322,70 308,74 298,74 286,74 276,74 266,76 254,76 244,76 234,76 224,76 216,76 208,76 202,76 192,76 184,76 170,74 158,74 144,74 128,70 112,70 96,68 78,234 86,230 94,228 102,228 112,224 122,224 134,220 148,218 158,218 168,218 176,218 190,218 200,218 208,220 218,224 228,224 238,228 248,230 256,234 266,240 274,244 282,250 290,256 298,262 306,266 308,276 318,284 322,292 328,298 330,308 338,314 340,324 344,330 346,340 350,348 350,356 354,368 356,374 356,384 356,394 356,404 356,422 356,442 350,458 346,474 344,490 338,506 328,522 318,534 308,548 298,560 286,572 274,582 260,592 244,598 228,604 212,612 196,614 180,618 164,620 144,620 138,620 134,620 126,620 118,620 112,618 106,618 100,618 94,614 86,614 80,612 74,608 68,604 62,604 54,602 52,598 44,596 38,596 36,588 28,586 26,582 20,580 16,576 12,572 10,570 6,566 6,564 4,556 0,554 0,550 0,548 0,544 0,540 0,538 4,534 6,532 6,528 10,524 10,522 12,522 12,518 16,518 20,516 22,516 26,512 28,508 32,508 36,508 38,508 44,508 48,512 54,512 58,516 64,518 70,522 74,524 80,532 84,534 90,540 90,544 94,548 96,550 96,554 100,554 100,556 102,556 102,560 110,566 112,570 112,572 116,572 116,576 118,576 128,582 134,582 138,582 138,586 142,586 144,586 148,586 150,586 154,586 158,586 168,586 176,586 184,582 192,580 200,576 208,570 216,564 222,556 228,548 234,540 240,528 248,518 250,508 256,500 260,486 264,474 266,460 266,448 266,436">
            <text:p/>
          </draw:polygon>
          <draw:path draw:style-name="gr14" draw:text-style-name="P12" draw:layer="layout" svg:width="0.385cm" svg:height="0.619cm" svg:x="4.058cm" svg:y="1.711cm" svg:viewBox="0 0 386 620" svg:d="M192 36h-2-4-2-4l-4 2h-2-4-2v4h-4-4l-2 2-4 4h-4l-2 4v2l-4 4-2 2-4 4-4 4-2 2-4 6-2 4v6l-4 4-4 6-2 4-4 6v6l-2 6v6l-4 8-4 6v10l-2 6v10l-4 8v8l-2 12v10l-4 10v12 10 12l-4 14v16 12 12 14 16 2 8 6 2 4 6 6 4 6 4 6 4 6l4 6v4 6 6 6 4l4 6v6 6 8l2 6v6 4l4 6v6l2 4v6 6l4 4v6l4 2 2 8v2l4 6 2 4v6l4 4v2l4 8 2 2 4 4v2l6 4v4l4 2 2 4 4 2 2 4h8l2 4h4l4 2h2 6l4 4h4 6 2 4 4l2-4h4 2 4v-2h4 2l4-4h2l4-4 4-2h2l4-4 2-2 4-4v-4h4l2-2 4-4v-2l2-4v-4l4-2v-4l4-2v-4l2-4 4-2v-6l4-4v-4l2-6v-2-4l6-16 4-12 4-20 2-16 4-20v-22-22l2-26v-26-24-24-18l-2-16v-16-16l-4-16-2-14-4-16v-8l-4-14-6-12-2-10-8-12-2-8-4-8-4-8-6-8-2-8-8-2-2-6-4-4h-6l-4-4-2-2-6-4h-4-6l-4-2h-6zM186 620h-10l-12-2h-10l-10-4-12-6-10-4-10-6-10-6-8-6-8-6-6-10-10-10-6-10-10-10-2-12-8-10-6-12-6-10-6-16-4-12-6-14-4-16-2-12-4-16v-16l-2-14v-16l-4-16v-16-16-8-14-10-16l4-8v-10-14l2-8v-10l4-10 2-12v-10l4-10 4-6 2-10 4-10 2-6 4-10 4-6 2-10 4-6 2-6 8-6 2-8 4-6 6-10 4-2 2-6 8-8 2-6 6-2 4-8 6-6 6-2 4-4 6-4 6-6 4-2 6-4h6l8-4 2-2h6l8-4 6-2h4 6l6-4h6 6 14l12 4 16 2 14 6 12 4 10 6 16 10 10 10 10 12 12 14 10 16 12 22 14 18 6 24 6 22 6 26 8 24 2 26v32l4 32v14l-4 12v12 14 10l-2 12v12l-4 14-4 10-2 8v14l-4 10-4 8-2 10-4 10-2 10-4 6-4 10-2 6-6 6-4 6-4 10-6 4-2 6-4 6-6 6-4 8-6 2-4 6-6 4-6 6-4 4-8 2-8 8-2 2-8 4h-2l-6 2-4 4h-6l-4 4-6 2h-6l-4 4h-6-4-6l-2 2h-8z">
            <text:p/>
          </draw:path>
          <draw:line draw:style-name="gr15" draw:text-style-name="P1" draw:layer="layout" svg:x1="4.728cm" svg:y1="10.282cm" svg:x2="5.04cm" svg:y2="10.282cm">
            <text:p/>
          </draw:line>
          <draw:line draw:style-name="gr15" draw:text-style-name="P1" draw:layer="layout" svg:x1="4.728cm" svg:y1="7.559cm" svg:x2="5.04cm" svg:y2="7.559cm">
            <text:p/>
          </draw:line>
          <draw:line draw:style-name="gr15" draw:text-style-name="P1" draw:layer="layout" svg:x1="4.728cm" svg:y1="4.777cm" svg:x2="5.04cm" svg:y2="4.777cm">
            <text:p/>
          </draw:line>
          <draw:line draw:style-name="gr15" draw:text-style-name="P1" draw:layer="layout" svg:x1="4.728cm" svg:y1="1.995cm" svg:x2="5.04cm" svg:y2="1.995cm">
            <text:p/>
          </draw:line>
          <draw:line draw:style-name="gr15" draw:text-style-name="P1" draw:layer="layout" svg:x1="5.041cm" svg:y1="10.592cm" svg:x2="5.041cm" svg:y2="10.282cm">
            <text:p/>
          </draw:line>
          <draw:line draw:style-name="gr15" draw:text-style-name="P1" draw:layer="layout" svg:x1="8.27cm" svg:y1="10.592cm" svg:x2="8.27cm" svg:y2="10.282cm">
            <text:p/>
          </draw:line>
          <draw:line draw:style-name="gr15" draw:text-style-name="P1" draw:layer="layout" svg:x1="11.503cm" svg:y1="10.592cm" svg:x2="11.503cm" svg:y2="10.282cm">
            <text:p/>
          </draw:line>
          <draw:line draw:style-name="gr15" draw:text-style-name="P1" draw:layer="layout" svg:x1="16.027cm" svg:y1="10.592cm" svg:x2="16.027cm" svg:y2="10.282cm">
            <text:p/>
          </draw:line>
          <draw:polygon draw:style-name="gr14" draw:text-style-name="P12" draw:layer="layout" svg:width="0.259cm" svg:height="0.059cm" svg:x="4.68cm" svg:y="11.201cm" svg:viewBox="0 0 260 60" draw:points="232,60 12,60 10,60 6,60 6,58 4,58 4,54 0,52 0,48 0,44 0,42 0,38 0,36 0,32 4,26 4,22 4,20 6,16 6,12 10,10 12,6 12,4 16,4 20,4 20,0 22,0 26,0 248,0 250,0 254,4 256,6 260,10 260,12 260,16 260,20 260,22 260,26 256,32 256,36 256,38 254,42 250,44 250,48 248,52 248,54 244,54 244,58 240,58 240,60 238,60 234,60">
            <text:p/>
          </draw:polygon>
          <draw:polygon draw:style-name="gr14" draw:text-style-name="P12" draw:layer="layout" svg:width="0.355cm" svg:height="0.619cm" svg:x="5.031cm" svg:y="10.875cm" svg:viewBox="0 0 356 620" draw:points="266,422 266,406 266,394 264,380 264,368 260,356 256,346 250,336 248,324 240,314 238,304 228,298 222,292 216,284 206,282 200,278 190,276 184,272 170,272 164,268 150,268 142,268 126,268 112,272 102,272 90,276 74,278 62,282 48,284 36,288 22,292 58,6 68,6 80,10 94,10 106,10 116,10 126,10 138,10 148,10 158,10 168,10 180,10 192,10 206,10 222,10 238,10 254,6 270,6 290,4 308,4 330,0 338,4 322,70 308,74 298,74 286,74 276,74 264,76 254,76 244,76 234,76 224,76 218,76 208,76 202,76 192,76 184,76 170,74 158,74 144,74 132,70 116,70 100,68 78,234 90,234 100,228 106,228 116,224 126,224 134,220 144,220 158,220 168,218 176,218 190,218 200,220 208,220 218,224 228,224 238,228 248,230 256,236 264,240 274,244 282,250 290,256 296,262 302,266 308,276 314,282 322,288 328,294 330,304 338,310 340,320 344,332 346,340 350,348 354,358 354,368 354,378 356,384 356,396 356,404 356,422 354,442 350,458 346,474 340,490 334,506 328,522 318,534 308,548 296,560 286,572 270,582 256,592 244,598 228,608 212,612 200,614 180,618 164,620 144,620 138,620 132,620 128,620 122,620 116,618 110,618 102,618 96,614 90,614 80,612 74,608 68,608 62,604 54,602 48,598 44,596 38,596 32,592 28,588 22,586 20,580 16,576 12,572 10,570 6,566 4,564 4,556 0,554 0,550 0,548 0,544 0,540 4,538 4,534 4,532 6,528 6,524 10,522 12,522 12,518 16,518 20,516 22,516 22,512 26,512 28,512 32,512 36,508 38,508 42,512 48,512 54,512 58,516 64,518 68,522 74,524 80,532 86,534 94,540 94,544 94,548 96,548 96,550 100,550 100,554 102,554 102,556 102,560 106,560 112,570 116,570 116,572 118,572 118,576 122,576 132,582 134,582 138,586 142,586 144,586 148,586 150,586 154,586 158,586 168,586 176,586 184,582 192,580 200,576 208,570 216,564 222,556 228,550 234,540 240,532 248,518 250,508 256,500 260,486 264,474 264,460 266,452 266,436">
            <text:p/>
          </draw:polygon>
          <draw:path draw:style-name="gr14" draw:text-style-name="P12" draw:layer="layout" svg:width="0.381cm" svg:height="0.617cm" svg:x="8.08cm" svg:y="10.879cm" svg:viewBox="0 0 382 618" svg:d="M192 32h-2-4-2l-4 4h-4-2l-4 2h-2l-4 4h-4l-2 2h-4l-4 4-2 4v2l-4 4-2 2-4 4-4 4-2 6-4 2-2 8v2l-4 6-4 8-2 2v6l-4 8-2 6v6l-4 6v10l-4 6v10l-2 10-4 10v8 10l-2 14v8 14l-4 10v12 12 14 12 16 14 8 4 6 4 6 4 6 2 8 2 6 4 6 6 4l4 6v6 8 2 10l2 4v6 6 6l4 6v8l2 2v6 4l4 6v6l4 4v6l2 4v6l4 4v6l2 2 4 8 4 2v4l2 6 4 4v2l2 4 4 2 4 8h2l4 2 2 4 4 2h6l4 4h4l2 4 4 2h6 4 2 4 2 4 4 2 4l2-2h4l4-4h2 4l2-4h4l4-2 2-4h4v-2h2l4-4 4-4v-2h2v-4l4-2 2-4 4-6 4-4v-2l2-4v-4l4-2v-4l4-6 2-4v-2-6l4-4v-4l2-16 4-12 4-16v-20l2-18 4-22v-24-24l2-30v-26-18l-2-16v-20-16l-4-16-2-16v-12l-4-14-4-12-2-12-4-14-2-10-4-8-4-10-2-10-8-6-2-10-6-4-4-6-4-6-6-4h-2l-4-2-6-4h-4l-6-2h-4l-2-4h-6zM190 618h-10l-12-4h-10l-14-2-10-4-8-6-10-6-10-8-10-6-6-6-10-10-6-10-6-8-10-10-6-10-10-12-6-10-4-14-6-16-4-12-6-12-4-16-2-14-4-16-2-12v-16l-4-16v-14-16-18-14-12-10-10l4-12v-10-12l2-10v-10l4-10v-8l2-14 4-6 4-10 2-10 4-8 2-8 4-8 4-8 2-6 4-10 2-6 8-6 6-6 4-6 2-8 6-6 4-6 4-6 6-6 6-4 4-6 6-4 2-6 8-4 6-2 2-4 8-2 6-8h2l8-2 6-4h6l6-2h4l6-4h6 8 6 2 16 14l16 4 10 6 12 2 14 10 12 6 10 10 10 14 8 12 14 16 12 22 10 20 10 22 6 22 6 26 8 26 2 26v28 32 12 16 14 12l-2 14v8l-4 14v12l-4 10v12l-6 10v10l-4 10-2 10-4 8-2 10-4 6-4 10-6 6-2 8-4 8-4 8-6 2-2 10-4 4-6 6-6 6-4 4-4 6-6 2-6 8-4 2-6 4-6 6-4 4-6 2-4 4h-6l-6 2-4 4h-6l-2 4h-8l-2 2h-6-8-2l-6 4h-4z">
            <text:p/>
          </draw:path>
          <draw:polygon draw:style-name="gr14" draw:text-style-name="P12" draw:layer="layout" svg:width="0.355cm" svg:height="0.619cm" svg:x="11.327cm" svg:y="10.875cm" svg:viewBox="0 0 356 620" draw:points="266,422 266,406 266,394 264,380 264,368 260,356 256,346 250,336 248,324 240,314 234,304 228,298 222,292 216,284 206,282 200,278 186,276 176,272 168,272 158,268 148,268 134,268 122,268 110,272 100,272 84,276 70,278 62,282 48,284 36,288 22,292 54,6 68,6 80,10 90,10 100,10 112,10 122,10 132,10 144,10 150,10 164,10 176,10 192,10 206,10 222,10 238,10 254,6 270,6 290,4 308,4 330,0 338,4 322,70 308,74 298,74 286,74 276,74 264,76 254,76 244,76 234,76 224,76 216,76 208,76 202,76 192,76 180,76 168,74 154,74 142,74 128,70 112,70 96,68 78,234 84,234 94,228 102,228 112,224 122,224 132,220 142,220 150,220 164,218 174,218 186,218 200,220 208,220 218,224 228,224 238,228 248,230 256,236 264,240 274,244 280,250 290,256 296,262 302,266 308,276 314,282 322,288 324,294 330,304 334,310 340,320 344,332 346,340 346,348 350,358 354,368 354,378 356,384 356,396 356,404 356,422 354,442 350,458 346,474 340,490 334,506 328,522 318,534 308,548 296,560 282,572 270,582 256,592 244,598 228,608 212,612 196,614 176,618 160,620 142,620 134,620 128,620 122,620 118,620 112,618 106,618 100,618 94,614 86,614 80,612 74,608 68,608 62,604 54,602 48,598 44,596 38,596 32,592 28,588 22,586 20,580 12,576 10,572 10,570 6,566 4,564 4,556 0,554 0,550 0,548 0,544 0,540 0,538 4,534 4,532 6,528 6,524 10,522 12,518 16,518 20,516 22,516 22,512 26,512 28,512 32,512 36,508 42,512 48,512 52,512 58,516 64,518 68,522 74,524 80,532 84,534 86,540 90,540 90,544 90,548 94,548 94,550 94,554 96,554 100,554 100,556 100,560 102,560 110,570 112,570 112,572 116,572 116,576 118,576 126,582 128,582 132,582 132,586 134,586 138,586 142,586 144,586 148,586 150,586 154,586 164,586 170,586 180,582 192,580 200,576 206,570 216,564 222,556 228,550 234,540 240,532 248,518 250,508 256,500 260,486 264,474 264,460 266,452 266,436">
            <text:p/>
          </draw:polygon>
          <draw:polygon draw:style-name="gr14" draw:text-style-name="P12" draw:layer="layout" svg:width="0.295cm" svg:height="0.607cm" svg:x="15.651cm" svg:y="10.879cm" svg:viewBox="0 0 296 608" draw:points="200,486 200,490 200,492 200,500 200,502 200,506 200,508 200,512 200,516 202,518 202,522 202,524 202,528 202,532 206,534 206,538 206,540 206,544 208,548 208,550 212,554 212,556 216,556 216,560 218,564 222,564 222,566 224,566 228,570 232,570 234,570 238,572 240,572 244,572 248,572 250,572 254,572 254,576 256,576 260,576 264,576 270,576 274,576 276,576 280,576 282,576 286,576 290,576 292,576 292,580 292,582 292,586 296,586 296,588 296,592 296,596 296,598 292,602 292,604 292,608 290,608 270,608 250,608 234,608 218,608 206,608 196,608 186,608 176,608 170,608 168,608 158,608 148,608 134,608 122,608 110,608 96,608 80,608 64,608 44,608 26,608 22,604 22,602 22,598 22,596 22,592 22,588 22,586 22,582 22,580 26,580 26,576 32,576 36,576 38,576 42,576 44,576 48,576 52,576 54,576 58,576 62,572 64,572 68,572 70,572 74,572 78,572 80,570 84,570 86,570 90,570 94,566 96,566 96,564 100,564 102,560 102,556 106,556 110,554 110,550 112,550 112,548 116,544 116,540 116,538 118,538 118,534 118,532 118,528 122,524 122,522 122,518 122,516 122,512 122,508 122,506 122,502 122,500 126,492 126,490 126,486 126,160 126,154 122,148 122,144 122,138 122,134 122,128 122,124 118,122 118,118 118,116 116,108 116,106 112,106 112,102 110,102 106,102 102,102 96,102 90,102 84,102 78,106 68,108 58,108 48,116 38,118 28,122 16,124 12,124 12,122 10,122 10,118 6,116 4,112 4,108 4,106 4,102 0,100 28,86 54,76 78,64 100,52 118,42 138,32 158,22 170,16 186,6 196,0 200,0 202,0 202,4 202,6 202,10 202,20 202,28 200,38 200,52 200,64 200,80 200,100 200,118 200,138">
            <text:p/>
          </draw:polygon>
          <draw:polygon draw:style-name="gr14" draw:text-style-name="P12" draw:layer="layout" svg:width="0.361cm" svg:height="0.607cm" svg:x="16.079cm" svg:y="10.879cm" svg:viewBox="0 0 362 608" draw:points="10,140 10,134 10,132 12,124 12,122 12,116 16,112 16,106 20,102 20,96 22,92 26,86 28,84 32,76 36,74 38,68 42,64 44,60 52,54 54,52 58,48 62,42 68,38 74,36 78,32 84,26 90,22 96,22 102,20 110,12 116,12 122,10 128,6 134,6 144,4 150,4 158,0 168,0 176,0 184,0 192,0 200,0 206,0 212,0 218,0 224,0 232,0 234,4 240,4 248,6 254,6 260,10 266,10 270,12 276,16 280,20 286,20 292,22 296,26 302,28 308,32 312,38 314,42 322,44 324,48 330,54 334,58 338,64 340,70 344,74 346,80 350,86 350,92 354,100 356,106 356,112 360,118 360,128 360,134 362,140 362,148 362,154 362,160 360,164 360,172 360,180 360,182 356,188 356,196 356,198 354,202 354,208 350,212 350,218 346,220 346,224 344,230 340,234 338,240 334,244 330,246 328,252 324,256 324,260 318,266 314,268 314,272 312,276 308,278 306,282 302,284 298,288 296,292 292,294 290,298 286,304 280,308 276,310 274,316 266,320 260,326 158,422 144,438 142,438 138,442 134,444 134,448 132,452 128,454 126,458 122,460 118,468 116,470 112,474 110,476 110,480 106,486 102,490 100,492 96,496 96,502 94,506 94,508 90,516 90,518 86,522 86,524 86,528 84,532 84,534 84,538 84,544 264,544 270,544 276,540 280,540 286,538 290,538 292,534 296,532 298,528 302,524 306,522 308,518 312,512 314,506 318,500 322,492 324,486 328,476 328,468 330,458 334,448 338,448 340,448 344,448 346,448 350,448 354,448 356,448 356,452 360,452 362,452 362,458 362,464 362,470 362,476 362,484 360,490 360,500 356,506 356,516 356,524 354,534 354,544 350,554 350,560 346,570 346,576 344,586 344,596 340,602 340,608 330,608 322,608 314,608 306,608 296,608 290,608 282,608 276,608 270,608 260,608 84,608 0,608 0,602 0,588 4,582 4,572 6,564 10,554 12,544 16,534 20,528 22,518 28,508 36,500 42,490 48,476 58,468 68,454 78,442 90,432 100,416 116,404 192,332 200,324 208,314 216,304 222,298 228,288 234,278 240,272 248,262 250,256 254,246 256,236 260,228 264,220 266,212 270,202 270,196 274,186 274,176 274,164 274,154 274,148 274,140 274,134 274,128 270,122 270,116 270,108 270,106 266,100 266,96 264,90 260,84 260,80 256,76 254,74 254,68 250,64 248,64 248,60 244,58 240,54 238,52 234,48 232,48 228,44 224,42 222,42 218,38 216,38 212,38 208,36 202,36 202,32 200,32 196,32 192,32 190,32 186,32 176,32 164,32 154,36 148,36 138,38 132,38 126,42 118,44 116,48 110,52 106,54 100,60 96,64 94,68 90,70 90,76 86,80 86,84 86,90 86,92 86,96 86,100 86,102 86,106 90,106 90,108 90,112 94,116 94,118 94,122 96,124 96,128 96,132 96,134 96,138 96,140 96,144 96,148 94,150 94,154 90,156 86,160 84,164 80,170 78,170 74,172 70,176 68,176 64,180 62,180 58,180 54,180 54,182 52,182 48,182 42,180 38,180 36,180 32,176 28,176 28,172 22,172 22,170 20,164 16,164 16,160 12,156 12,154 12,150 12,148 10,144">
            <text:p/>
          </draw:polygon>
          <draw:line draw:style-name="gr1" draw:text-style-name="P1" draw:layer="layout" svg:x1="21.155cm" svg:y1="8.913cm" svg:x2="32.151cm" svg:y2="8.913cm">
            <text:p/>
          </draw:line>
          <draw:line draw:style-name="gr1" draw:text-style-name="P1" draw:layer="layout" svg:x1="21.155cm" svg:y1="6.164cm" svg:x2="32.151cm" svg:y2="6.164cm">
            <text:p/>
          </draw:line>
          <draw:line draw:style-name="gr1" draw:text-style-name="P1" draw:layer="layout" svg:x1="21.155cm" svg:y1="3.378cm" svg:x2="32.151cm" svg:y2="3.378cm">
            <text:p/>
          </draw:line>
          <draw:line draw:style-name="gr1" draw:text-style-name="P1" draw:layer="layout" svg:x1="22.987cm" svg:y1="10.27cm" svg:x2="22.987cm" svg:y2="1.985cm">
            <text:p/>
          </draw:line>
          <draw:line draw:style-name="gr1" draw:text-style-name="P1" draw:layer="layout" svg:x1="26.653cm" svg:y1="10.27cm" svg:x2="26.653cm" svg:y2="1.985cm">
            <text:p/>
          </draw:line>
          <draw:line draw:style-name="gr1" draw:text-style-name="P1" draw:layer="layout" svg:x1="30.32cm" svg:y1="10.27cm" svg:x2="30.32cm" svg:y2="1.985cm">
            <text:p/>
          </draw:line>
          <draw:line draw:style-name="gr2" draw:text-style-name="P1" draw:layer="layout" svg:x1="21.155cm" svg:y1="10.27cm" svg:x2="32.151cm" svg:y2="10.27cm">
            <text:p/>
          </draw:line>
          <draw:line draw:style-name="gr2" draw:text-style-name="P1" draw:layer="layout" svg:x1="21.155cm" svg:y1="7.557cm" svg:x2="32.151cm" svg:y2="7.557cm">
            <text:p/>
          </draw:line>
          <draw:line draw:style-name="gr2" draw:text-style-name="P1" draw:layer="layout" svg:x1="21.155cm" svg:y1="4.771cm" svg:x2="32.151cm" svg:y2="4.771cm">
            <text:p/>
          </draw:line>
          <draw:line draw:style-name="gr2" draw:text-style-name="P1" draw:layer="layout" svg:x1="21.155cm" svg:y1="1.985cm" svg:x2="32.151cm" svg:y2="1.985cm">
            <text:p/>
          </draw:line>
          <draw:line draw:style-name="gr2" draw:text-style-name="P1" draw:layer="layout" svg:x1="21.155cm" svg:y1="10.27cm" svg:x2="21.155cm" svg:y2="1.985cm">
            <text:p/>
          </draw:line>
          <draw:line draw:style-name="gr2" draw:text-style-name="P1" draw:layer="layout" svg:x1="24.818cm" svg:y1="10.27cm" svg:x2="24.818cm" svg:y2="1.985cm">
            <text:p/>
          </draw:line>
          <draw:line draw:style-name="gr2" draw:text-style-name="P1" draw:layer="layout" svg:x1="28.483cm" svg:y1="10.27cm" svg:x2="28.483cm" svg:y2="1.985cm">
            <text:p/>
          </draw:line>
          <draw:line draw:style-name="gr2" draw:text-style-name="P1" draw:layer="layout" svg:x1="32.151cm" svg:y1="10.27cm" svg:x2="32.151cm" svg:y2="1.985cm">
            <text:p/>
          </draw:line>
          <draw:path draw:style-name="gr3" draw:text-style-name="P2" draw:layer="layout" svg:width="10.999cm" svg:height="8.286cm" svg:x="21.155cm" svg:y="1.985cm" svg:viewBox="0 0 11000 8287" svg:d="M11000 0h-110-112-114-108-112-110-112-110-112-112-110-112-110-112-108-115-112-108-114-108-112-110-112-114-108-112-110-112-110-112-112-110-112-110-112-108-114-114-110-113-110-112-110-112-112-110-112-110-112-108-114-112-108-114-108-112-110-112-112-110-112-110-112-111-112-112-110-112-110-112-108-114-112-108-114-108-112-110-112-112-110-112-110-112-110-112-112-111-112-110-112-108-114-112-108-114-108-112-110v84 82 84 86 84 82 84 82 84 83 88 82 84 82 84 84 82 84 86 84 82 84 82 84 82 88 6l48-6 62-10 112-10 108-4h114l108 4 112 10 52 10 62 6 108 18 112 24 110 32 10 2 102 30 111 40 38 14 74 28 112 48 10 6 100 48 64 37 48 26 96 58 14 8 112 74 4 4 106 80 2 2 100 84 10 10 76 74 36 34 42 48 64 84 4 2 54 84 52 84 6 12 34 70 40 84 34 82v6l32 78 34 86 32 84 16 32 22 50 42 84 44 80 4 2 60 84 48 59 24 26 80 86 10 2 86 80 22 16 84 68 28 20 88 64 22 16 102 66 10 6 110 72 12 6 100 58 46 24 66 36 99 48 12 10 112 50 54 26 56 22 112 46 36 16 74 24 112 42 38 16 74 26 110 42 44 16 68 22 108 42 50 18 64 26 108 42 38 16 74 32 114 48 12 4 96 40 96 46 16 6 110 48 62 28 50 24 110 50 26 10 86 38 94 46 18 8 110 53 48 22 64 32 100 52 10 6 113 64 26 16 84 48 50 36 64 38 62 44 52 38 54 46 54 48 38 34 74 74 10 10 78 86 22 26 44 58 62 82 6 10 48 74 48 82 14 26 32 58 42 86 32 86 6 20 22 64 26 84 20 82 12 84 10 83 4 84-8 86-8 84-20 82-26 84-32 70-6 12-46 84-58 84-2 2-64 80h64 112 112 110 112 110 112 108 114 112 110 112 108 114 108 112 115 108 112 110 112 110 112 112 110 112 110 112 108 114 112 110v-82-84-84-82-84-82-84-86-84-83-84-82-84-84-86-86-84-82-84-82-84-86-84-82-84-82-84-86-84-83-84-84-82-86-84-84-82-84-82-84-86-84-82-84-82-84-84-82-86-85-84-82-84-82-84-86-84-82-84-82-84-86-84-82-84-84-82-86-84-85-82-84-82-88-82-84-82-84-82-84-86-84-82-84-84-82-84-82-88-83-84-82-84-82-84-86-84-82zM20 7535l-20-8v8 84 86 84 82 84 82 84 84 82h110 112 108 114 108 112 114 108 112 110 112 111 112 112 110 112 110 112 110 112 112 110 112 108 114 108 112 114 108 112 110 112 110 58l-58-16-110-34-92-32-20-4-110-36-112-38-12-6-96-32-114-36-40-16-72-22-108-34-82-26-32-10-108-32-112-32-36-10-74-18-112-24-112-22-110-16-22-2-90-14-110-10-112-6-110-2-112-4-112-4-111-2-112-4-110-2-112-4-108-10-114-12-82-10-30-6-108-20-114-26-106-34h-2l-112-42z">
            <text:p/>
          </draw:path>
          <draw:path draw:style-name="gr4" draw:text-style-name="P3" draw:layer="layout" svg:width="7.76cm" svg:height="6.133cm" svg:x="21.155cm" svg:y="4.14cm" svg:viewBox="0 0 7761 6134" svg:d="M664 12l-112-8-108-4h-114l-108 4-112 8-62 10-48 6v78 82 84 44l110-18 112-14 108-2h114l108 6 112 10 114 18 108 26 52 14 60 16 110 38 84 28 28 14 111 48 48 24 64 32 86 52 26 16 100 68 10 6 102 76 10 10 84 75 26 24 58 58 54 68 16 18 58 84 36 54 18 30 42 82 38 84 14 32 18 50 32 88 26 82 26 84 10 26 20 56 28 84 32 84 30 60 12 22 52 86 48 64 12 20 78 82 18 16 78 68 36 26 74 58 34 22 94 61 18 14 114 70h2l106 64 36 18 76 42 78 46 32 16 112 56 16 10 94 46 80 38 32 12 112 48 52 22 59 26 112 42 42 16 68 26 112 42 44 16 66 24 112 42 48 16 64 26 110 42 44 18 68 26 108 46 26 12 88 34 102 48 6 4 112 52 66 28 48 22 108 54 20 8 92 44 82 38 28 16 112 52 32 18 78 36 92 48 20 6 112 62 30 16 80 44 68 38 44 31 90 54 22 18 95 64 20 16 80 72 28 24 62 58 50 54 26 30 72 82 16 20 44 64 52 84 12 22 36 64 38 82 32 84 6 12 24 70 18 84 14 84 6 82-4 84-10 86-22 84-26 70-6 16-44 82-62 85-76 84-32 28-72 54-42 30-98 54h98 114 108 112 110 112 46l64-80 2-4 58-82 46-84 6-12 32-73 26-82 20-86 8-84 8-86-4-84-10-82-12-84-20-84-26-82-22-64-6-20-32-82-42-86-32-58-14-26-48-84-48-72-6-10-62-84-44-58-22-24-78-88-10-8-74-74-38-36-54-49-54-44-52-38-62-46-60-38-52-36-84-48-24-16-115-64-8-6-104-50-64-32-48-24-110-50-18-10-94-44-86-40-26-8-110-52-50-22-62-28-110-48-16-8-96-44-96-42-12-2-114-48-74-32-38-16-108-42-64-26-50-20-108-40-68-24-44-16-110-40-74-26-38-16-112-42-74-26-36-16-112-44-56-22-54-26-112-52-12-10-99-48-66-34-46-26-100-58-12-6-110-71-10-6-102-68-22-16-88-64-28-20-84-66-22-16-86-80-10-4-80-86-24-26-48-56-60-84-4-4-44-80-42-82-22-52-16-32-32-82-34-88-32-76v-6l-34-84-40-82-34-72-6-12-52-84-54-82-4-4-64-82-42-49-36-36-76-74-10-8-100-84-2-4-106-80-4-2-112-74-14-10-96-58-48-24-64-36-100-48-10-6-112-48-74-30-38-12-111-42-102-28-10-4-110-32-112-22-108-20-62-6zM0 4895v66 84 82 84 84 72l20 10 90 42 112 42h2l106 34 114 26 108 20 30 6 82 10 114 12 108 10 112 4 110 2 112 4 111 2 112 4 112 4 110 2 112 6 110 10 90 14 22 2 110 20 112 22 112 22 74 20 36 10 112 32 108 32 32 8 82 27 108 36 72 22 40 16 114 36 96 32 12 6 112 38 110 36 20 2 92 32 110 36 58 16h54 112 111 112 110 112 110 112 112 110 22l-22-4-110-32-112-32-46-16-66-18-110-36-90-28-22-8-110-34-112-36-12-6-99-28-112-40-48-17-64-18-110-38-76-26-36-14-110-38-96-34-16-8-108-38-110-38-4-4-112-38-108-42-10-2-104-32-108-36-52-16-60-16-110-28-112-22-90-16-22-4-110-16-112-10-110-10-112-6-110-2-112-8-112-6-111-6-112-6-84-10-26-4-112-12-108-16-114-22-112-26-6-4-102-28-114-38-34-16-74-32-106-52-6-2z">
            <text:p/>
          </draw:path>
          <draw:polygon draw:style-name="gr5" draw:text-style-name="P4" draw:layer="layout" svg:width="7.284cm" svg:height="5.851cm" svg:x="21.155cm" svg:y="4.423cm" svg:viewBox="0 0 7285 5852" draw:points="886,60 778,36 664,16 552,6 444,0 330,0 222,4 110,16 0,36 0,74 0,156 0,244 0,252 54,244 110,230 222,214 330,208 444,204 552,214 664,228 738,244 778,250 886,276 998,314 1028,326 1108,358 1218,410 1220,410 1331,474 1367,492 1443,544 1485,576 1555,630 1587,660 1665,736 1675,746 1745,828 1777,867 1807,913 1857,995 1887,1051 1903,1079 1937,1163 1971,1249 1995,1331 1999,1335 2021,1415 2043,1499 2063,1581 2085,1665 2109,1747 2109,1755 2137,1835 2173,1917 2217,2001 2221,2007 2275,2083 2333,2151 2345,2167 2439,2249 2443,2249 2555,2333 2663,2403 2689,2417 2777,2467 2837,2504 2885,2530 2995,2586 2997,2586 3111,2644 3159,2670 3219,2698 3331,2754 3441,2804 3519,2836 3553,2852 3663,2898 3721,2920 3775,2942 3887,2984 3935,3002 3998,3026 4110,3066 4164,3090 4220,3108 4332,3150 4390,3172 4442,3192 4554,3236 4602,3256 4666,3282 4776,3330 4798,3338 4890,3380 4980,3422 5000,3432 5112,3486 5152,3504 5222,3544 5314,3592 5334,3600 5446,3658 5476,3674 5556,3716 5640,3758 5668,3770 5778,3828 5804,3840 5890,3886 5960,3924 5998,3946 6108,4008 6112,4010 6224,4078 6244,4094 6334,4155 6362,4177 6446,4241 6464,4261 6554,4341 6558,4345 6635,4431 6669,4473 6701,4513 6759,4601 6777,4635 6807,4683 6845,4767 6873,4849 6889,4917 6893,4933 6905,5015 6905,5099 6897,5183 6889,5207 6873,5269 6835,5351 6781,5435 6777,5439 6703,5519 6669,5547 6590,5601 6554,5621 6446,5675 6416,5685 6334,5713 6224,5743 6112,5761 6028,5767 5998,5771 5890,5777 5778,5777 5668,5771 5636,5767 5556,5761 5446,5749 5334,5729 5222,5711 5118,5685 5112,5685 5000,5655 4890,5627 4804,5601 4776,5595 4666,5559 4554,5525 4532,5519 4442,5489 4332,5455 4274,5435 4220,5415 4110,5381 4014,5351 3998,5345 3887,5311 3775,5271 3759,5269 3663,5233 3553,5199 3515,5183 3441,5157 3331,5119 3283,5099 3219,5077 3111,5031 3065,5015 2997,4991 2885,4945 2851,4933 2777,4903 2663,4865 2613,4849 2555,4831 2443,4801 2333,4777 2279,4767 2221,4757 2109,4741 1999,4731 1887,4725 1777,4721 1665,4721 1555,4719 1443,4715 1331,4713 1220,4705 1108,4697 998,4683 980,4683 886,4667 778,4649 664,4623 584,4601 552,4591 444,4553 356,4513 330,4505 222,4447 192,4431 110,4379 62,4345 0,4297 0,4345 0,4431 0,4513 0,4601 0,4617 110,4681 116,4683 222,4735 296,4767 330,4783 444,4821 546,4849 552,4853 664,4879 778,4901 886,4917 998,4929 1024,4933 1108,4943 1220,4949 1331,4955 1443,4961 1555,4967 1665,4971 1777,4977 1887,4987 1999,4997 2109,5013 2131,5015 2221,5031 2333,5055 2443,5083 2503,5099 2555,5115 2663,5151 2767,5183 2777,5185 2885,5227 2997,5265 3001,5269 3111,5307 3219,5345 3235,5351 3331,5383 3441,5423 3477,5435 3553,5461 3663,5499 3727,5519 3775,5535 3887,5573 3986,5601 3998,5607 4110,5643 4220,5679 4242,5685 4332,5713 4442,5749 4508,5767 4554,5783 4666,5816 4776,5848 4798,5852 4890,5852 5000,5852 5112,5852 5222,5852 5334,5852 5446,5852 5556,5852 5668,5852 5778,5852 5890,5852 5998,5852 6112,5852 6224,5852 6334,5852 6446,5852 6554,5852 6669,5852 6777,5852 6791,5852 6889,5797 6931,5767 7003,5713 7035,5685 7111,5601 7173,5519 7217,5435 7223,5419 7249,5351 7271,5269 7281,5183 7285,5099 7279,5015 7265,4933 7247,4849 7223,4779 7217,4767 7185,4683 7147,4601 7111,4537 7099,4513 7047,4431 7003,4363 6987,4345 6915,4261 6889,4233 6839,4177 6777,4120 6749,4094 6669,4024 6649,4008 6554,3944 6532,3924 6446,3870 6400,3840 6334,3802 6252,3758 6224,3742 6112,3680 6092,3674 5998,3626 5922,3592 5890,3572 5778,3520 5748,3504 5668,3466 5574,3422 5556,3416 5446,3362 5398,3338 5334,3310 5222,3258 5216,3256 5112,3208 5026,3172 5000,3160 4890,3114 4820,3090 4776,3070 4666,3028 4602,3002 4554,2986 4442,2946 4376,2920 4332,2904 4220,2862 4152,2836 4110,2820 3998,2778 3939,2754 3887,2730 3775,2682 3743,2670 3663,2632 3569,2586 3553,2578 3441,2520 3409,2504 3331,2457 3255,2417 3219,2397 3113,2333 3111,2333 2997,2263 2979,2249 2885,2189 2851,2167 2777,2109 2741,2083 2663,2017 2645,2001 2567,1917 2555,1899 2507,1835 2455,1747 2443,1725 2413,1665 2381,1581 2353,1499 2333,1441 2323,1415 2297,1331 2271,1249 2239,1163 2221,1111 2207,1079 2169,995 2127,913 2109,883 2073,828 2015,746 1999,726 1945,660 1887,602 1861,576 1777,502 1767,492 1665,416 1655,410 1555,342 1529,326 1443,276 1379,244 1331,218 1220,170 1192,156 1108,128 998,90 938,74">
            <text:p/>
          </draw:polygon>
          <draw:polygon draw:style-name="gr6" draw:text-style-name="P5" draw:layer="layout" svg:width="6.904cm" svg:height="5.572cm" svg:x="21.155cm" svg:y="4.627cm" svg:viewBox="0 0 6905 5573" draw:points="664,22 552,10 444,0 330,4 222,10 110,26 54,38 0,48 0,122 0,204 0,240 110,212 142,204 222,192 330,180 444,180 552,186 664,204 668,204 778,228 886,262 958,288 998,304 1108,358 1134,372 1220,422 1268,454 1331,502 1379,540 1443,598 1469,624 1543,706 1555,722 1603,790 1655,875 1665,893 1697,957 1733,1043 1761,1127 1777,1179 1787,1211 1807,1293 1823,1377 1839,1459 1855,1543 1871,1629 1887,1699 1889,1713 1915,1795 1947,1879 1987,1963 1999,1981 2041,2045 2109,2129 2111,2129 2201,2211 2221,2227 2313,2297 2333,2307 2443,2377 2449,2381 2555,2439 2603,2465 2663,2498 2773,2548 2777,2548 2885,2602 2949,2632 2997,2654 3111,2702 3139,2714 3219,2750 3331,2794 3341,2798 3441,2840 3557,2882 3561,2884 3667,2922 3779,2964 3791,2968 3891,3002 4002,3042 4024,3050 4114,3082 4222,3124 4246,3134 4336,3170 4444,3220 4448,3220 4556,3268 4630,3304 4670,3322 4778,3378 4798,3390 4890,3438 4952,3474 5000,3502 5096,3556 5112,3566 5222,3630 5240,3640 5334,3694 5386,3722 5446,3758 5530,3806 5556,3822 5668,3882 5680,3892 5778,3946 5826,3976 5890,4014 5964,4058 5998,4080 6086,4142 6112,4161 6192,4225 6224,4255 6282,4309 6334,4367 6356,4395 6416,4479 6446,4527 6464,4561 6496,4645 6520,4729 6526,4811 6520,4895 6494,4977 6448,5063 6446,5067 6368,5147 6334,5173 6240,5231 6224,5237 6112,5279 5998,5307 5944,5313 5890,5319 5778,5327 5668,5327 5556,5317 5518,5313 5446,5303 5334,5285 5222,5263 5112,5237 5090,5231 5000,5205 4890,5173 4804,5147 4778,5137 4670,5103 4556,5067 4540,5063 4444,5031 4336,4997 4278,4977 4222,4961 4114,4929 4004,4895 4002,4895 3891,4859 3779,4825 3743,4811 3667,4785 3557,4747 3503,4729 3441,4705 3331,4661 3287,4645 3219,4617 3111,4571 3085,4561 2997,4523 2885,4479 2777,4433 2663,4395 2661,4395 2555,4361 2443,4335 2333,4313 2297,4309 2221,4299 2109,4293 1999,4289 1887,4293 1777,4297 1665,4299 1555,4303 1443,4305 1331,4305 1220,4299 1108,4293 998,4281 886,4265 778,4239 726,4225 664,4209 552,4171 482,4142 444,4126 330,4068 314,4058 222,3998 186,3976 110,3912 86,3892 0,3806 0,3802 0,3806 0,3892 0,3976 0,4058 0,4094 62,4142 110,4175 192,4225 222,4241 330,4299 356,4309 444,4347 552,4385 584,4395 664,4417 778,4443 886,4463 980,4479 998,4479 1108,4491 1220,4501 1331,4507 1443,4511 1555,4513 1665,4517 1777,4517 1887,4521 1999,4527 2109,4537 2221,4553 2279,4561 2333,4571 2443,4597 2555,4625 2613,4645 2663,4661 2777,4699 2851,4729 2885,4741 2997,4785 3065,4811 3111,4827 3219,4871 3283,4895 3331,4913 3441,4951 3515,4977 3557,4993 3667,5029 3763,5063 3779,5067 3891,5105 4002,5141 4018,5147 4114,5175 4222,5211 4278,5231 4336,5249 4444,5285 4534,5313 4556,5319 4670,5355 4778,5391 4808,5397 4890,5423 5000,5451 5112,5479 5118,5479 5222,5505 5334,5525 5446,5543 5556,5557 5636,5563 5668,5567 5778,5573 5890,5573 5998,5567 6028,5563 6112,5557 6224,5537 6334,5509 6416,5479 6446,5471 6554,5415 6590,5397 6669,5343 6703,5313 6777,5233 6781,5231 6835,5147 6873,5063 6889,5003 6897,4977 6905,4895 6905,4811 6893,4729 6889,4713 6873,4645 6845,4561 6807,4479 6777,4431 6759,4395 6701,4309 6669,4267 6635,4225 6558,4142 6554,4138 6464,4058 6446,4040 6362,3976 6334,3952 6244,3892 6224,3876 6112,3808 6108,3806 5998,3744 5960,3722 5890,3684 5804,3640 5778,3626 5668,3568 5640,3556 5556,3514 5476,3474 5446,3458 5334,3400 5314,3390 5222,3342 5152,3304 5112,3284 5000,3230 4980,3220 4890,3176 4800,3134 4778,3124 4670,3076 4604,3050 4556,3032 4444,2986 4392,2968 4336,2946 4222,2904 4168,2884 4114,2862 4002,2820 3939,2798 3891,2778 3779,2738 3723,2714 3667,2692 3557,2648 3519,2632 3441,2600 3331,2548 3219,2494 3159,2465 3111,2439 2997,2381 2995,2381 2885,2323 2837,2297 2777,2263 2689,2211 2663,2199 2555,2129 2443,2045 2439,2045 2345,1963 2333,1947 2275,1879 2221,1803 2217,1795 2173,1713 2137,1629 2109,1549 2109,1543 2085,1459 2063,1377 2043,1293 2021,1211 1999,1131 1995,1127 1971,1043 1937,957 1903,875 1887,845 1857,790 1807,706 1777,662 1745,624 1675,540 1665,532 1587,454 1555,426 1485,372 1443,340 1367,288 1331,268 1220,204 1218,204 1108,154 1028,122 998,108 886,70 778,44 738,38">
            <text:p/>
          </draw:polygon>
          <draw:polygon draw:style-name="gr7" draw:text-style-name="P6" draw:layer="layout" svg:width="6.525cm" svg:height="5.146cm" svg:x="21.155cm" svg:y="4.807cm" svg:viewBox="0 0 6526 5147" draw:points="664,26 552,6 444,0 330,0 222,12 142,26 110,32 0,60 0,108 0,192 0,240 110,204 160,192 222,180 330,166 444,166 552,172 664,192 778,220 886,260 922,276 998,314 1080,362 1108,378 1198,444 1220,460 1294,528 1331,566 1369,612 1433,694 1443,710 1485,778 1523,865 1555,939 1559,947 1585,1031 1603,1115 1619,1197 1633,1281 1643,1363 1653,1451 1661,1537 1665,1547 1675,1619 1693,1703 1713,1787 1741,1869 1777,1947 1781,1953 1831,2035 1887,2109 1897,2121 1979,2205 1999,2221 2085,2289 2109,2307 2207,2371 2223,2377 2337,2441 2359,2455 2445,2504 2523,2538 2557,2558 2667,2610 2703,2622 2779,2658 2889,2702 2901,2708 3001,2746 3113,2788 3119,2792 3223,2830 3335,2866 3361,2874 3445,2904 3557,2938 3611,2958 3667,2978 3779,3016 3859,3042 3891,3054 4002,3096 4082,3124 4114,3138 4222,3186 4278,3210 4336,3236 4444,3294 4556,3358 4592,3378 4670,3426 4720,3460 4778,3502 4842,3544 4890,3578 4958,3626 5000,3662 5068,3712 5112,3744 5184,3796 5222,3824 5302,3880 5334,3902 5428,3962 5446,3976 5556,4046 5668,4120 5684,4128 5778,4201 5796,4217 5890,4299 5954,4383 5998,4465 6018,4549 6006,4633 5998,4645 5950,4715 5890,4761 5796,4799 5778,4805 5668,4821 5556,4825 5446,4817 5334,4801 5330,4799 5222,4777 5112,4747 5000,4719 4996,4715 4890,4683 4778,4651 4708,4633 4670,4623 4556,4591 4444,4565 4386,4549 4336,4537 4222,4507 4114,4479 4056,4465 4002,4449 3891,4417 3779,4385 3765,4383 3667,4347 3557,4309 3531,4299 3445,4265 3335,4217 3329,4217 3223,4169 3143,4128 3113,4116 3001,4064 2959,4046 2889,4014 2779,3972 2751,3962 2667,3934 2557,3902 2445,3882 2403,3880 2337,3872 2223,3866 2109,3870 2005,3880 1999,3880 1887,3888 1777,3902 1665,3914 1555,3924 1443,3934 1331,3936 1220,3936 1108,3930 998,3918 886,3898 804,3880 778,3872 664,3838 558,3796 552,3792 444,3736 404,3712 330,3662 286,3626 222,3568 192,3544 116,3460 110,3450 52,3378 0,3298 0,3378 0,3460 0,3544 0,3624 0,3626 86,3712 110,3732 186,3796 222,3818 314,3880 330,3888 444,3946 482,3962 552,3992 664,4030 726,4046 778,4058 886,4084 998,4100 1108,4112 1220,4120 1331,4126 1443,4126 1555,4122 1665,4120 1777,4116 1887,4112 1999,4110 2109,4112 2223,4120 2301,4128 2337,4132 2445,4155 2557,4181 2663,4217 2667,4217 2779,4255 2889,4299 3001,4345 3087,4383 3113,4393 3223,4437 3291,4465 3335,4481 3445,4527 3505,4549 3557,4569 3667,4607 3743,4633 3779,4645 3891,4681 4002,4715 4004,4715 4114,4751 4222,4783 4278,4799 4336,4817 4444,4853 4540,4885 4556,4887 4670,4923 4778,4959 4804,4967 4890,4993 5000,5025 5090,5051 5112,5057 5222,5083 5334,5105 5446,5125 5518,5135 5556,5137 5668,5147 5778,5147 5890,5141 5944,5135 5998,5127 6112,5099 6224,5057 6240,5051 6334,4993 6368,4967 6446,4887 6448,4885 6494,4799 6520,4715 6526,4633 6520,4549 6496,4465 6464,4383 6446,4347 6416,4299 6356,4217 6334,4187 6282,4128 6224,4074 6192,4046 6112,3982 6086,3962 5998,3902 5964,3880 5890,3834 5826,3796 5778,3768 5680,3712 5668,3704 5556,3642 5530,3626 5446,3578 5386,3544 5334,3514 5240,3460 5222,3450 5112,3386 5096,3378 5000,3322 4952,3294 4890,3258 4798,3210 4778,3198 4670,3144 4630,3124 4556,3090 4448,3042 4444,3042 4336,2994 4246,2958 4222,2948 4114,2906 4024,2874 4002,2866 3891,2826 3791,2792 3779,2788 3667,2746 3561,2708 3557,2706 3445,2664 3345,2622 3335,2618 3223,2574 3143,2538 3113,2526 3001,2477 2953,2455 2889,2425 2779,2371 2777,2371 2667,2321 2607,2289 2557,2263 2451,2205 2445,2201 2337,2131 2317,2121 2223,2051 2201,2035 2111,1953 2109,1953 2041,1869 1999,1805 1987,1787 1947,1703 1915,1619 1889,1537 1887,1521 1871,1451 1855,1363 1839,1281 1823,1197 1807,1115 1787,1031 1777,999 1761,947 1733,865 1697,778 1665,714 1655,694 1603,612 1555,544 1543,528 1469,444 1443,420 1379,362 1331,324 1268,276 1220,244 1134,192 1108,180 998,124 958,108 886,84 778,48 668,26">
            <text:p/>
          </draw:polygon>
          <draw:polygon draw:style-name="gr8" draw:text-style-name="P7" draw:layer="layout" svg:width="6.017cm" svg:height="4.656cm" svg:x="21.155cm" svg:y="4.973cm" svg:viewBox="0 0 6018 4657" draw:points="556,6 446,0 330,0 222,12 160,26 110,38 0,74 0,108 0,196 0,252 110,208 164,196 222,180 330,164 446,160 556,170 668,188 678,196 780,224 890,272 900,278 1002,336 1038,362 1112,420 1138,444 1218,528 1224,534 1278,612 1331,698 1335,704 1369,780 1401,865 1423,947 1437,1031 1447,1083 1449,1115 1459,1197 1465,1283 1469,1367 1473,1451 1475,1533 1485,1617 1495,1699 1513,1783 1539,1867 1559,1907 1579,1953 1623,2035 1669,2097 1685,2119 1759,2201 1781,2225 1847,2285 1889,2323 1947,2369 2003,2409 2063,2451 2111,2489 2185,2538 2223,2564 2313,2622 2337,2634 2445,2702 2451,2706 2557,2762 2609,2788 2667,2820 2779,2866 2805,2872 2889,2900 3001,2932 3103,2954 3113,2958 3223,2986 3335,3010 3445,3034 3467,3042 3557,3064 3667,3098 3749,3124 3779,3134 3891,3178 3961,3208 4002,3226 4114,3284 4124,3290 4222,3358 4248,3374 4336,3448 4348,3458 4426,3544 4444,3572 4480,3626 4516,3710 4518,3792 4466,3876 4444,3892 4336,3930 4222,3944 4114,3940 4002,3930 3891,3912 3779,3882 3755,3876 3667,3848 3557,3806 3525,3792 3445,3758 3345,3710 3335,3704 3223,3642 3191,3626 3113,3582 3039,3544 3001,3518 2889,3466 2873,3458 2779,3416 2667,3384 2603,3374 2557,3364 2445,3362 2337,3370 2317,3374 2223,3390 2111,3412 2003,3442 1945,3458 1889,3470 1781,3498 1669,3524 1587,3544 1559,3546 1447,3562 1335,3572 1224,3576 1112,3572 1002,3562 892,3544 890,3540 780,3508 668,3466 648,3458 556,3410 502,3374 446,3332 392,3290 330,3234 306,3208 238,3124 222,3098 180,3042 128,2954 110,2920 84,2872 42,2788 4,2706 0,2698 0,2706 0,2788 0,2872 0,2954 0,3042 0,3124 0,3128 52,3208 110,3282 116,3290 192,3374 222,3400 286,3458 330,3492 404,3544 446,3566 556,3624 562,3626 668,3668 780,3704 806,3710 890,3728 1002,3748 1112,3760 1224,3768 1335,3768 1447,3764 1559,3754 1669,3744 1781,3732 1889,3720 2003,3710 2009,3710 2111,3700 2223,3696 2337,3704 2403,3710 2445,3712 2557,3732 2667,3764 2751,3792 2779,3802 2889,3844 2959,3876 3001,3896 3113,3946 3143,3960 3223,3998 3329,4046 3335,4046 3445,4094 3531,4128 3557,4138 3667,4177 3765,4213 3779,4217 3891,4249 4002,4281 4056,4299 4114,4313 4222,4341 4336,4369 4386,4383 4444,4399 4556,4425 4670,4457 4708,4465 4778,4485 4890,4517 4996,4549 5000,4553 5112,4581 5222,4609 5330,4633 5334,4635 5446,4651 5556,4657 5668,4655 5778,4639 5796,4633 5890,4593 5950,4549 5998,4479 6006,4465 6018,4383 5998,4299 5954,4213 5890,4128 5796,4046 5778,4030 5684,3960 5668,3950 5556,3876 5446,3806 5428,3792 5334,3732 5302,3710 5222,3656 5184,3626 5112,3576 5068,3544 5000,3492 4958,3458 4890,3410 4842,3374 4778,3332 4720,3290 4670,3256 4592,3208 4556,3188 4444,3124 4336,3066 4278,3042 4222,3016 4114,2968 4082,2954 4002,2926 3891,2884 3859,2872 3779,2846 3667,2808 3611,2788 3557,2770 3445,2734 3361,2706 3335,2696 3223,2660 3119,2622 3113,2618 3001,2578 2901,2538 2889,2532 2779,2487 2703,2451 2667,2439 2557,2387 2523,2369 2445,2333 2359,2285 2337,2273 2223,2209 2211,2201 2111,2137 2089,2119 2003,2051 1983,2035 1899,1953 1889,1939 1835,1867 1783,1783 1781,1777 1745,1699 1717,1617 1697,1533 1677,1451 1669,1377 1665,1367 1655,1283 1645,1197 1635,1115 1623,1031 1607,947 1587,865 1563,780 1559,770 1527,698 1489,612 1447,544 1437,528 1373,444 1335,400 1298,362 1224,294 1202,278 1112,212 1082,196 1002,148 926,108 890,92 780,54 668,26">
            <text:p/>
          </draw:polygon>
          <draw:polygon draw:style-name="gr9" draw:text-style-name="P8" draw:layer="layout" svg:width="4.517cm" svg:height="3.785cm" svg:x="21.155cm" svg:y="5.133cm" svg:viewBox="0 0 4518 3786" draw:points="664,28 552,10 444,0 330,4 222,20 164,36 110,48 0,92 0,118 0,202 0,284 110,230 180,202 222,188 330,170 444,164 552,172 664,198 668,202 778,244 858,288 886,304 976,372 998,390 1060,454 1108,516 1128,540 1172,624 1210,706 1220,732 1236,790 1256,875 1268,957 1276,1041 1276,1127 1276,1211 1272,1293 1266,1377 1262,1459 1262,1543 1266,1627 1272,1709 1284,1795 1308,1879 1331,1939 1341,1963 1383,2045 1437,2129 1443,2137 1497,2211 1555,2279 1569,2295 1643,2381 1665,2407 1717,2465 1777,2546 1781,2548 1831,2632 1867,2714 1873,2798 1851,2884 1791,2968 1777,2980 1691,3050 1665,3064 1555,3122 1521,3134 1443,3160 1331,3186 1220,3198 1108,3198 998,3188 886,3162 804,3134 778,3124 664,3064 646,3050 552,2980 540,2968 460,2884 444,2858 398,2798 344,2714 330,2696 298,2632 254,2548 222,2483 212,2465 174,2381 128,2295 110,2259 86,2211 44,2129 0,2049 0,2129 0,2211 0,2295 0,2381 0,2465 0,2542 4,2548 42,2632 84,2714 110,2762 128,2798 180,2884 222,2942 238,2968 306,3050 330,3076 392,3134 444,3176 498,3218 552,3252 646,3300 664,3310 778,3352 886,3384 890,3386 998,3406 1108,3416 1220,3418 1331,3416 1443,3406 1555,3390 1585,3386 1665,3368 1777,3342 1887,3314 1941,3300 1999,3284 2109,3256 2221,3234 2313,3218 2333,3214 2443,3204 2555,3208 2599,3218 2663,3226 2777,3258 2869,3300 2885,3310 2997,3362 3037,3386 3111,3426 3187,3470 3219,3486 3331,3546 3341,3552 3441,3600 3521,3636 3553,3648 3663,3690 3753,3720 3775,3726 3887,3754 3998,3774 4110,3784 4222,3786 4336,3774 4444,3736 4466,3720 4518,3636 4516,3552 4480,3470 4444,3416 4426,3386 4348,3300 4336,3290 4248,3218 4222,3202 4120,3134 4110,3128 3998,3070 3959,3050 3887,3022 3775,2978 3747,2968 3663,2942 3553,2906 3463,2884 3441,2878 3331,2852 3219,2830 3111,2802 3101,2798 2997,2776 2885,2744 2801,2714 2777,2708 2663,2664 2607,2632 2555,2606 2449,2548 2443,2546 2333,2477 2311,2465 2221,2407 2183,2381 2109,2333 2059,2295 1999,2253 1945,2211 1887,2167 1845,2129 1777,2067 1755,2045 1681,1963 1665,1939 1619,1879 1575,1795 1555,1751 1537,1709 1511,1627 1491,1543 1481,1459 1473,1377 1469,1293 1465,1211 1463,1127 1457,1041 1447,957 1443,925 1433,875 1421,790 1399,706 1367,624 1331,548 1327,540 1276,454 1220,378 1214,372 1134,288 1108,262 1034,202 998,176 896,118 886,112 778,64 674,36">
            <text:p/>
          </draw:polygon>
          <draw:polygon draw:style-name="gr10" draw:text-style-name="P9" draw:layer="layout" svg:width="1.876cm" svg:height="3.033cm" svg:x="21.155cm" svg:y="5.295cm" svg:viewBox="0 0 1877 3034" draw:points="664,36 552,10 444,0 330,6 222,26 180,38 110,64 0,118 0,122 0,204 0,288 0,340 64,288 110,260 222,208 228,204 330,182 444,176 552,188 614,204 664,220 778,278 794,288 886,364 896,374 966,458 1002,512 1016,540 1050,624 1072,706 1086,790 1092,875 1092,961 1082,1043 1072,1127 1056,1211 1040,1293 1022,1377 1006,1459 1002,1491 990,1543 976,1629 966,1713 964,1795 970,1879 986,1963 1002,2001 1016,2045 1054,2129 1098,2215 1112,2233 1146,2297 1186,2381 1210,2465 1202,2548 1118,2632 1112,2634 1002,2644 958,2632 886,2610 796,2548 778,2532 720,2465 664,2393 656,2381 610,2297 552,2215 552,2211 508,2129 446,2045 444,2045 386,1963 330,1901 314,1879 248,1795 222,1763 180,1713 112,1629 110,1623 54,1543 0,1467 0,1543 0,1629 0,1713 0,1795 0,1879 0,1883 44,1963 86,2045 110,2093 128,2129 174,2215 212,2297 222,2317 254,2381 298,2465 330,2530 344,2548 398,2632 444,2692 460,2718 540,2804 552,2818 646,2888 664,2900 778,2962 804,2970 886,3000 1002,3026 1112,3034 1224,3034 1335,3022 1447,2996 1523,2970 1559,2958 1669,2900 1693,2888 1781,2818 1793,2804 1855,2718 1877,2632 1871,2548 1835,2465 1783,2381 1781,2377 1719,2297 1669,2241 1645,2215 1571,2129 1559,2113 1501,2045 1447,1971 1441,1963 1385,1879 1343,1795 1335,1773 1310,1713 1288,1629 1276,1543 1268,1459 1266,1377 1266,1293 1268,1211 1276,1127 1278,1043 1278,961 1278,875 1272,790 1260,706 1240,624 1224,566 1214,540 1176,458 1130,374 1112,348 1064,288 1002,224 980,204 886,138 858,122 778,76 668,38">
            <text:p/>
          </draw:polygon>
          <draw:polygon draw:style-name="gr11" draw:text-style-name="P10" draw:layer="layout" svg:width="1.209cm" svg:height="2.47cm" svg:x="21.155cm" svg:y="5.471cm" svg:viewBox="0 0 1210 2471" draw:points="556,12 444,0 330,6 228,28 222,32 110,84 64,112 0,164 0,198 0,282 0,364 0,448 0,532 0,534 0,532 36,448 90,364 110,340 184,282 222,256 330,218 444,208 556,228 668,278 672,282 764,364 780,380 820,448 854,532 874,614 880,698 870,784 854,867 828,951 794,1035 780,1069 746,1117 680,1201 668,1217 556,1281 492,1283 444,1287 434,1283 330,1249 264,1201 222,1171 170,1117 110,1047 100,1035 54,951 16,867 0,806 0,867 0,951 0,1035 0,1117 0,1201 0,1283 0,1291 54,1371 110,1451 112,1457 180,1539 222,1591 248,1623 314,1707 330,1729 386,1789 444,1873 446,1873 508,1955 556,2039 556,2043 614,2125 658,2209 668,2221 722,2291 780,2359 800,2375 890,2435 958,2457 1002,2471 1112,2461 1118,2457 1202,2375 1210,2291 1186,2209 1146,2125 1112,2061 1098,2043 1054,1955 1016,1873 1002,1827 986,1789 970,1707 964,1623 966,1539 976,1457 990,1371 1002,1315 1006,1283 1022,1201 1040,1117 1056,1035 1072,951 1082,867 1092,784 1092,698 1086,614 1072,532 1050,448 1016,364 1002,336 966,282 900,198 890,188 796,112 780,102 668,44 616,28">
            <text:p/>
          </draw:polygon>
          <draw:path draw:style-name="gr12" draw:text-style-name="P11" draw:layer="layout" svg:width="0.879cm" svg:height="1.082cm" svg:x="21.155cm" svg:y="5.679cm" svg:viewBox="0 0 880 1083" svg:d="M664 70l-112-50-108-20-114 10-108 38-38 26-74 58-20 24-54 84-36 84v2 80 86 88 22l16 60 38 84 46 82 10 15 60 70 52 54 42 28 66 48 104 36 10 4 48-4 60-4 112-64 14-16 64-82 36-48 12-37 36-82 26-84 16-82 12-88-10-86-18-82-36-84-38-68-16-16-94-82zM444 492z">
            <text:p/>
          </draw:path>
          <draw:polygon draw:style-name="gr13" draw:text-style-name="P1" draw:layer="layout" svg:width="10.999cm" svg:height="8.286cm" svg:x="21.155cm" svg:y="1.985cm" svg:viewBox="0 0 11000 8287" draw:points="0,8287 11000,8287 11000,0 0,0">
            <text:p/>
          </draw:polygon>
          <draw:polygon draw:style-name="gr14" draw:text-style-name="P12" draw:layer="layout" svg:width="0.291cm" svg:height="0.611cm" svg:x="20.22cm" svg:y="9.988cm" svg:viewBox="0 0 292 612" draw:points="202,486 202,490 202,496 202,500 202,502 202,506 202,508 202,512 202,516 202,518 202,522 202,524 202,528 202,532 206,532 206,534 206,538 206,540 206,544 208,544 208,548 208,550 212,554 212,556 216,556 216,560 218,560 218,564 222,564 222,566 224,566 228,570 232,570 234,570 238,572 240,572 244,572 248,572 250,576 254,576 256,576 260,576 264,576 266,576 270,576 274,576 276,576 280,576 282,576 286,576 290,580 290,582 290,586 292,586 292,588 292,592 292,596 292,598 292,602 290,604 290,608 286,612 270,608 250,608 234,608 222,608 208,608 196,608 184,608 176,608 168,608 164,608 154,608 144,608 132,608 122,608 106,608 94,608 78,608 62,608 42,608 22,612 22,608 22,604 20,602 20,598 20,596 20,592 20,588 20,586 22,586 22,582 22,580 22,576 28,576 32,576 36,576 38,576 42,576 44,576 48,576 52,576 54,576 58,576 62,576 64,572 68,572 70,572 74,572 78,572 80,570 84,570 86,570 90,570 90,566 94,566 96,564 100,564 100,560 102,560 102,556 106,554 106,550 110,550 110,548 112,544 112,540 116,538 116,534 116,532 118,532 118,528 118,524 118,522 118,518 118,516 118,512 118,508 122,506 122,502 122,500 122,496 122,490 122,486 122,160 122,154 122,148 122,144 118,140 118,134 118,132 118,128 118,122 116,118 116,116 112,112 112,108 110,106 106,102 102,102 100,102 94,102 90,102 80,106 74,106 64,108 54,112 48,116 36,118 26,122 12,128 12,124 10,124 6,122 6,118 4,116 4,108 0,106 0,102 0,100 26,86 52,76 74,64 100,52 118,42 138,32 154,26 170,16 184,10 200,0 202,4 202,6 202,12 202,20 202,28 202,38 202,52 202,68 202,84 202,100 202,118 202,138">
            <text:p/>
          </draw:polygon>
          <draw:path draw:style-name="gr14" draw:text-style-name="P12" draw:layer="layout" svg:width="0.417cm" svg:height="0.611cm" svg:x="19.696cm" svg:y="7.27cm" svg:viewBox="0 0 418 612" svg:d="M244 102l-16 22-16 24-20 24-16 26-18 32-20 30-20 32-24 32-24 34-18 32h192zM402 390h2l4 4h4l2 2 4 4v4 2 4 2 4h-4v4 2l-2 4-4 2h-4v4l-2 4-4 2h-2-4-4-66v94 2 4 2 4 4 2 4 2h2v4 4h4v2h2v4h4 4v2h2 4l2 4h4 4 2 4 2 4v4h6 4 4 2 4 2 4v2 4h4v2 4 4 2 4 2h-4v4 4h-4-12-14-8-14-10-8-14-10-8-10-10-10-12-10-14-12-10-12-14-12-4v-4-4-2-4-2-4-4-2-4l4-2h6 10l6-4h6 8 6l2-4h4 6l4-2h2l4-4 4-2 2-4 4-4 2-6v-2l4-8v-2-6-94h-208-4-6l-4-2-6-4-4-4-2-2-4-6-2-8-4-6v-10l12-18 14-22 12-24 14-18 16-22 16-24 12-18 16-22 16-26 16-22 16-20 14-22 16-20 12-16 14-18 12-16 12-16 10-14 14-12 6-14 4-2h2v-4h4v-2h2v-4h4 36v4 2 4 6 6 10 10 12 14 16 16 290z">
            <text:p/>
          </draw:path>
          <draw:path draw:style-name="gr14" draw:text-style-name="P12" draw:layer="layout" svg:width="0.385cm" svg:height="0.619cm" svg:x="20.168cm" svg:y="7.27cm" svg:viewBox="0 0 386 620" svg:d="M192 36h-2-4-2-4-4v2h-2-4-2l-4 4-4 2h-2v4h-4l-4 4-2 2-4 4-2 2-4 4v4l-4 2-2 6-4 4-2 6-4 4-4 6v4l-2 6-4 6v6l-2 6-4 8v6l-4 10v6l-2 10v8l-4 10v10l-2 10v10 12l-4 10v12 14l-4 12v12 14 12 16 4 6 4 6 2 8 6 2 8 2 6l4 4v6 6 4 6l4 10v6 4 10 2l2 6v8 6 6l4 4v6 6l2 4v6l4 6v4l4 6 2 2v8l4 2v6l2 4v6l4 4 4 2v8l2 2 4 4 2 2 4 4 4 4 2 2 4 4 2 2 4 4h4l2 4h4l6 2h4 2l4 4h6 4 2 4 4l2-4h4 2 4l4-2h2l4-4h2 4v-4h4l2-2 4-4 2-2h4v-4l4-4h2v-2l4-4v-2l2-4v-4l4-2 4-4 2-2v-4l4-4v-2l6-6v-4-4l4-6v-2l2-4 4-16 4-12 2-20v-16l4-22v-22l2-24v-24-26-26-20-18-16l-2-16v-16l-4-16v-14l-2-12-4-12-4-14-2-12-4-10-6-10-4-10-6-8-4-10-2-6-6-4-8-6-2-6-4-4h-2l-4-4-6-2-4-4h-6l-4-2h-6-2zM190 620l-14-2h-8l-14-4h-10l-10-6-8-4-10-6-10-6-10-6-10-6-6-10-6-10-10-10-6-10-6-8-8-14-6-12-2-10-8-16-6-12-2-14-4-16-4-12-2-20-4-12-2-16v-16-16l-4-16v-16-10-12l4-10v-14-8-14l2-10v-8l4-10v-10l2-12 4-10 4-10v-6l2-10 4-10 2-6 4-10 4-6 2-10 4-6 6-6 4-10 2-6 8-4 2-10 4-2 6-6 4-8 6-6 2-2 8-8 2-6 6-2 4-4 6-4 6-2 8-6 2-4 6-4h8l2-2 6-4h8l6-2h6 6l4-4h6 6 16l14 4 12 2 14 6 12 4 16 10 10 6 12 10 10 12 10 14 12 16 10 18 14 22 6 24 10 22 6 26 4 24 2 26 4 30v28 16 12 14l-4 12v10l-2 12v14l-4 10v16l-4 8-2 14-4 10v8l-6 10-4 10-2 10-4 6-4 10-2 6-4 6-2 6-8 10-2 4-6 6-4 6-4 6-6 8-6 2-4 6-6 4-2 6-8 4-2 2-10 4-6 6h-4l-6 4-4 2-6 4-6 4h-4l-6 2h-4l-6 4h-2-8-6-2l-8 2z">
            <text:p/>
          </draw:path>
          <draw:path draw:style-name="gr14" draw:text-style-name="P12" draw:layer="layout" svg:width="0.375cm" svg:height="0.617cm" svg:x="19.712cm" svg:y="4.487cm" svg:viewBox="0 0 376 618" svg:d="M186 36h-6-10-6l-10 2-6 4-6 2-8 4-2 4-6 2-8 4-2 6-4 4-2 6-4 6-4 6-2 6-4 8v6 6 6 10 4 6 6l4 4 2 6v2l4 8v6l4 2 2 8 4 2 6 6 4 4 6 6 2 6 10 4 6 6 8 6 10 8 28 16 16-10 16-14 12-12 10-10 10-12 6-14 8-8 2-14 4-12v-10-12-8-6l-4-6-2-6v-6l-4-8-4-6-2-2-8-8-2-6-6-2-4-4-6-4-6-2-10-4-10-2h-6-10zM350 128v4 6l-4 2v8 2l-2 4v6l-4 4v2l-2 6-4 4-4 6-2 4v2l-4 4-2 6-4 4-6 2-4 4-2 4-4 2-4 6-6 4-2 4-4 2h-4l-2 4-6 2-4 4-4 4-2 2h-4l-6 4-4 2-2 4-4 4h-6l-4 2h-2l-4 4 70 42 14 8 12 14 14 10 8 16 10 12 6 12 8 16 2 16 4 20v16 6 6 4l-4 10v2l-2 8v6l-4 6v6l-4 6-2 4-4 6-2 6-4 8-4 2-2 6-4 8-2 6-8 2-2 8-6 2-4 6-6 4-6 4-4 6-10 2-6 4-6 4-6 2-8 4-6 6h-10l-10 4-6 2h-12l-10 4h-6-10-10-6-20-12l-16-4-14-2-12-4-12-4-14-6-12-6-10-6-10-6-10-10-6-10-6-10-10-10-4-8-2-14-4-12-2-14-4-12v-16-12l4-14 2-12 4-14 2-12 8-12 8-10 8-14 12-8 10-10 6-6 6-8 8-2 8-6 8-8 8-6 8-2 8-8 10-2 10-6-26-16-10-8-6-6-10-6-6-6-6-4-6-6-6-6-8-6-2-8-8-6-2-6-4-6-2-6-4-10-4-6v-8l-2-8v-8-8-8-12-12l2-14 4-10 4-8 6-10 6-10 6-10 10-6 6-6 10-10 10-6 12-6 10-8 14-2 12-4 12-2h14l12-4h16 14l16 4h12l14 2 12 4 10 2 12 4 8 6 8 6 10 8 10 6 6 10 4 6 6 10 6 6 4 10 2 8v10l4 10zM180 586h4 2l4-4h2 8 2 4 2 4l4-2h2 4 6l4-4h2 4l2-4h4l4-2h2l4-4h2l4-2 4-4h2l4-4v-2h4l2-4 4-2 2-4v-4l4-2v-4l4-2 2-8v-2l4-4v-2l2-8v-2-6l4-4v-6-6-4-6-6-14l-4-16-2-16-6-12-8-14-12-12-10-12-12-14-16-12-20-10-44-28-8 2-6 4-4 2-2 8-6 2-4 4-4 2-6 4-2 4-4 2-4 4-2 6-4 4-2 2-4 4-4 2-2 4-4 4v2l-2 4-4 2v4l-4 4v6l-2 2v4l-4 4v2l-2 4v2 4l-4 4v2 4l-4 2v4 4 2l-2 4v2 4 4 2 4 2 4 6 6 8 6l2 2v8 6l4 6 4 4v6l2 2 4 8 2 2v4l4 2 4 4 2 6 4 4 2 2h4l4 4 2 4 4 2 6 4h4l2 2h4l2 4h4l6 4h4 2l4 2h4 2 4 6 4l2 4z">
            <text:p/>
          </draw:path>
          <draw:path draw:style-name="gr14" draw:text-style-name="P12" draw:layer="layout" svg:width="0.385cm" svg:height="0.617cm" svg:x="20.168cm" svg:y="4.487cm" svg:viewBox="0 0 386 618" svg:d="M192 36h-2-4-2-4-4l-2 2h-4l-2 4h-4-4l-2 2-4 4-4 4-2 2h-4l-2 6-4 4v4l-4 2-2 4-4 6-2 4-4 6-4 2v8l-2 6-4 6v4l-2 12-4 6v6l-4 8v8l-2 10v6l-4 14v6l-2 12v10 14l-4 8v14 12l-4 14v12 12 14 12 6 8 2 6 8 2 4 6 6 4 2l4 8v6 2 8 6l4 6v4 6 6 6l2 6v8 6 2l4 8v6 6l2 4v6l4 2v8l4 2 2 6v8l4 2v4l2 6v4l4 6 4 2v4l2 6 4 4 2 2 4 4 4 4 2 2 4 4 2 2 4 4h4l2 4h4l6 2h4 2 4l6 4h4 2 4v-4h4 2 4 2 4v-2h4 2v-4h4 2l4-4h4l2-2 4-4v-2h2l4-4 4-4 2-2 4-4v-2l2-4v-4l4-2 4-4 2-2v-4l4-4v-6l6-2v-4-4l4-6v-2l2-8 4-12 4-16 2-16v-16l4-20v-22l2-22v-26-26-28-16-20-16l-2-16v-16l-4-16v-12l-2-12-4-16-4-14-2-12-4-14-6-8-4-10-6-6-4-10-2-6-6-8-8-6-2-2-4-4-2-4h-4l-6-2-4-4h-6l-4-2h-6-2zM190 618h-14-8l-14-4-10-2-10-4-8-4-10-6-10-6-10-6-10-10-6-6-6-10-10-10-6-10-6-8-8-14-6-12-2-14-8-12-6-12-2-14-4-16-4-16-2-12-4-16-2-14v-16-16l-4-16v-16-8-14l4-10v-12-10-12l2-10v-10l4-10v-12l2-10 4-10 4-8v-10l2-6 4-10 2-10 4-6 4-10 2-10 4-6 6-6 4-6 2-10 8-6 2-8 4-6 6-2 4-8 6-6 2-6 8-4 2-2 6-6 4-4 6-6 6-4 8-2 2-4 6-4h8l2-2 6-4h8l6-2h6 6l4-4h6 6 16l14 4 12 2 14 4 12 6 16 6 10 10 12 10 10 10 10 12 12 20 10 18 14 26 6 22 10 22 6 26 4 26 2 26 4 28v30 12 16 10l-4 12v14l-2 12v12l-4 10v14l-4 12-2 10-4 10v8l-6 10-4 10-2 10-4 6-4 6-2 10-4 6-2 6-8 8-2 6-6 6-4 6-4 6-6 4-6 6-4 6-6 4-2 4-8 6-2 2-10 4-6 4-4 2-6 4-4 2-6 4-6 4h-4l-6 2h-4-6l-2 4h-8-6-2-8z">
            <text:p/>
          </draw:path>
          <draw:polygon draw:style-name="gr14" draw:text-style-name="P12" draw:layer="layout" svg:width="0.291cm" svg:height="0.607cm" svg:x="19.292cm" svg:y="1.705cm" svg:viewBox="0 0 292 608" draw:points="202,484 202,490 202,492 202,496 202,500 202,506 202,508 202,512 202,516 202,518 202,522 206,524 206,528 206,532 206,534 206,538 208,538 208,540 208,544 208,548 212,548 212,550 216,554 216,556 218,556 218,560 222,560 222,564 224,564 224,566 228,566 232,566 234,570 238,570 240,570 244,570 248,572 250,572 254,572 256,572 260,572 264,572 266,572 274,572 276,572 282,576 286,576 290,576 292,576 292,580 292,582 292,586 292,588 292,592 292,596 292,598 292,602 292,604 290,608 270,608 254,608 238,608 222,608 208,604 200,604 184,604 176,604 168,604 164,604 154,604 144,604 134,604 122,604 110,604 94,608 78,608 62,608 44,608 26,608 22,604 22,602 22,598 22,596 22,592 20,592 22,588 22,586 22,582 22,580 22,576 26,576 28,576 32,576 36,572 38,572 42,572 44,572 48,572 52,572 54,572 58,572 62,572 64,572 68,572 70,570 74,570 78,570 80,570 84,570 86,566 90,566 94,566 94,564 96,564 100,560 102,556 106,554 106,550 110,550 110,548 112,544 116,540 116,538 116,534 118,532 118,528 118,524 118,522 118,518 118,516 122,512 122,508 122,506 122,500 122,496 122,492 122,490 122,484 122,156 122,154 122,148 122,140 122,138 122,134 118,128 118,124 118,122 118,118 118,116 116,112 116,108 116,106 112,106 112,102 110,102 106,100 102,100 96,100 90,102 84,102 74,102 68,106 58,108 48,112 38,116 26,122 16,124 12,122 10,122 10,118 6,116 4,112 4,108 4,106 0,102 0,100 26,86 52,74 78,60 100,52 118,42 138,32 154,22 170,12 184,6 200,0 202,0 206,0 206,4 206,10 202,16 202,26 202,38 202,48 202,64 202,80 202,96 202,116 202,138">
            <text:p/>
          </draw:polygon>
          <draw:polygon draw:style-name="gr14" draw:text-style-name="P12" draw:layer="layout" svg:width="0.361cm" svg:height="0.611cm" svg:x="19.718cm" svg:y="1.701cm" svg:viewBox="0 0 362 612" draw:points="10,140 10,138 10,132 10,128 10,122 12,118 12,112 12,108 16,102 20,100 22,92 26,90 26,84 28,80 32,74 38,70 42,68 44,60 48,58 52,52 58,48 62,44 68,42 70,36 78,32 84,28 86,26 94,22 100,20 106,16 116,12 122,10 128,10 134,6 142,6 150,4 158,4 164,0 174,0 180,0 190,0 196,0 202,0 206,0 216,0 218,4 224,4 232,4 238,6 244,6 250,10 254,10 264,12 270,12 276,16 280,20 286,22 292,26 296,28 302,32 306,36 312,38 314,42 318,44 324,52 328,54 330,60 334,64 338,70 340,76 344,84 346,90 350,92 354,102 354,108 356,116 356,122 360,128 360,138 360,144 360,150 360,156 360,160 360,166 360,172 360,176 356,182 356,186 356,192 354,196 354,202 354,204 350,212 350,214 346,220 344,224 340,228 340,234 338,236 334,244 330,246 328,250 324,256 322,260 318,262 314,266 312,272 308,276 306,278 302,282 302,284 298,284 296,292 292,294 286,298 282,300 280,304 276,314 270,316 266,324 260,326 158,422 142,438 142,442 138,442 138,444 134,448 132,452 128,454 128,458 126,460 122,464 118,468 116,470 112,474 110,480 106,484 102,486 102,492 100,496 96,500 94,502 90,508 90,512 86,516 86,518 86,522 84,528 84,532 84,534 84,538 84,540 84,544 264,544 266,544 274,544 280,540 282,540 286,538 292,538 296,534 298,532 302,528 306,522 308,518 312,516 314,508 318,502 318,492 322,486 324,476 328,470 330,458 334,448 338,448 340,448 344,448 346,448 350,452 354,452 356,452 360,452 360,454 362,454 362,458 360,464 360,470 360,476 360,484 360,492 356,500 356,508 356,518 354,528 354,534 354,544 350,554 350,564 346,572 344,580 344,588 340,596 340,604 338,612 330,612 322,612 312,612 306,612 296,608 290,608 280,608 274,608 266,608 260,608 84,608 0,612 0,602 0,592 4,582 4,572 6,564 6,554 10,548 12,538 20,528 22,518 26,508 32,500 38,490 48,480 58,470 64,458 78,444 86,432 100,420 112,404 186,332 196,324 202,316 212,304 218,294 224,284 232,278 238,268 240,262 244,252 250,244 254,236 260,228 264,218 264,212 266,202 270,192 270,182 274,172 274,164 274,154 274,148 274,140 274,134 270,128 270,122 270,118 266,112 266,106 266,102 264,96 264,90 260,86 254,84 254,80 250,74 250,70 248,68 244,64 240,60 238,58 234,54 232,52 228,48 224,48 222,44 218,44 216,42 212,42 208,38 206,38 202,38 200,38 196,36 192,36 186,36 184,36 174,36 164,36 154,36 148,38 138,38 132,42 126,44 118,44 112,48 110,54 102,58 100,60 96,64 94,68 90,74 86,76 86,84 84,86 84,90 84,92 84,96 84,100 84,102 86,102 86,106 86,108 86,112 90,112 90,116 90,118 94,122 94,124 94,128 96,132 96,134 96,138 96,140 96,144 94,148 94,150 90,154 90,156 86,160 84,164 80,166 78,170 70,170 70,172 68,176 64,176 62,180 58,180 54,180 52,180 48,180 44,180 42,180 38,180 36,180 32,176 28,176 28,172 26,172 22,170 20,166 16,164 12,160 12,156 10,154 10,150 10,148 10,144">
            <text:p/>
          </draw:polygon>
          <draw:path draw:style-name="gr14" draw:text-style-name="P12" draw:layer="layout" svg:width="0.385cm" svg:height="0.617cm" svg:x="20.168cm" svg:y="1.701cm" svg:viewBox="0 0 386 618" svg:d="M192 36h-2-4-2-4-4v2h-2-4-2l-4 4h-4l-2 2-4 4-4 4h-2l-4 2-2 6-4 4v4l-4 2-2 4-4 6-2 4-4 6-4 2v8l-2 6-4 2v10l-2 4-4 6v10l-4 6v10l-2 10v6l-4 10v8l-2 14v10 12l-4 10v12 14l-4 12v12 14 12 14 6 6 4 6 2 8 2 6 4 6 4l4 6v6 4 6 6l4 4v6 6 6 8l2 6v6 10 2l4 8v6 2l2 8v6l4 2v8l4 2 2 6v4l4 6v4l2 6v4l4 6 4 2v4l2 6 4 4 2 2 4 4 4 4 2 2 4 4 2 2h4l4 4 2 4h4 6l4 2h2l4 4h6 4 2 4 4v-4h2 4 2l4-2h4l2-4h4 2l4-4 4-2h2v-4h4l2-2 4-4 4-4 2-2 4-4v-2l2-4v-4l4-2 4-4 2-2v-4l4-6v-4l6-2v-4-4l4-6v-2l2-8 4-12 4-16 2-20v-16l4-22v-18l2-26v-22-26-30-18-16-16l-2-16v-16l-4-16v-16l-2-14-4-12-4-12-2-10-4-14-6-8-4-10-6-6-4-10-2-6-6-8-8-6-2-2-4-4-2-4-4-2h-6l-4-4h-6l-4-2h-6-2zM190 618h-14-8l-14-4-10-2-10-4-8-4-10-6-10-6-10-6-10-10-6-6-6-10-10-10-6-10-6-12-8-10-6-12-2-14-8-12-6-12-2-20-4-12-4-16-2-14-4-16-2-16v-12-16l-4-16v-16-14-8l4-14v-10-8-14l2-10v-8l4-14v-10l2-8 4-10 4-10v-10l2-6 4-10 2-10 4-6 4-10 2-6 4-6 6-10 4-6 2-6 8-6 2-8 4-6 6-6 4-4 6-6 2-6 8-4 2-6 6-2 4-8 6-2 6-4 8-2 2-4 6-4 8-2h2l6-4h8l6-2h6l6-4h4 6 6 16l14 4 12 2 14 4 12 6 16 6 10 10 12 10 10 10 10 12 12 20 10 18 14 22 6 20 10 26 6 26 4 24 2 26 4 30v28 12 14 12l-4 14v12l-2 12v14l-4 10v12l-4 10-2 10-4 12v12l-6 10-4 10-2 6-4 10-4 6-2 10-4 6-2 6-8 8-2 6-6 6-4 6-4 6-6 4-6 6-4 4-6 6-2 4-8 6-2 2-10 4-6 4-4 2-6 4-4 2-6 4h-6l-4 4h-6l-4 2h-6-2l-8 4h-6-2-8z">
            <text:p/>
          </draw:path>
          <draw:line draw:style-name="gr15" draw:text-style-name="P1" draw:layer="layout" svg:x1="20.843cm" svg:y1="10.27cm" svg:x2="21.155cm" svg:y2="10.27cm">
            <text:p/>
          </draw:line>
          <draw:line draw:style-name="gr15" draw:text-style-name="P1" draw:layer="layout" svg:x1="20.843cm" svg:y1="7.557cm" svg:x2="21.155cm" svg:y2="7.557cm">
            <text:p/>
          </draw:line>
          <draw:line draw:style-name="gr15" draw:text-style-name="P1" draw:layer="layout" svg:x1="20.843cm" svg:y1="4.771cm" svg:x2="21.155cm" svg:y2="4.771cm">
            <text:p/>
          </draw:line>
          <draw:line draw:style-name="gr15" draw:text-style-name="P1" draw:layer="layout" svg:x1="20.843cm" svg:y1="1.985cm" svg:x2="21.155cm" svg:y2="1.985cm">
            <text:p/>
          </draw:line>
          <draw:line draw:style-name="gr15" draw:text-style-name="P1" draw:layer="layout" svg:x1="21.155cm" svg:y1="10.58cm" svg:x2="21.155cm" svg:y2="10.27cm">
            <text:p/>
          </draw:line>
          <draw:line draw:style-name="gr15" draw:text-style-name="P1" draw:layer="layout" svg:x1="24.818cm" svg:y1="10.58cm" svg:x2="24.818cm" svg:y2="10.27cm">
            <text:p/>
          </draw:line>
          <draw:line draw:style-name="gr15" draw:text-style-name="P1" draw:layer="layout" svg:x1="28.483cm" svg:y1="10.58cm" svg:x2="28.483cm" svg:y2="10.27cm">
            <text:p/>
          </draw:line>
          <draw:line draw:style-name="gr15" draw:text-style-name="P1" draw:layer="layout" svg:x1="32.151cm" svg:y1="10.58cm" svg:x2="32.151cm" svg:y2="10.27cm">
            <text:p/>
          </draw:line>
          <draw:polygon draw:style-name="gr14" draw:text-style-name="P12" draw:layer="layout" svg:width="0.355cm" svg:height="0.619cm" svg:x="20.975cm" svg:y="10.865cm" svg:viewBox="0 0 356 620" draw:points="266,422 266,406 266,394 264,378 264,368 260,356 256,342 250,332 248,324 240,316 234,308 228,300 222,294 216,288 206,284 200,278 190,276 184,276 170,272 164,272 150,272 138,272 126,272 112,272 100,276 90,276 78,278 64,282 48,284 36,292 22,294 58,6 70,6 80,6 94,6 106,6 116,12 126,12 134,12 148,12 158,12 168,12 180,12 192,12 206,12 222,6 238,6 254,6 270,4 290,4 308,0 330,0 338,4 322,74 308,76 298,76 286,76 276,76 264,76 254,80 244,80 234,80 224,80 216,80 208,80 202,80 192,80 184,76 170,76 158,76 144,76 132,74 116,74 100,70 80,236 90,234 96,230 106,230 116,228 126,224 134,224 144,220 154,220 168,220 176,220 190,220 200,220 208,224 218,224 228,228 238,230 248,234 256,236 264,240 274,246 282,252 290,256 296,262 302,268 308,276 314,282 322,292 328,298 330,308 338,314 340,320 344,330 346,340 350,348 350,356 354,364 356,374 356,384 356,394 356,404 356,422 354,442 350,458 346,474 340,490 334,506 328,518 318,534 308,548 296,560 286,570 270,582 256,588 244,598 228,604 212,612 196,614 180,618 164,620 144,620 138,620 132,620 128,620 122,618 116,618 110,618 102,614 96,614 90,612 84,612 78,608 70,604 64,604 58,602 48,598 44,596 38,592 32,588 28,586 22,582 20,580 16,576 12,572 10,570 6,564 4,560 4,556 0,554 0,550 0,548 0,544 0,540 0,538 0,534 4,532 4,528 6,528 6,524 10,522 12,522 12,518 16,516 20,516 20,512 26,512 28,508 32,508 36,508 38,508 42,508 48,508 58,512 62,516 68,518 70,522 78,524 80,528 86,534 94,540 94,544 96,548 96,550 100,550 100,554 102,556 106,556 106,560 112,566 112,570 116,570 116,572 118,572 118,576 132,580 132,582 134,582 138,582 142,582 142,586 144,586 148,586 150,586 154,586 158,586 168,586 174,582 184,582 192,580 200,572 208,570 216,564 222,556 228,548 234,538 240,528 248,518 250,508 254,500 260,486 264,474 264,460 266,448 266,436">
            <text:p/>
          </draw:polygon>
          <draw:polygon draw:style-name="gr14" draw:text-style-name="P12" draw:layer="layout" svg:width="0.291cm" svg:height="0.607cm" svg:x="24.446cm" svg:y="10.869cm" svg:viewBox="0 0 292 608" draw:points="196,484 196,490 196,492 196,496 196,502 200,506 200,508 200,512 200,516 200,518 200,522 200,524 200,528 200,532 200,534 202,534 202,538 202,540 206,544 206,548 208,550 208,554 212,556 212,560 216,560 216,564 218,564 222,564 222,566 224,566 228,566 228,570 232,570 234,570 240,572 244,572 248,572 250,572 254,572 256,572 260,572 264,576 266,576 270,576 274,576 276,576 280,576 282,576 290,576 290,580 292,582 292,586 292,588 292,592 292,596 292,598 292,602 290,604 290,608 270,608 250,608 232,608 216,608 202,604 192,604 184,604 174,604 168,604 160,604 154,604 144,604 132,604 118,604 106,604 94,608 78,608 62,608 42,608 22,608 22,604 20,604 20,602 20,598 20,596 20,592 20,588 20,586 20,582 20,580 22,580 22,576 26,576 32,576 36,576 38,576 42,576 44,576 48,576 52,572 54,572 58,572 62,572 64,572 68,572 70,572 74,572 74,570 78,570 80,570 84,566 86,566 90,566 94,564 96,564 96,560 100,560 100,556 102,556 102,554 106,554 110,550 110,548 112,544 112,540 112,538 116,538 116,534 116,532 116,528 118,524 118,522 118,518 118,516 118,512 118,508 118,506 118,500 118,496 118,492 118,490 118,484 118,160 118,156 118,150 118,148 118,138 118,134 118,128 118,124 118,122 116,118 116,116 116,112 116,108 112,108 112,106 110,106 110,102 106,102 106,100 102,100 100,100 96,100 90,102 80,102 74,106 64,106 58,108 44,112 36,116 26,122 12,124 10,122 6,118 6,116 4,116 4,112 0,108 0,106 0,102 0,100 26,86 52,74 74,60 96,52 118,42 134,32 154,22 170,12 184,6 196,0 200,0 200,4 200,10 200,16 200,28 200,38 200,52 200,64 196,80 196,96 196,116 196,138">
            <text:p/>
          </draw:polygon>
          <draw:path draw:style-name="gr14" draw:text-style-name="P12" draw:layer="layout" svg:width="0.385cm" svg:height="0.619cm" svg:x="24.856cm" svg:y="10.865cm" svg:viewBox="0 0 386 620" svg:d="M196 36h-4-2-6l-4 2h-4-2-4l-2 4-4 2h-4l-2 4-4 4-4 2v4l-2 2-4 4-2 4-4 2-6 4-4 6-2 4v6l-4 2-4 8-2 6v6l-4 6-2 4v10l-4 6v10l-4 6-2 10v8l-4 8v12 10l-2 10v12 10l-4 12v14 12 12 14 12 16 4 6 4 6 2 8 6 2 4 6 6 4 6 4 6l4 6v4 10 2 6 8l2 6v6 6l4 6v4 6l2 6v4l4 6v4l4 6v6l2 4v6l4 6v6l2 4 4 4 4 6v2l2 4 4 6v4l6 2 4 4 2 4 4 2 2 4 4 2 4 4h2l8 4h2l4 2h2 4l6 4h4 2 4 4 2v-4h4 2 4 4l2-2h4 2l4-4h4v-4l2-2h4v-4h2 4v-2l4-4h2v-4h4v-2l2-4v-2l4-4 4-4 2-2v-4l4-2v-4l4-4v-2l2-6v-4l4-6v-6-4l2-6 4-14 4-16 2-16v-16l4-22v-18l2-24v-24-26-26-20-18-16l-2-16v-16l-4-16v-14l-2-16-4-12-4-10-2-12-4-10-2-12-4-10-4-6-6-10-4-6-6-8-2-2-8-6-2-4-4-4-2-2h-8l-2-4h-6l-4-2h-4-6zM192 620l-12-2h-10l-12-4h-10l-10-6-12-4-10-6-10-6-10-6-6-6-10-10-6-10-6-10-10-10-6-12-8-10-6-16-2-12-8-14-6-12-2-16-4-12-4-14-2-16-4-16-2-16v-12-16l-4-16v-16-10-12l4-14v-10-8-14l2-10 4-8v-14l2-10v-8l4-10 4-10 2-6v-10l6-10 4-10v-6l4-6 2-10 6-6 4-10 4-6 2-6 8-6 2-8 6-6 4-6 4-4 6-6 6-2 4-8 6-6 2-2 8-4 2-6 6-4 8-2 6-4 6-4h6l6-2 8-4h2l8-2h6l6-4h4 8 4 16l12 4 14 2 12 4 14 6 12 6 10 10 12 10 10 12 10 10 12 20 14 18 10 22 8 24 8 22 6 26 6 24 4 26v30 28 12 14 16 10l-4 12v12l-2 14v10l-4 12-4 10-2 12v10l-4 10-4 10-2 8-4 8-2 8-8 10-2 10-4 6-2 6-8 8-2 6-4 6-6 6-4 6-6 4-2 6-8 4-2 6-6 6-4 4-6 2-6 4-4 4-6 2-8 4-2 2-6 4h-8l-2 4-6 2h-4-6l-4 4h-6-4-6-2z">
            <text:p/>
          </draw:path>
          <draw:polygon draw:style-name="gr14" draw:text-style-name="P12" draw:layer="layout" svg:width="0.291cm" svg:height="0.607cm" svg:x="28.111cm" svg:y="10.869cm" svg:viewBox="0 0 292 608" draw:points="200,484 200,490 200,492 200,496 202,502 202,506 202,508 202,512 202,516 202,518 202,522 202,524 202,528 202,532 206,534 206,538 206,540 208,544 208,548 208,550 212,554 212,556 216,556 216,560 218,560 218,564 222,564 224,564 224,566 228,566 232,570 234,570 238,570 240,572 244,572 248,572 250,572 254,572 256,572 260,572 264,576 266,576 270,576 274,576 276,576 280,576 282,576 286,576 290,576 290,580 290,582 290,586 292,586 292,588 292,592 292,596 290,598 290,602 290,604 290,608 286,608 266,608 250,608 234,608 222,608 206,604 196,604 186,604 176,604 170,604 164,604 158,604 148,604 134,604 122,604 110,604 96,608 80,608 64,608 44,608 22,608 22,604 20,604 20,602 20,598 20,596 20,592 20,588 20,586 20,582 20,580 22,580 22,576 26,576 32,576 36,576 38,576 44,576 48,576 52,576 52,572 54,572 58,572 62,572 64,572 68,572 70,572 74,572 78,570 80,570 84,570 86,570 86,566 90,566 94,566 96,564 100,564 100,560 102,560 102,556 106,556 106,554 110,554 110,550 112,548 112,544 116,544 116,540 118,538 118,534 118,532 118,528 122,524 122,522 122,518 122,516 122,512 122,508 122,506 122,500 122,496 122,492 122,490 122,484 122,160 122,156 122,150 122,148 122,138 122,134 122,128 122,124 122,122 118,118 118,116 118,112 118,108 116,108 116,106 112,106 112,102 110,102 110,100 106,100 102,100 100,100 90,102 84,102 78,106 68,106 62,108 48,112 36,116 26,122 12,124 10,124 10,122 6,118 6,116 4,116 4,112 0,108 0,106 0,102 0,100 26,86 54,74 80,60 100,52 122,42 142,32 158,22 170,12 186,6 200,0 202,0 202,4 202,10 202,16 202,28 202,38 202,52 202,64 202,80 200,96 200,116 200,138">
            <text:p/>
          </draw:polygon>
          <draw:polygon draw:style-name="gr14" draw:text-style-name="P12" draw:layer="layout" svg:width="0.355cm" svg:height="0.619cm" svg:x="28.539cm" svg:y="10.865cm" svg:viewBox="0 0 356 620" draw:points="266,422 266,406 266,394 264,378 264,368 260,356 256,342 250,332 248,324 240,316 238,308 228,300 222,294 216,288 206,284 200,278 186,276 180,276 168,272 160,272 148,272 134,272 122,272 110,272 100,276 86,276 74,278 62,282 48,284 36,292 22,294 58,6 68,6 80,6 90,6 102,6 112,12 122,12 134,12 144,12 154,12 164,12 176,12 190,12 206,12 222,6 238,6 254,6 270,4 290,4 308,0 330,0 338,4 322,74 308,76 298,76 286,76 276,76 264,76 254,80 244,80 234,80 224,80 218,80 208,80 202,80 190,80 180,76 168,76 154,76 142,76 128,74 112,74 96,70 78,236 86,234 94,230 102,230 112,228 122,224 132,224 142,220 154,220 164,220 174,220 186,220 200,220 208,224 218,224 228,228 238,230 248,234 256,236 264,240 274,246 282,252 290,256 296,262 302,268 308,276 314,282 322,292 328,298 330,308 338,314 340,320 344,330 346,340 346,348 350,356 354,364 354,374 356,384 356,394 356,404 356,422 354,442 350,458 346,474 340,490 334,506 328,518 318,534 308,548 296,560 282,570 270,582 256,588 244,598 228,604 212,612 200,614 176,618 160,620 142,620 134,620 128,620 126,620 118,618 112,618 106,618 100,614 94,614 86,612 80,612 74,608 68,604 62,604 54,602 48,598 44,596 38,592 32,588 28,586 22,582 20,580 16,576 12,572 10,570 6,564 4,560 4,556 0,554 0,550 0,548 0,544 0,540 0,538 4,534 4,532 4,528 6,528 6,524 10,522 12,518 16,516 20,516 22,512 26,512 28,508 32,508 36,508 38,508 42,508 48,508 52,512 58,516 64,518 68,522 74,524 80,528 84,534 90,540 90,544 94,548 96,550 96,554 100,554 100,556 102,560 110,566 110,570 112,570 116,572 116,576 118,576 128,580 128,582 132,582 134,582 138,582 138,586 142,586 144,586 148,586 150,586 154,586 164,586 170,582 180,582 190,580 200,572 208,570 216,564 222,556 228,548 234,538 240,528 248,518 250,508 256,500 260,486 264,474 264,460 266,448 266,436">
            <text:p/>
          </draw:polygon>
          <draw:polygon draw:style-name="gr14" draw:text-style-name="P12" draw:layer="layout" svg:width="0.361cm" svg:height="0.611cm" svg:x="31.739cm" svg:y="10.865cm" svg:viewBox="0 0 362 612" draw:points="12,140 12,138 12,132 12,128 12,122 16,118 16,116 20,108 20,102 22,100 26,96 28,90 32,84 36,80 36,76 42,70 44,68 48,60 52,58 54,54 62,48 64,44 70,42 74,36 80,32 86,28 94,26 96,22 106,20 112,16 118,12 126,12 132,10 138,6 148,6 154,4 160,4 170,0 176,0 184,0 192,0 200,0 206,0 212,0 216,0 224,4 228,4 234,4 240,6 248,6 254,10 256,12 264,12 270,16 274,16 280,20 286,22 292,26 296,28 302,32 306,36 312,38 314,42 322,44 324,52 328,54 330,60 334,64 340,70 344,76 346,84 346,90 350,96 354,102 354,108 356,116 360,122 360,128 360,138 360,144 360,150 360,156 360,160 360,166 360,172 360,176 360,182 356,188 356,192 354,196 354,202 354,208 350,212 350,214 346,220 344,224 344,230 340,234 338,236 334,244 330,246 328,250 324,256 322,260 318,262 314,272 312,276 308,278 308,282 306,284 302,288 298,292 296,294 292,298 290,300 282,304 280,310 276,314 270,316 266,324 260,330 160,426 144,442 142,444 138,444 138,448 134,452 132,454 132,458 128,460 126,464 122,468 118,470 116,474 112,480 110,484 106,486 106,492 102,496 100,500 96,502 96,508 94,512 94,516 90,522 90,524 90,528 86,532 86,534 86,538 86,540 86,544 264,544 270,544 274,544 280,544 282,540 286,540 292,538 296,534 298,532 302,528 306,524 308,518 312,516 314,508 314,502 322,492 322,486 324,480 328,470 330,460 334,448 338,448 340,448 344,448 346,448 350,452 354,452 356,452 360,452 360,454 362,454 362,460 362,464 362,470 360,480 360,486 360,492 360,500 356,508 356,518 354,528 354,538 350,544 350,554 350,564 346,572 346,580 344,588 344,596 340,604 340,612 330,612 322,612 312,612 306,612 296,608 290,608 282,608 274,608 266,608 260,608 86,608 0,612 0,602 0,592 0,582 4,572 10,564 12,556 12,548 16,538 22,528 26,518 32,508 36,502 42,490 52,480 58,470 70,458 80,444 90,432 102,420 116,406 190,332 200,326 208,316 216,308 222,298 228,292 234,282 238,272 244,262 250,252 254,246 256,236 260,228 264,218 266,212 266,202 270,192 270,186 270,172 274,166 274,154 274,148 274,140 270,134 270,132 270,122 270,118 270,112 266,106 266,102 264,96 264,92 260,86 256,84 256,76 254,74 250,70 250,68 248,64 244,60 244,58 238,58 238,54 234,52 232,52 228,48 224,44 222,44 222,42 218,42 216,42 212,38 208,38 206,38 202,38 202,36 196,36 192,36 190,36 186,36 176,36 168,36 158,36 150,38 142,38 134,42 128,44 122,44 116,52 112,54 106,58 102,60 100,64 96,70 94,74 90,76 90,84 90,86 86,90 86,96 86,100 90,100 90,102 90,106 90,108 94,112 94,116 94,118 96,118 96,122 96,124 96,128 96,132 100,134 100,138 100,140 100,144 100,148 96,150 96,154 94,156 90,160 90,164 86,166 84,166 80,170 78,172 74,172 70,176 68,176 64,176 62,180 58,180 54,180 52,180 48,180 44,180 42,180 38,180 38,176 36,176 32,172 28,172 26,170 22,170 22,166 20,164 20,160 16,160 16,156 12,154 12,150 12,148 12,144">
            <text:p/>
          </draw:polygon>
          <draw:path draw:style-name="gr14" draw:text-style-name="P12" draw:layer="layout" svg:width="0.385cm" svg:height="0.619cm" svg:x="32.189cm" svg:y="10.865cm" svg:viewBox="0 0 386 620" svg:d="M196 36h-4-2-4-2l-4 2h-4-2-4l-2 4h-4v2h-4l-2 4-4 4-4 2-2 4-4 2v4l-2 4-4 2-4 4-2 6-4 4-2 6v2l-4 8-4 6-2 6v6l-4 4-2 10v6l-4 10v6l-4 10v8l-2 8v12l-4 10v10 12l-2 10v12 14 12l-4 12v14 12 16 4 6 4 6 2 8 6 2l4 4v6 6 4 6 4 6 6 4l2 10v2 6 8 6l4 6v6l2 6v4 6l4 6v4l4 6v4 6l2 6v4l4 6 2 6v6l4 4 4 4v6l2 2 4 4v6l2 4 4 2 4 4 2 4 4 2 2 4 4 2 4 4h2l4 4h4l6 2h2 4l6 4h4 2 4 4 2v-4h4 2 4 4l2-2h4 2v-4h4 4v-4l2-2 4-4h2 4v-2l4-4 2-4h4v-2l2-4 4-2v-4l4-4v-2l2-4v-2l4-4v-4l4-2v-6l2-4 4-6v-6l2-4v-6l4-14 4-16v-16l2-16 4-22v-18l2-24v-24-26-26-20-18-16l-2-16v-16l-4-16v-14l-2-16-4-12-4-10-2-12-4-10-2-12-4-10-6-6-4-10-6-6-4-8-2-2-8-6-2-4-4-4-6-2h-4l-2-4h-6l-4-2h-6-4zM192 620l-12-2h-10l-10-4h-12l-10-6-10-4-10-6-8-6-10-6-10-6-6-10-6-10-10-10-6-10-8-12-6-10-6-16-6-12-4-14-4-12-6-16-2-12-4-14-4-16-2-16v-16l-6-12v-16-16l-4-16 4-10v-12-14-10-8l6-14v-10-8l2-14v-10l4-8 4-10 2-10 4-6 2-10v-10l4-10 4-6 2-6 6-10 4-6 4-10 2-6 4-6 6-6 4-8 2-6 8-6 2-4 6-6 4-2 6-8 6-6 4-2 6-4 4-6 6-4 6-2 4-4 6-4h6l6-2 4-4h6l8-2h6l6-4h6 4 6 16l12 4 14 2 12 4 14 6 12 6 10 10 12 10 10 12 10 10 12 20 14 18 10 22 8 24 8 22 6 26 4 24 2 26 4 30v28 12 14 16l-4 10v12 12l-2 14v10l-4 12-4 10-2 12-4 10-4 10v10l-2 8-4 8-6 8-4 10-2 10-4 6-2 6-8 8-2 6-4 6-6 6-4 6-6 4-2 6-8 4-6 6-2 6-8 4-2 2-6 4-8 4-2 2-8 4-2 2-6 4h-4l-6 4-6 2h-4-6l-6 4h-4-4-6-6z">
            <text:p/>
          </draw:path>
          <draw:polygon draw:style-name="gr16" draw:text-style-name="P2" draw:layer="layout" svg:width="1.404cm" svg:height="0.461cm" svg:x="10.285cm" svg:y="13.602cm" svg:viewBox="0 0 1405 462" draw:points="0,462 1405,462 1405,0 0,0">
            <text:p/>
          </draw:polygon>
          <draw:polygon draw:style-name="gr17" draw:text-style-name="P3" draw:layer="layout" svg:width="1.402cm" svg:height="0.461cm" svg:x="11.687cm" svg:y="13.602cm" svg:viewBox="0 0 1403 462" draw:points="0,462 1403,462 1403,0 0,0">
            <text:p/>
          </draw:polygon>
          <draw:polygon draw:style-name="gr18" draw:text-style-name="P4" draw:layer="layout" svg:width="1.402cm" svg:height="0.461cm" svg:x="13.088cm" svg:y="13.602cm" svg:viewBox="0 0 1403 462" draw:points="0,462 1403,462 1403,0 0,0">
            <text:p/>
          </draw:polygon>
          <draw:polygon draw:style-name="gr19" draw:text-style-name="P5" draw:layer="layout" svg:width="1.402cm" svg:height="0.461cm" svg:x="14.484cm" svg:y="13.602cm" svg:viewBox="0 0 1403 462" draw:points="0,462 1403,462 1403,0 0,0">
            <text:p/>
          </draw:polygon>
          <draw:polygon draw:style-name="gr20" draw:text-style-name="P6" draw:layer="layout" svg:width="1.404cm" svg:height="0.461cm" svg:x="15.885cm" svg:y="13.602cm" svg:viewBox="0 0 1405 462" draw:points="0,462 1405,462 1405,0 0,0">
            <text:p/>
          </draw:polygon>
          <draw:polygon draw:style-name="gr21" draw:text-style-name="P7" draw:layer="layout" svg:width="1.402cm" svg:height="0.461cm" svg:x="17.287cm" svg:y="13.602cm" svg:viewBox="0 0 1403 462" draw:points="0,462 1403,462 1403,0 0,0">
            <text:p/>
          </draw:polygon>
          <draw:polygon draw:style-name="gr22" draw:text-style-name="P8" draw:layer="layout" svg:width="1.402cm" svg:height="0.461cm" svg:x="18.688cm" svg:y="13.602cm" svg:viewBox="0 0 1403 462" draw:points="0,462 1403,462 1403,0 0,0">
            <text:p/>
          </draw:polygon>
          <draw:polygon draw:style-name="gr23" draw:text-style-name="P9" draw:layer="layout" svg:width="1.402cm" svg:height="0.461cm" svg:x="20.088cm" svg:y="13.602cm" svg:viewBox="0 0 1403 462" draw:points="0,462 1403,462 1403,0 0,0">
            <text:p/>
          </draw:polygon>
          <draw:polygon draw:style-name="gr24" draw:text-style-name="P10" draw:layer="layout" svg:width="1.402cm" svg:height="0.461cm" svg:x="21.485cm" svg:y="13.602cm" svg:viewBox="0 0 1403 462" draw:points="0,462 1403,462 1403,0 0,0">
            <text:p/>
          </draw:polygon>
          <draw:polygon draw:style-name="gr25" draw:text-style-name="P11" draw:layer="layout" svg:width="1.404cm" svg:height="0.461cm" svg:x="22.885cm" svg:y="13.602cm" svg:viewBox="0 0 1405 462" draw:points="0,462 1405,462 1405,0 0,0">
            <text:p/>
          </draw:polygon>
          <draw:polygon draw:style-name="gr26" draw:text-style-name="P1" draw:layer="layout" svg:width="14.004cm" svg:height="0.461cm" svg:x="10.285cm" svg:y="13.602cm" svg:viewBox="0 0 14005 462" draw:points="0,462 14005,462 14005,0 0,0">
            <text:p/>
          </draw:polygon>
          <draw:path draw:style-name="gr27" draw:text-style-name="P13" draw:layer="layout" svg:width="0.279cm" svg:height="0.443cm" svg:x="11.297cm" svg:y="14.535cm" svg:viewBox="0 0 280 444" svg:d="M142 26h-2-2-2-4-2l-2 2h-2l-2 2h-2-4l-2 2-2 2-2 2-2 4h-2l-4 2-2 4-2 2v2l-2 2-2 6-2 2-4 4-2 2v6l-2 4-2 4v2l-2 8v4l-2 4-4 6v6l-2 8v4l-2 10v4l-2 8v8 10l-2 6v10 8 10 8l-2 10v10 8 6 4 2 4 6 2 2l2 4v4 4 2 6 6 2 4 4 6l2 2v4 4 6 4l2 4v6 2l2 4v4 6l2 2v4l4 2v4l2 4v4l2 4 2 2v4l2 4v2l2 4 4 2 2 4v4l2 2 2 2 2 2 2 2 4 4 2 2 2 2 2 2h2l2 2h4l4 2h2 2 2 6l2 4h2v-4h2 2 4 2 2 2v-2h2 2v-2h4 2l2-2h2l2-2 2-2v-4h4l2-2 2-2 2-2 2-2v-2l2-2v-4l4-2 2-2v-2l2-2 2-2v-6-2l2-2v-4l2-2v-4l4-4 2-8 2-12 2-12v-12l2-14v-16l2-18v-18-18-22-10-14-12l-2-12v-12l-2-10v-10l-2-8-2-12-2-10-4-6-2-10-2-6-2-8-4-4-4-8-4-4-2-4-2-4-6-4-2-2-2-2h-4l-2-2-4-2h-4l-2-2h-4-4zM140 444h-10-6l-10-2-6-2-8-2-10-4-4-4-6-4-8-4-6-8-6-4-6-8-8-6-4-8-4-6-6-10-4-8-2-10-6-8-4-10-2-10-2-10-2-12-4-10-2-10-2-12v-12l-2-12v-10-12-8-8-8l2-8v-8-8l2-8v-6l2-8 4-8v-8l2-6 2-8v-6l2-4 2-8 2-6 4-6 2-6 2-4 2-6 4-4 4-6 2-6 2-4 4-4 2-6 6-2 4-4 4-4 4-6 4-2 2-2 4-4 6-2 2-6 4-2 2-2 6-2 4-2h4l6-4 2-2h4l6-2h4 4l2-2h6 4 12l10 2 8 2 10 2 10 6 8 4 8 8 6 6 10 6 6 10 10 14 10 14 6 16 8 16 4 16 4 16 4 20 2 20 2 20v20 10 12 6 10l-2 8v12l-2 10-4 6v10l-2 6-2 10-2 6-2 8v6l-6 8-2 4-2 6-2 6-2 6-2 4-6 6-2 4-2 4-2 6-6 4-2 4-4 2-2 6-6 4-4 2-2 2-4 6-6 2-2 2-4 2-2 2-6 2-2 2-4 4h-6l-2 2-4 2h-2-6l-4 2h-2-2-6-4z">
            <text:p/>
          </draw:path>
          <draw:polygon draw:style-name="gr27" draw:text-style-name="P13" draw:layer="layout" svg:width="0.079cm" svg:height="0.075cm" svg:x="11.647cm" svg:y="14.903cm" svg:viewBox="0 0 80 76" draw:points="12,64 10,64 6,62 4,60 4,56 2,52 2,50 2,48 0,46 0,42 0,40 0,36 0,32 2,30 2,28 2,26 4,24 4,20 6,18 10,14 12,12 14,6 16,6 18,4 20,2 24,2 28,0 30,0 32,0 34,0 40,0 42,0 44,0 46,0 48,0 54,2 56,2 58,4 60,6 66,6 68,12 70,14 72,18 74,20 74,24 76,26 76,28 76,30 80,32 80,36 80,40 80,42 80,46 76,48 76,50 76,52 74,56 74,60 72,62 70,64 68,64 66,70 60,70 58,72 56,74 54,74 48,76 46,76 44,76 42,76 40,76 34,76 32,76 30,76 28,76 24,74 20,74 18,72 16,70 14,70">
            <text:p/>
          </draw:polygon>
          <draw:polygon draw:style-name="gr27" draw:text-style-name="P13" draw:layer="layout" svg:width="0.211cm" svg:height="0.437cm" svg:x="11.829cm" svg:y="14.537cm" svg:viewBox="0 0 212 438" draw:points="144,346 144,350 144,352 144,354 144,356 144,358 144,364 144,368 144,370 144,372 150,376 150,378 150,380 150,382 150,384 150,386 152,388 152,392 152,394 154,394 154,396 156,396 156,398 156,400 158,400 158,402 160,402 160,404 164,404 164,408 166,408 168,408 170,410 172,410 174,410 178,410 178,412 180,412 182,412 184,412 186,412 188,412 192,412 194,412 198,414 200,414 202,414 206,414 208,414 210,414 212,414 212,416 212,418 212,422 212,424 212,426 212,428 212,430 212,432 212,434 210,438 196,438 184,438 172,438 160,438 152,438 142,438 132,438 128,438 124,434 118,434 112,434 104,438 98,438 88,438 80,438 68,438 58,438 44,438 32,438 18,438 16,434 16,432 16,430 16,428 16,426 16,424 16,422 16,418 16,416 16,414 18,414 20,414 24,414 28,414 30,414 32,412 34,412 38,412 40,412 42,412 44,412 46,412 48,412 52,412 54,410 56,410 58,410 60,410 62,410 62,408 66,408 68,408 68,404 70,404 72,402 74,402 74,400 76,398 76,396 80,396 80,394 82,394 82,392 84,388 84,386 84,384 86,384 86,382 86,380 86,378 86,376 86,372 88,372 88,370 88,368 88,364 88,358 88,356 88,354 88,352 88,350 88,346 88,112 88,108 88,106 88,102 88,98 88,94 88,92 86,90 86,88 86,86 86,82 86,80 84,78 82,76 82,74 80,74 76,74 76,72 74,72 70,74 66,74 60,74 56,76 48,76 42,78 34,80 28,82 18,88 12,90 10,90 6,88 6,86 4,86 4,82 2,80 2,78 2,76 0,74 0,72 20,62 40,52 56,44 72,36 86,30 100,24 112,16 124,10 132,4 142,0 144,0 150,0 150,2 150,6 150,14 144,18 144,28 144,36 144,46 144,58 144,72 144,82 144,98">
            <text:p/>
          </draw:polygon>
          <draw:path draw:style-name="gr27" draw:text-style-name="P13" draw:layer="layout" svg:width="0.279cm" svg:height="0.443cm" svg:x="12.697cm" svg:y="14.535cm" svg:viewBox="0 0 280 444" svg:d="M142 26h-2-2-2-4-4v2h-2l-2 2h-2-4v2h-2l-2 2-2 2-2 4h-2l-4 2v4l-4 2v2l-2 2-2 6-2 2-4 4v2l-2 6-2 4-2 4v2l-2 8-2 4v4l-4 6v6l-2 8v4l-2 10v4l-2 8v8 10l-2 6v10 8 10l-2 8v10 10 8 6 4 2 4 6 2 2 4 4l2 4v2 6 6 2 4 4 6l2 2v4 4 6 4l2 4v6 2l2 4v4l2 6v2 4l4 2v4l2 4v4l2 4 2 2v4l2 4 2 2v4l4 2 2 4v4l2 2 2 2 2 2 2 2 4 4 2 2 2 2 2 2h2l2 2h4l4 2h2 2 6 2l2 4h2v-4h2 2 4 2 2 2v-2h2 2l4-2h2l2-2h2v-2h2l2-2 4-4 2-2 2-2v-2h2l2-2v-2l2-2 4-4v-2l2-2v-2l2-2v-2l2-6v-2l2-2v-4l2-2v-4l4-4 2-8 2-12v-12l2-12 2-14v-16-18l2-18v-18-22-10-14l-2-12v-12-12l-2-10v-10l-2-8-2-12-2-10-4-6-2-10-2-6-4-8-2-4-4-8-4-4-2-4-2-4-6-4-2-2-2-2h-4l-2-2-6-2h-2l-2-2h-4-4zM140 444h-10-6l-10-2-6-2-8-2-6-4-8-4-6-4-8-4-6-8-6-4-6-8-6-6-4-8-4-6-6-10-6-8-4-10-4-8-4-10-2-10-2-10-2-12-4-10-2-10v-12l-2-12-2-12v-10-12-8-8-8l2-8v-8l2-8v-8-6l2-8v-8l4-8 2-6 2-8v-6l2-4 2-8 2-6 4-6 2-6 2-4 6-6 4-4 2-6 2-6 2-4 4-4 4-6 4-2 2-4 4-4 4-6 4-2 2-2 4-4 6-2 2-6 4-2 6-2 2-2 4-2h4l6-4 2-2h4l6-2h4 2l8-2h2 4 12l10 2 8 2 10 2 10 6 6 4 10 8 6 6 10 6 6 10 10 14 10 14 6 16 8 16 4 16 4 16 4 20 2 20 2 20v20 10 12 6l-2 10v8 12l-2 10v6l-4 10-2 6-2 10-2 6-2 8v6l-2 8-6 4-2 6-2 6-2 6-2 4-6 6-2 4-2 4-2 6-6 4-2 4-4 2-2 6-6 4-4 2-2 2-4 6-6 2-2 2-4 2-2 2-6 2-4 2-2 4h-6l-2 2-4 2h-2-6l-4 2h-2-2-6-4z">
            <text:p/>
          </draw:path>
          <draw:polygon draw:style-name="gr27" draw:text-style-name="P13" draw:layer="layout" svg:width="0.079cm" svg:height="0.075cm" svg:x="13.048cm" svg:y="14.903cm" svg:viewBox="0 0 80 76" draw:points="12,64 10,64 6,62 6,60 4,56 2,52 2,50 0,48 0,46 0,42 0,40 0,36 0,32 0,30 2,28 2,26 4,24 6,20 6,18 10,14 12,12 14,6 16,6 18,4 20,2 24,2 26,0 30,0 32,0 34,0 42,0 44,0 46,0 52,0 54,0 56,2 58,2 60,4 62,6 66,6 68,12 70,14 72,18 74,20 74,24 76,26 76,28 80,30 80,32 80,36 80,40 80,42 80,46 80,48 76,50 76,52 74,56 74,60 72,62 70,64 68,64 66,70 62,70 60,72 58,74 56,74 54,76 52,76 46,76 44,76 42,76 34,76 32,76 30,76 26,76 24,74 20,74 18,72 16,70 14,70">
            <text:p/>
          </draw:polygon>
          <draw:polygon draw:style-name="gr27" draw:text-style-name="P13" draw:layer="layout" svg:width="0.263cm" svg:height="0.439cm" svg:x="13.204cm" svg:y="14.535cm" svg:viewBox="0 0 264 440" draw:points="6,102 6,98 6,94 6,92 6,88 10,86 10,80 12,78 12,76 14,72 14,66 16,64 18,62 20,58 24,52 26,50 28,48 30,44 34,42 38,36 42,34 44,32 48,30 52,26 56,24 58,20 62,18 68,16 72,14 76,12 82,10 86,10 94,6 98,4 102,4 110,2 114,2 118,2 126,0 132,0 140,0 142,0 150,0 152,0 156,2 160,2 166,2 170,4 174,4 180,4 182,6 186,6 192,10 196,12 198,12 202,14 208,16 210,18 214,20 220,24 222,26 224,28 228,30 230,34 236,36 238,40 240,44 242,48 244,50 248,56 250,60 252,64 254,70 256,74 256,78 258,82 258,88 258,92 262,96 262,104 262,108 262,112 262,118 262,120 258,124 258,128 258,132 258,134 256,138 256,142 256,144 254,148 254,152 252,154 252,158 250,162 248,164 244,168 242,170 242,174 240,178 238,180 236,184 234,186 230,188 228,190 226,194 224,198 222,200 220,202 220,204 214,208 212,210 210,212 208,214 206,216 202,220 198,224 196,228 194,230 188,232 112,304 102,312 100,316 98,318 98,320 96,322 94,324 94,326 90,330 86,332 86,334 84,336 82,340 80,342 76,346 74,348 72,352 70,354 70,356 68,358 68,364 66,366 62,370 62,372 62,378 60,380 60,382 60,384 58,386 58,388 58,392 192,392 194,392 198,392 200,392 206,388 208,388 210,386 214,384 216,382 220,380 222,378 224,372 226,370 226,364 228,358 230,354 234,348 236,340 238,334 240,330 240,322 242,320 244,320 248,320 250,320 250,322 252,322 254,322 256,322 258,322 258,324 262,324 264,324 264,330 262,332 262,336 262,340 262,346 258,352 258,356 258,364 256,372 256,378 256,386 254,392 254,398 252,404 252,412 250,416 250,424 248,428 248,434 244,440 238,440 234,440 226,440 222,440 214,440 210,440 202,440 198,440 194,438 188,438 58,438 0,440 0,432 0,426 0,418 2,412 2,404 4,400 6,394 10,386 12,380 16,372 18,366 24,358 28,352 34,342 40,334 46,326 56,318 62,308 72,300 82,290 138,238 144,230 150,226 156,218 160,212 166,208 170,200 172,194 178,188 180,182 184,174 186,170 188,164 192,158 192,152 194,144 196,138 196,132 196,124 196,118 196,110 196,106 196,102 196,96 196,92 196,90 196,86 194,80 194,76 194,74 192,70 192,66 188,62 186,60 186,56 184,52 182,50 182,48 180,46 178,44 174,42 172,42 170,40 170,36 168,36 166,34 164,32 160,32 158,32 156,30 154,30 154,28 152,28 150,28 146,26 144,26 142,26 140,26 138,26 136,26 124,26 118,26 112,26 108,28 100,28 96,30 90,32 86,34 82,36 80,40 74,42 72,44 70,46 68,50 66,52 62,56 62,60 60,62 60,64 60,70 60,72 60,74 62,76 62,78 62,80 66,80 66,82 66,86 68,88 68,90 68,92 68,94 68,96 68,98 70,102 68,104 68,106 68,108 66,110 66,112 62,116 60,118 58,120 56,120 54,122 52,124 48,126 44,126 44,128 42,128 40,128 38,128 34,128 32,128 30,128 28,128 26,128 24,126 20,126 20,124 18,124 16,122 14,122 12,120 12,118 10,116 10,112 6,110 6,108 6,106 6,104">
            <text:p/>
          </draw:polygon>
          <draw:path draw:style-name="gr27" draw:text-style-name="P13" draw:layer="layout" svg:width="0.279cm" svg:height="0.443cm" svg:x="14.098cm" svg:y="14.535cm" svg:viewBox="0 0 280 444" svg:d="M142 26h-2-2-2-4-2l-2 2h-2l-2 2h-2-4v2h-2l-2 2-2 2-2 4h-2l-4 2v4l-2 2-4 2v2l-2 6-2 2-4 4v2l-2 6-2 4-2 4v2l-2 8-2 4v4l-4 6v6l-2 8v4l-2 10v4l-2 8v8l-2 10v6 10 8 10l-2 8v10 10 8 6 4 2 4 6 2 2 4 4 4l2 2v6 6 2 4 4 6l2 2v4 4 6 4l2 4v6l2 2v4 4l2 6v2 4l4 2v4l2 4v4l2 4v2l2 4 2 4 2 2v4l4 2v4l2 4 2 2 2 2 2 2 2 2 4 4 2 2 2 2 2 2h2l2 2h4l4 2h2 2 2 6l2 4h2l2-4h2 4 2 2l2-2h2 2l4-2h2v-2h2 2l2-2 2-2 4-4 2-2 2-2v-2h2l2-2v-2l2-2 4-4v-2l2-2v-2l2-2v-2l2-6 2-2v-2l2-4v-2-4l4-4 2-8 2-12v-12l2-12 2-14v-16l2-18v-18-18-22-10-14-12l-2-12v-12l-2-10-2-10v-8l-2-12-2-10-4-6-2-10-2-6-4-8-2-4-4-8-2-4-4-4-2-4-6-4-2-2-2-2h-4l-2-2-4-2h-4l-2-2h-4-4zM140 444h-10-6l-10-2-6-2-8-2-6-4-8-4-6-4-8-4-6-8-6-4-6-8-6-6-4-8-4-6-6-10-4-8-4-10-2-8-6-10-2-10-2-10-2-12-6-10-2-10-2-12v-12-12l-2-10v-12-8-8l2-8v-8-8-8l2-8v-6l2-8v-8l6-8 2-6v-8l4-6v-4l2-8 4-6 2-6 2-6 2-4 4-6 4-4 2-6 2-6 4-4 2-4 4-6 4-2 2-4 4-4 4-6 4-2 2-2 4-4 6-2 2-6 4-2 6-2 2-2 4-2h4l6-4 2-2h4l6-2h4 4l2-2h6 4 10l12 2 8 2 10 2 10 6 8 4 8 8 8 6 8 6 6 10 10 14 10 14 6 16 6 16 6 16 4 16 4 20 2 20 2 20v20 10 12 6l-2 10v8 12l-2 10v6l-4 10-2 6-2 10-2 6-2 8-2 6v8l-4 4-4 6-2 6-2 6-2 4-4 6-4 4-2 4-2 6-6 4-2 4-4 2-2 6-6 4-2 2-4 2-4 6-4 2-4 2-4 2-2 2-6 2-4 2-2 4h-6l-2 2-4 2h-2-6l-2 2h-4-4-4-2z">
            <text:p/>
          </draw:path>
          <draw:polygon draw:style-name="gr27" draw:text-style-name="P13" draw:layer="layout" svg:width="0.079cm" svg:height="0.075cm" svg:x="14.448cm" svg:y="14.903cm" svg:viewBox="0 0 80 76" draw:points="12,64 10,64 6,62 6,60 4,56 2,52 2,50 0,48 0,46 0,42 0,40 0,36 0,32 0,30 2,28 2,26 4,24 6,20 6,18 10,14 12,12 14,6 16,6 18,4 20,2 24,2 26,0 30,0 32,0 34,0 38,0 42,0 44,0 46,0 52,0 54,2 56,2 60,4 62,6 66,6 68,12 70,14 72,18 72,20 74,24 76,26 76,28 80,30 80,32 80,36 80,40 80,42 80,46 80,48 76,50 76,52 74,56 72,60 72,62 70,64 68,64 66,70 62,70 60,72 56,74 54,74 52,76 46,76 44,76 42,76 38,76 34,76 32,76 30,76 26,76 24,74 20,74 18,72 16,70 14,70">
            <text:p/>
          </draw:polygon>
          <draw:polygon draw:style-name="gr27" draw:text-style-name="P13" draw:layer="layout" svg:width="0.269cm" svg:height="0.443cm" svg:x="14.596cm" svg:y="14.535cm" svg:viewBox="0 0 270 444" draw:points="126,26 124,26 122,26 118,26 116,26 114,26 112,26 110,28 108,28 104,28 102,30 100,30 98,30 96,32 94,32 90,32 88,34 86,34 84,36 82,36 80,40 76,40 74,42 72,44 70,46 70,48 68,50 66,50 62,52 62,56 60,60 60,62 60,64 58,66 58,70 58,74 58,76 58,78 58,88 56,92 56,98 54,104 52,108 46,110 44,112 40,116 34,118 30,118 28,118 26,118 24,116 20,116 18,116 16,116 16,112 12,110 10,108 6,106 4,104 4,102 4,98 2,96 2,94 2,92 2,90 2,88 2,86 4,82 4,80 4,78 6,76 6,74 6,72 10,70 10,66 12,64 12,62 16,60 16,58 18,56 18,52 20,50 24,48 26,46 28,44 30,42 32,40 32,36 34,34 38,34 40,32 42,30 44,28 48,26 52,24 54,24 56,20 58,18 60,18 66,16 68,14 72,12 74,12 80,10 84,10 86,6 90,6 94,4 100,4 102,4 108,2 112,2 116,2 122,2 128,0 130,0 138,0 142,0 152,0 160,2 170,2 180,4 186,6 196,10 202,14 210,18 214,24 222,28 226,32 228,36 234,42 236,48 238,52 240,60 242,64 242,72 242,78 242,86 242,90 242,96 242,102 240,108 240,112 238,118 236,122 234,128 230,134 226,138 224,142 220,148 214,150 210,154 202,158 198,164 192,168 184,172 174,174 168,180 172,182 174,182 178,184 182,184 186,184 188,186 192,186 196,188 198,188 202,190 206,190 210,194 212,196 214,198 220,200 222,200 226,202 228,204 230,208 234,212 238,214 240,216 242,218 248,220 250,226 252,228 254,232 256,238 258,242 262,244 262,248 264,254 266,258 266,262 268,266 268,272 270,278 270,286 270,290 270,296 270,304 270,312 268,322 266,332 266,338 262,348 258,354 256,362 252,368 248,376 242,382 238,388 230,396 226,400 222,404 214,412 208,416 200,422 196,426 186,428 180,430 172,434 166,438 156,440 150,442 142,442 132,444 124,444 116,444 108,444 102,444 98,444 94,444 88,444 84,444 80,442 74,442 70,442 66,440 60,440 56,438 52,438 46,434 42,432 38,432 34,430 30,428 28,426 24,426 18,424 16,418 12,416 10,414 6,412 4,410 2,408 2,404 2,402 0,400 0,398 0,396 0,394 2,392 2,388 4,386 6,384 10,382 12,380 16,378 18,378 20,376 24,376 26,372 28,372 30,372 32,372 38,372 40,372 44,376 46,376 48,378 54,380 56,382 58,384 60,386 66,392 68,396 70,398 70,400 72,400 72,402 74,404 74,408 76,408 76,410 80,410 80,412 86,414 88,414 88,416 90,416 94,416 94,418 96,418 98,418 100,418 102,418 104,418 108,418 110,418 112,418 114,422 116,422 118,422 122,418 124,418 126,418 128,418 130,418 132,418 136,418 138,416 140,416 142,416 144,414 146,414 150,412 152,412 154,410 156,410 158,408 160,404 164,404 168,402 170,400 172,398 172,396 174,396 178,392 180,388 182,386 184,384 186,382 188,380 188,376 192,372 194,370 196,366 196,362 198,358 200,354 200,350 202,346 202,340 202,336 206,332 206,326 206,322 206,318 206,310 206,306 206,288 202,272 198,258 192,244 182,234 172,226 160,218 144,216 130,212 112,212 108,212 102,212 100,212 96,212 90,212 88,212 86,212 82,212 80,214 76,214 72,190 80,188 84,188 88,186 94,186 98,184 102,184 108,182 112,180 116,178 122,174 126,172 130,170 132,168 138,166 142,164 144,162 146,158 152,156 154,152 156,150 158,148 164,142 166,140 168,138 170,134 172,132 172,128 174,124 178,122 180,120 182,116 182,112 184,110 184,106 184,104 186,102 186,96 186,94 186,92 186,90 186,82 186,78 186,72 184,66 182,62 182,56 178,52 174,48 172,44 170,42 166,36 164,34 158,32 154,30 150,30 146,28 142,26 136,26 130,26">
            <text:p/>
          </draw:polygon>
          <draw:path draw:style-name="gr27" draw:text-style-name="P13" draw:layer="layout" svg:width="0.279cm" svg:height="0.443cm" svg:x="15.497cm" svg:y="14.535cm" svg:viewBox="0 0 280 444" svg:d="M140 26h-2-2-4-2-2l-2 2h-2l-2 2h-4-2v2h-2l-2 2-2 2-2 4h-4l-2 2-2 4v2l-2 2-2 2-2 6-4 2-2 4-2 2v6l-2 4-2 4-2 2v8l-4 4v4l-2 6v6l-2 8v4l-2 10v4l-2 8v8l-2 10v6 10 8l-4 10v8 10 10 8 6 4 2 4 6 2 2 4 4 4 2l4 6v6 2 4 4 6 2l2 4v4 6l2 4v4 6 2l2 4v4 6l2 2v4l2 2v4l4 4v4l2 4 2 2v4l2 4v2l2 4 2 2v4l4 4 2 2 2 2 2 2 2 2 2 4 4 2 2 2 2 2h2l2 2h2l4 2h4 2 2 6l2 4h2l2-4h2 2 4 2 2v-2h2 2v-2h2 4v-2h2 2l2-2 2-2v-4h2l4-2 2-2 2-2 2-2v-2l2-2 2-4v-2l4-2v-2l2-2 2-2v-6l2-2v-2l2-4v-2-4l2-4 4-8 2-12 2-12v-12l2-14v-16l2-18v-18-18-22-10-14-12l-2-12v-12l-2-10v-10l-2-8-2-12-4-10-2-6-2-10-2-6-4-8-4-4-2-8-2-4-4-4-6-4-2-4-2-2-2-2h-4l-4-2-2-2h-4l-2-2h-6-2zM138 444h-10-6l-10-2-8-2-6-2-8-4-6-4-8-4-6-4-8-8-4-4-6-8-6-6-4-8-4-6-6-10-4-8-4-10-4-8-4-10-2-10-2-10-2-12-4-10-2-10-2-12v-12-12l-2-10v-12-8-8l2-8v-8-8-8l2-8v-6l2-8v-8l4-8 2-6 2-8v-6l2-4 2-8 2-6 4-6 2-6 2-4 4-6 2-4 4-6 2-6 4-4 2-4 2-6 6-2 2-4 4-4 2-6 6-2 2-2 4-4 2-2 6-6 4-2 4-2 4-2 4-2h4l2-4 8-2h2l4-2h6 4l2-2h6 4 10l10 2 10 2 10 2 8 6 10 4 8 8 8 6 8 6 6 10 10 14 6 14 10 16 4 16 10 16 4 16 4 20 2 20 2 20v20 10 12 6l-2 10v8 12l-2 10-4 6v10l-2 6-2 10-2 6-2 8-6 6-2 8-2 4-2 6-2 6-2 6-4 4-2 6-4 4-2 4-6 6-2 4-2 4-4 2-2 6-6 4-2 2-4 2-6 6-2 2-4 2-4 2-4 2-4 2-2 2-4 4h-6l-2 2-4 2h-2-6l-2 2h-4-6-2-4z">
            <text:p/>
          </draw:path>
          <draw:polygon draw:style-name="gr27" draw:text-style-name="P13" draw:layer="layout" svg:width="0.081cm" svg:height="0.075cm" svg:x="15.847cm" svg:y="14.903cm" svg:viewBox="0 0 82 76" draw:points="14,64 12,64 10,62 10,60 6,56 4,52 4,50 4,48 0,46 0,42 0,40 0,36 0,32 4,30 4,28 4,26 6,24 10,20 10,18 12,14 14,12 16,6 18,6 20,4 24,2 26,2 28,0 32,0 34,0 38,0 40,0 44,0 46,0 48,0 54,0 56,2 58,2 60,4 62,6 66,6 68,12 70,14 72,18 74,20 74,24 76,26 76,28 82,30 82,32 82,36 82,40 82,42 82,46 82,48 76,50 76,52 74,56 74,60 72,62 70,64 68,64 66,70 62,70 60,72 58,74 56,74 54,76 48,76 46,76 44,76 40,76 38,76 34,76 32,76 28,76 26,74 24,74 20,72 18,70 16,70">
            <text:p/>
          </draw:polygon>
          <draw:path draw:style-name="gr27" draw:text-style-name="P13" draw:layer="layout" svg:width="0.305cm" svg:height="0.439cm" svg:x="15.985cm" svg:y="14.535cm" svg:viewBox="0 0 306 440" svg:d="M180 74l-12 16-12 16-14 18-14 18-14 22-14 20-14 24-16 22-16 24-16 26h142zM294 280h2 2 2l4 4v2l2 2v2 2 2l-2 2v4l-4 2-2 2v2l-2 2-2 2h-2l-2 2h-4-2-50v70 2h2v2 2 4 2 2 2 2h2v2 2h2v4h2v2h2 4l2 2h2 2v2h2 2 4 2 2 2 2 2l4 2h2 2 2 2l2 2v4 2l4 2v2 2l-4 2v2 4h-2v2h-8-10-10-6-8-8-8-6l-8-2h-6-8l-6 2h-10-10-6-10-10-8-12-8-2v-2-4-2l-2-2v-2-2l2-2v-2-4-2h2 6l6-2h8 4 4l6-2h2 2 2l6-2h2l2-6 2-2 2-2 2-2 4-2v-4l2-4v-4-2-70h-152-2-6l-4-2-2-2-2-2-6-4v-2l-2-6-2-6-2-4 10-14 10-16 10-16 10-14 12-16 8-18 12-12 12-16 10-18 10-16 12-12 10-18 14-12 10-14 8-12 10-12 10-12 6-10 8-10 6-10h2v-2h2l4-2h2l2-2h24l2 2v2 2 6 4 8 6 10l-2 8v12 12 208z">
            <text:p/>
          </draw:path>
          <draw:path draw:style-name="gr27" draw:text-style-name="P13" draw:layer="layout" svg:width="0.279cm" svg:height="0.443cm" svg:x="16.897cm" svg:y="14.535cm" svg:viewBox="0 0 280 444" svg:d="M140 26h-2-2-4-2-2l-2 2h-2l-2 2h-4-2l-2 2-2 2-2 2-2 4h-4l-2 2-2 4v2l-2 2-2 2-2 6-4 2-2 4-2 2v6l-2 4-2 4v2l-2 8v4l-4 4-2 6v6l-2 8v4l-2 10v4l-2 8v8 10l-2 6v10 8 10 8l-4 10v10 8 6 4 2 4 6 2l4 2v4 4 4 2 6 6 2 4 4l2 6v2 4 4 6l2 4v4 6 2l2 4v4 6l2 2v4l2 2 4 4v4l2 4v4l2 2v4l2 4v2l2 4 2 2 4 4v4l2 2 2 2 2 2 2 2 2 4 4 2 2 2 2 2h2l2 2h2l6 2h2 2 2 6l2 4h2v-4h2 2 2 4 2 2v-2h2 2v-2h2 4l2-2h2l2-2 2-2v-4h2l4-2 2-2 2-2 2-2v-2l2-2v-4l2-2 4-2v-2l2-2 2-2v-6l2-2v-2-4l2-2v-4l2-4 4-8 2-12 2-12v-12l2-14v-16l2-18v-18-18-22-10-14-12l-2-12v-12l-2-10v-10l-2-8-2-12-4-10-2-6-2-10-2-6-2-8-6-4-2-8-2-4-4-4-6-4-2-4-2-2-2-2h-4l-4-2-2-2h-4l-2-2h-6-2zM138 444h-10-6l-10-2-8-2-6-2-8-4-6-4-8-4-6-4-4-8-8-4-4-8-8-6-4-8-4-6-6-10-4-8-2-10-6-8-4-10-2-10-2-10-2-12-4-10-2-10-2-12v-12l-2-12v-10-12-8-8-8l2-8v-8-8l2-8v-6l2-8 4-8v-8l2-6 2-8v-6l2-4 2-8 2-6 4-6 2-6 2-4 2-6 4-4 4-6 2-6 4-4 2-4 2-6 6-2 2-4 4-4 2-6 6-2 2-2 4-4 6-2 2-6 4-2 2-2 6-2 4-2h4l2-4 6-2h4l4-2h6 4l2-2h6 4 12l8 2 10 2 10 2 8 6 10 4 8 8 8 6 8 6 6 10 12 14 8 14 8 16 6 16 6 16 4 16 4 20 2 20 2 20v20 10 12 6 10l-2 8-2 12v10l-4 6v10l-2 6-2 10-2 6v8l-4 6-4 8-2 4-2 6-2 6-2 6-2 4-4 6-4 4-4 4-6 6-2 4-2 4-4 2-6 6-2 4-4 2-2 2-6 6-4 2-2 2-4 2-4 2-4 2-2 2-4 4h-6l-2 2-4 2h-6-2l-2 2h-4-6-2-4z">
            <text:p/>
          </draw:path>
          <draw:polygon draw:style-name="gr27" draw:text-style-name="P13" draw:layer="layout" svg:width="0.079cm" svg:height="0.075cm" svg:x="17.247cm" svg:y="14.903cm" svg:viewBox="0 0 80 76" draw:points="12,64 10,64 6,62 4,60 4,56 2,52 2,50 2,48 0,46 0,42 0,40 0,36 0,32 2,30 2,28 2,26 4,24 4,20 6,18 10,14 12,12 14,6 16,6 18,4 24,2 26,2 30,0 32,0 34,0 38,0 42,0 44,0 46,0 48,0 52,0 56,2 58,2 60,4 62,6 66,6 68,12 70,14 72,18 74,20 74,24 76,26 76,28 80,30 80,32 80,36 80,40 80,42 80,46 80,48 76,50 76,52 74,56 74,60 72,62 70,64 68,64 66,70 62,70 60,72 58,74 56,74 52,76 48,76 46,76 44,76 42,76 38,76 34,76 32,76 30,76 26,74 24,74 18,72 16,70 14,70">
            <text:p/>
          </draw:polygon>
          <draw:polygon draw:style-name="gr27" draw:text-style-name="P13" draw:layer="layout" svg:width="0.257cm" svg:height="0.445cm" svg:x="17.403cm" svg:y="14.535cm" svg:viewBox="0 0 258 446" draw:points="192,304 192,292 192,284 192,270 188,260 186,254 184,244 182,238 178,230 174,226 170,218 166,214 158,210 154,204 150,202 142,200 138,198 130,194 124,194 116,194 110,194 100,194 90,194 82,194 72,196 62,198 54,198 44,200 34,202 26,208 16,210 42,4 48,4 58,4 68,4 74,6 82,6 88,6 98,6 104,6 112,6 118,6 128,6 138,6 146,6 158,6 170,4 182,4 196,4 210,2 226,2 240,0 244,2 234,50 226,50 214,52 206,52 198,52 192,52 184,52 174,56 170,56 160,56 156,56 152,56 144,56 138,56 130,52 124,52 114,52 104,50 94,50 84,50 70,48 56,168 62,166 70,164 74,162 84,162 88,158 98,158 104,158 112,156 118,156 128,156 136,156 142,156 152,158 158,158 166,162 170,164 180,166 184,168 192,172 196,174 202,180 208,184 214,186 220,190 226,196 230,200 234,208 238,212 242,216 244,224 248,230 250,234 252,242 254,248 256,256 256,260 258,266 258,276 258,284 258,290 258,304 258,316 256,330 252,340 250,352 244,364 238,372 230,384 224,394 214,402 206,412 196,418 186,426 174,430 166,434 154,440 142,442 128,444 116,446 102,446 100,446 96,446 90,446 86,444 82,444 76,444 72,442 68,442 62,440 58,440 54,438 48,438 44,434 42,432 38,430 32,428 28,426 26,424 20,422 18,418 14,416 12,414 10,412 6,410 4,404 4,402 2,400 2,398 2,396 0,392 2,388 2,386 2,384 2,382 4,382 4,380 6,378 6,376 10,372 12,372 12,370 14,370 16,368 18,368 20,368 20,366 24,366 26,366 28,366 32,366 34,368 40,368 44,370 46,372 52,376 54,378 58,382 60,384 66,388 68,388 68,392 68,394 70,396 70,398 72,398 72,400 74,400 74,402 80,408 82,410 84,412 86,412 86,414 94,416 96,416 96,418 98,418 100,418 102,418 102,422 104,422 108,422 110,422 112,422 114,422 118,422 126,418 132,418 138,416 144,412 150,410 154,404 158,400 166,394 170,386 172,380 178,372 182,366 184,356 186,350 188,340 192,332 192,322 192,312">
            <text:p/>
          </draw:polygon>
          <draw:path draw:style-name="gr27" draw:text-style-name="P13" draw:layer="layout" svg:width="0.279cm" svg:height="0.443cm" svg:x="18.298cm" svg:y="14.535cm" svg:viewBox="0 0 280 444" svg:d="M140 26h-2-2-4-4l-2 2h-2l-2 2h-4-2l-2 2-2 2-2 2-2 4h-4l-2 2-2 4-2 2v2l-2 2-2 6-4 2-2 4-2 2v6l-2 4-2 4v2l-2 8-4 4v4l-2 6v6l-2 8v4l-2 10v4l-2 8v8 10l-2 6v10 8 10l-4 8v10 10 8 6 4 2 4 6 2 2 4l4 4v4 2 6 6 2 4 4 6l2 2v4 4 6 4l2 4v6 2l2 4v4 6l2 2 2 4v2 4l4 4v4l2 4 2 2v4l2 4v2l2 4 2 2 4 4v4l2 2 2 2 2 2 2 2 2 4 4 2 2 2 2 2h2l2 2h2l6 2h2 2 4 4l2 4h2v-4h2 2 2 4 2 2v-2h2 2l2-2h4l2-2h2v-2h2l2-2 2-4 4-2 2-2 2-2 2-2v-2l2-2v-4l2-2 4-2v-2l2-2v-2l2-6v-2l2-2v-4l2-2v-4l2-4 4-8 2-12v-12l2-12 2-14v-16-18l4-18v-18-22-10-14l-4-12v-12-12l-2-10v-10l-2-8-2-12-4-10-2-6-2-10-2-6-2-8-6-4-2-8-4-4-2-4-2-4-6-4-2-2-2-2h-4l-4-2-2-2h-4l-2-2h-6-2zM138 444h-10-6l-10-2-8-2-6-2-8-4-6-4-8-4-6-4-8-8-4-4-4-8-8-6-4-8-4-6-6-10-4-8-4-10-4-8-4-10-2-10-2-10-2-12-4-10-2-10-2-12v-12l-2-12v-10-12-8-8-8l2-8v-8-8l2-8v-6l2-8v-8l4-8 2-6 2-8v-6l2-4 2-8 2-6 4-6 2-6 2-4 2-6 4-4 4-6 2-6 2-4 4-4 2-6 6-2 2-4 4-4 2-6 6-2 2-2 4-4 6-2 2-6 4-2 4-2 4-2 4-2h4l6-4 2-2h4l4-2h6 4l4-2h4 4 12l8 2 10 2 10 2 8 6 10 4 8 8 6 6 12 6 6 10 10 14 10 14 6 16 8 16 4 16 4 16 4 20 2 20 2 20v20 10 12 6l-2 10v8 12l-2 10-4 6v10l-2 6-2 10-2 6-2 8v6l-6 8-2 4-2 6-2 6-2 6-2 4-6 6-2 4-2 4-2 6-6 4-2 4-4 2-2 6-6 4-6 2-2 2-6 6-4 2-2 2-4 2-4 2-4 2-2 2-4 4h-4l-4 2-4 2h-2-6l-4 2h-2-2-6-4z">
            <text:p/>
          </draw:path>
          <draw:polygon draw:style-name="gr27" draw:text-style-name="P13" draw:layer="layout" svg:width="0.079cm" svg:height="0.075cm" svg:x="18.648cm" svg:y="14.903cm" svg:viewBox="0 0 80 76" draw:points="12,64 10,64 6,62 4,60 4,56 2,52 2,50 2,48 0,46 0,42 0,40 0,36 0,32 2,30 2,28 2,26 4,24 4,20 6,18 10,14 12,12 14,6 16,6 18,4 20,2 24,2 26,0 30,0 32,0 34,0 40,0 42,0 44,0 46,0 52,0 54,2 56,2 58,4 60,6 62,6 66,12 68,14 72,18 74,20 74,24 76,26 76,28 76,30 80,32 80,36 80,40 80,42 80,46 76,48 76,50 76,52 74,56 74,60 72,62 68,64 66,64 62,70 60,70 58,72 56,74 54,74 52,76 46,76 44,76 42,76 40,76 34,76 32,76 30,76 26,76 24,74 20,74 18,72 16,70 14,70">
            <text:p/>
          </draw:polygon>
          <draw:path draw:style-name="gr27" draw:text-style-name="P13" draw:layer="layout" svg:width="0.275cm" svg:height="0.445cm" svg:x="18.798cm" svg:y="14.535cm" svg:viewBox="0 0 276 446" svg:d="M66 216v4 8l-4 6v6 4l-2 6v6 6 4 6 12 4 6 8l2 6v8 4 6l4 6v4 6l2 6v4l2 4 2 6v2l2 4v4l2 4v4l4 2 2 2v4l4 4v2l2 2 2 2 4 2 2 2 2 2h2l2 6h2l4 2h2l2 2h2l2 2h2 4l2 2h2 2 2 2l4 4h2 4 2 2 10l4-4h6l6-2 2-2 6-4 4-2 4-6 6-4 2-6 4-6 2-6 6-8 2-8v-8l2-8 2-10v-8l2-12v-12-2-2l-2-6v-2-4-2-2-2l-2-6v-2l-2-6v-4-4l-2-2v-4l-2-2v-6l-4-2-2-2v-4l-4-6v-2l-2-2-2-2-4-4-2-4-4-2-2-2-6-2-2-2-4-2-4-2-4-4h-4l-6-2h-6l-2-2h-6-6-4-8-4l-6 2h-8l-6 2h-6l-6 4-6 4-4 2zM74 190l6-2 6-4h8l6-4h8l6-2h8l6-4h8 6 8 8 8l4 4h8 4l6 2h8l4 2 6 2 4 2 6 2 6 2 2 4 4 2 6 2 4 2 2 4 4 4 4 4 2 2 2 2 4 4 2 6 4 2v4l2 2 2 6 2 4v2l2 4v6l2 4v4l4 6v6 2 8 4 4 6 4 4 4l-4 6v6 6l-2 4v4l-2 4-2 6-2 6-2 4v6l-4 4-2 4-4 6-2 6-2 4-4 6-2 4-4 4-4 2-4 6-4 4-4 2-6 6-4 4-4 2-6 2-6 2-4 6-6 2-6 2h-6l-6 2h-8l-6 2h-8-6-2-2-4-4-2l-2-2h-2-4-2-2-2-2l-2-2h-4-4-2l-2-2h-2l-4-2h-2-4l-2-4-2-2h-4l-2-2h-2l-4-2h-2l-4-2-2-2h-2l-2-6h-2l-2-2-4-2-2-2-2-2-2-2-2-4-2-2-4-4-2-2-2-2v-6l-4-2v-2l-2-2-4-4v-6l-2-2-2-2v-4l-2-6-2-4v-4l-2-2v-6l-4-6v-4l-2-6v-4-4l-2-6v-6-4-6-6l-2-4v-8-8-8l2-8v-10l2-10v-8l2-10 4-8 2-8 2-12 4-8 2-8 6-8 4-10 4-10 6-8 4-8 4-8 8-8 4-6 8-10 6-6 8-8 6-6 6-6 6-6 8-4 6-8 8-4 6-6 8-2 8-6 10-4 10-4 6-6 10-2 8-4 10-4 10-4 12-4 8-2h2l4 2v2h2v2 4 2l2 2v2 2l-8 2-6 4-8 2-6 4-4 2-8 4-6 4-6 4-6 2-6 4-6 6-4 4-6 2-4 4-8 6-4 4-4 4-6 6-2 4-4 4-4 4-4 6-4 4-4 4-2 6-4 4-2 4-2 6-4 4-2 4-4 4-2 6-2 6-2 6-2 4-2 4v4l-4 6-2 6z">
            <text:p/>
          </draw:path>
          <draw:path draw:style-name="gr27" draw:text-style-name="P13" draw:layer="layout" svg:width="0.279cm" svg:height="0.443cm" svg:x="19.698cm" svg:y="14.535cm" svg:viewBox="0 0 280 444" svg:d="M140 26h-2-2-4-2-4v2h-2l-2 2h-4-2v2h-2l-2 2-2 2-2 4h-4l-2 2v4l-4 2v2l-2 2-2 6-4 2-2 4v2l-2 6-2 4-2 4v2l-2 8-4 4v4l-2 6v6l-2 8v4l-2 10v4l-2 8v8 10l-2 6v10 8 10l-4 8v10 10 8 6 4 2 4 6 2 2 4 4l4 4v2 6 6 2 4 4 6l2 2v4 4 6 4l2 4v6 2l2 4v4l2 6v2 4l2 2v4l4 4v4l2 4v2l2 4 2 4 2 2v4l2 2 4 4v4l2 2 2 2 2 2 2 2 2 4 4 2 2 2 2 2h2l2 2h2l6 2h2 2 4 4l2 4h2v-4h2 2 2 4 2l2-2h2 2l2-2h4l2-2h2v-2h2l2-2 2-4 4-2 2-2v-2h2l2-2 2-2v-2l2-4v-2l6-2v-2l2-2v-2l2-6v-2l2-2 2-4v-2-4l4-4 2-8 2-12v-12l2-12 2-14v-16l2-18v-18-18-22-10-14-12l-2-12v-12l-2-10-2-10v-8l-2-12-2-10-4-6-2-10-2-6-4-8-6-4-2-8-4-4-2-4-2-4-6-4-2-2-2-2h-4l-4-2-2-2h-4l-2-2h-6-2zM138 444h-10-6l-10-2-8-2-6-2-8-4-6-4-8-4-6-4-8-8-4-4-6-8-6-6-4-8-4-6-6-10-4-8-4-10-4-8-4-10-2-10-2-10-2-12-4-10-2-10-2-12v-12l-2-12v-10-12-8-8-8l2-8v-8-8l2-8v-6l2-8v-8l4-8 2-6v-8l2-6 2-4 2-8 2-6 4-6 2-6 2-4 4-6 2-4 4-6 2-6 2-4 4-4 2-6 6-2 2-4 4-4 2-6 6-2 2-2 4-4 6-2 2-6 4-2 4-2 4-2 4-2h4l6-4 2-2h4l4-2h6 2l6-2h4 4 12l8 2 10 2 10 2 8 6 10 4 10 8 8 6 8 6 6 10 10 14 10 14 6 16 8 16 4 16 4 16 4 20 2 20 2 20v20 10 12 6l-2 10v8 12l-2 10v6l-4 10-2 6-2 10-2 6-2 8v6l-2 8-4 4-4 6-2 6-2 6-2 4-4 6-4 4-2 4-2 6-6 4-2 4-4 2-2 6-6 4-4 2-2 2-4 6-4 2-4 2-4 2-6 2-4 2-4 2-2 4h-6l-2 2-4 2h-2-6l-4 2h-2-6-2-4z">
            <text:p/>
          </draw:path>
          <draw:polygon draw:style-name="gr27" draw:text-style-name="P13" draw:layer="layout" svg:width="0.079cm" svg:height="0.075cm" svg:x="20.048cm" svg:y="14.903cm" svg:viewBox="0 0 80 76" draw:points="12,64 10,64 6,62 6,60 4,56 2,52 2,50 0,48 0,46 0,42 0,40 0,36 0,32 0,30 2,28 2,26 4,24 6,20 6,18 10,14 12,12 14,6 16,6 18,4 20,2 24,2 26,0 30,0 32,0 34,0 40,0 42,0 44,0 46,0 52,0 54,2 56,2 60,4 62,6 66,6 68,12 70,14 72,18 72,20 74,24 76,26 76,28 80,30 80,32 80,36 80,40 80,42 80,46 80,48 76,50 76,52 74,56 72,60 72,62 70,64 68,64 66,70 62,70 60,72 56,74 54,74 52,76 46,76 44,76 42,76 40,76 34,76 32,76 30,76 26,76 24,74 20,74 18,72 16,70 14,70">
            <text:p/>
          </draw:polygon>
          <draw:polygon draw:style-name="gr27" draw:text-style-name="P13" draw:layer="layout" svg:width="0.271cm" svg:height="0.447cm" svg:x="20.202cm" svg:y="14.533cm" svg:viewBox="0 0 272 448" draw:points="86,56 84,56 82,56 80,56 76,56 74,56 74,60 72,60 70,60 68,60 66,60 62,62 60,62 60,64 58,64 56,64 56,66 54,66 52,70 48,70 48,72 46,74 44,76 42,78 42,80 40,82 40,86 38,88 34,90 34,92 32,94 30,98 30,102 28,106 28,108 26,112 26,116 24,120 20,120 16,122 16,120 14,120 12,120 10,120 6,120 2,120 0,118 4,92 10,56 12,56 12,52 12,50 12,48 12,44 12,42 12,40 12,36 14,34 14,30 14,28 14,24 14,20 14,18 14,14 14,12 14,10 14,6 14,4 16,2 16,0 18,0 20,0 24,0 24,2 26,2 28,4 30,4 32,6 34,6 38,6 40,6 42,10 44,10 46,10 48,10 52,10 54,10 208,10 212,10 216,10 224,10 228,10 236,6 240,6 244,6 252,4 256,4 262,2 272,10 202,190 196,208 188,224 184,240 180,254 174,266 170,278 166,290 160,302 158,308 156,318 110,446 58,448 54,444 66,418 76,392 90,362 104,330 122,290 140,250 158,208 178,162 198,110 220,56">
            <text:p/>
          </draw:polygon>
          <draw:path draw:style-name="gr27" draw:text-style-name="P13" draw:layer="layout" svg:width="0.279cm" svg:height="0.443cm" svg:x="21.099cm" svg:y="14.535cm" svg:viewBox="0 0 280 444" svg:d="M140 26h-2-2-4-2-2l-2 2h-2l-2 2h-4-2v2h-2l-2 2-2 2-2 4h-4l-2 2-2 4v2l-4 2v2l-2 6-4 2-2 4v2l-2 6-2 4-2 4v2l-2 8-4 4v4l-2 6v6l-2 8v4l-2 10v4l-2 8v8l-2 10v6 10 8l-4 10v8 10 10 8 6 4 2 4 6 2 2 4 4 4l4 2v6 6 2 4 4 6l2 2v4 4 6 4l2 4v6l2 2v4 4l2 6v2 4l2 2v4l4 4v4l2 4v2l2 4 2 4 2 2v4l2 2v4l4 4 2 2 2 2 2 2 2 2 2 4 4 2 2 2 2 2h2l2 2h2l4 2h4 2 2 6l2 4h2l2-4h2 2 4 2l2-2h2 2l2-2h4v-2h2 4l2-2 2-2v-4h4l2-2 2-2v-2h2l2-2v-2l2-2 4-4v-2l2-2v-2l2-2v-2l2-6 2-2v-2l2-4v-2-4l4-4 2-8 2-12v-12l2-12 2-14v-16l2-18v-18-18-22-10-14-12l-2-12v-12l-2-10-2-10v-8l-2-12-2-10-4-6-2-10-2-6-4-8-2-4-4-8-2-4-4-4-2-4-6-4-2-2-6-2h-2l-4-2-2-2h-4l-2-2h-6-2zM138 444h-10-6l-10-2-8-2-6-2-8-4-8-4-6-4-6-4-8-8-4-4-6-8-6-6-4-8-4-6-6-10-4-8-4-10-4-8-4-10-2-10-2-10-2-12-4-10-2-10-2-12v-12-12l-2-10v-12-8-8l2-8v-8-8-8l2-8v-6l2-8v-8l4-8 2-6 2-8 2-6v-4l2-8 2-6 4-6 2-6 2-4 4-6 2-4 4-6 2-6 4-4 2-4 2-6 6-2 2-4 4-4 2-6 6-2 2-2 4-4 6-2 2-6 4-2 4-2 4-2 4-2h4l6-4 2-2h4l4-2h6 4l2-2h6 4 10l10 2 12 2 10 2 10 6 8 4 8 8 8 6 8 6 6 10 10 14 10 14 6 16 6 16 6 16 4 16 4 20 2 20 2 20v20 10 12 6l-2 10v8 12l-2 10-4 6v10l-2 6-2 10-2 6-2 8-2 6-4 8v4l-4 6-2 6-2 6-2 4-4 6-4 4-2 4-4 6-4 4-2 4-4 2-2 6-6 4-2 2-4 2-4 6-4 2-4 2-4 2-2 2-6 2-4 2-2 4h-6l-2 2-6 2h-2-6l-2 2h-4-6-2-2z">
            <text:p/>
          </draw:path>
          <draw:polygon draw:style-name="gr27" draw:text-style-name="P13" draw:layer="layout" svg:width="0.081cm" svg:height="0.075cm" svg:x="21.447cm" svg:y="14.903cm" svg:viewBox="0 0 82 76" draw:points="14,64 12,64 10,62 10,60 6,56 4,52 4,50 0,48 0,46 0,42 0,40 0,36 0,32 0,30 4,28 4,26 6,24 10,20 10,18 12,14 14,12 16,6 18,6 20,4 24,2 26,2 28,0 30,0 34,0 38,0 40,0 44,0 46,0 48,0 54,0 56,2 58,2 60,4 62,6 66,6 68,12 70,14 72,18 72,20 74,24 76,26 76,28 82,30 82,32 82,36 82,40 82,42 82,46 82,48 76,50 76,52 74,56 72,60 72,62 70,64 68,64 66,70 62,70 60,72 58,74 56,74 54,76 48,76 46,76 44,76 40,76 38,76 34,76 30,76 28,76 26,74 24,74 20,72 18,70 16,70">
            <text:p/>
          </draw:polygon>
          <draw:path draw:style-name="gr27" draw:text-style-name="P13" draw:layer="layout" svg:width="0.271cm" svg:height="0.443cm" svg:x="21.599cm" svg:y="14.535cm" svg:viewBox="0 0 272 444" svg:d="M136 26h-8-4-6l-6 2-4 2-6 2-4 2-4 2-4 4-4 2-2 4-2 2-6 4v6l-4 4v2l-2 6v6 4 6 4 2 4 6l2 2v4l2 2 2 6v4l4 2 2 4 2 2 2 6 4 2 4 4 4 4 4 4 8 4 4 4 8 6 20 10 12-6 10-10 8-8 8-10 6-6 6-10 4-6 2-10 2-10v-6-8-4l-2-4v-4l-2-6v-4l-2-4-2-6-6-2-2-4-2-4-4-4-6-2-4-2-2-2-8-2-4-2h-4-8zM254 90v2 4l-2 2v6 2l-2 2v2l-2 6-4 2v4l-2 2-2 4-2 4v2l-2 2-6 4-2 2-2 2-2 4-2 2-6 2-2 4-2 2-4 4h-2l-6 2-2 2-2 2-2 2-2 2-6 2h-2l-2 4-2 2-2 2-6 2h-2l-2 2h-2l-2 2 50 30 12 8 10 8 8 8 8 12 6 8 6 10 4 14 2 10v14l2 12v4l-2 6v2 6 2l-2 6v4l-2 4v6l-2 2-2 4-4 4-2 6-2 4-2 2-2 4-2 6-6 4-2 2-2 4-4 4-4 4-4 2-4 2-6 6-4 2-6 2-6 2-4 2-4 2-8 6h-4l-8 2-4 2h-8l-6 2h-4-8-6-8-12-8l-12-2-10-2-10-2-8-4-10-4-10-4-6-4-8-6-6-6-4-8-8-6-4-8-2-6-6-10-2-8-2-10v-8-12-10-8l2-10 4-10 4-8 4-10 6-8 6-10 8-6 8-8 4-4 6-4 4-6 6-2 6-4 6-6 6-2 6-4 8-2 6-4-18-12-8-6-4-4-8-4-4-4-4-4-6-4-4-4-4-4-2-6-6-4-2-4-2-6-2-6-2-4-4-6v-4l-2-6v-6-6l-2-6 2-8v-8l2-8 4-8 2-6 4-8 4-6 6-6 4-6 8-4 6-6 8-6 6-4 10-4 8-4 8-2 12-2h8l10-2h12 10l8 2h10l10 2 8 2 8 4 6 2 8 4 8 4 8 6 4 4 8 6 2 6 4 6 2 4 6 8 2 6v8l2 6zM130 422h2l4-4h2 2 2 2 2 4 2 2l2-2h2 2 4l2-2h2 2l2-2h2l4-2h2l2-2h2l2-4 2-2h4v-2l2-2h2l2-2v-2l2-2 2-4 4-2v-2l2-2v-4l4-2v-4l2-2v-4l2-2v-6-2l4-4v-4-2-6-4-10l-4-10-2-12-6-10-8-8-6-10-8-12-8-8-12-10-12-6-32-22-6 2-4 4-2 2-2 2-6 4-2 2-2 4-4 2-4 2-2 2-2 2-2 4-2 4-2 2-4 2-2 2-2 2-2 2v2l-2 4-2 2v4l-4 2v6l-2 2-2 2v2 2l-2 2v2l-2 4v2 2l-2 2v2 2 2 4h-4v2 2 2 2 2 4 2 2 4 4 6 2l4 4v4 6l2 4v2l2 6 2 2v4l4 2v2l4 2 2 4 2 4 2 2 2 2h2l4 2 2 2 2 4 2 2h4l4 2h2l2 2h2l2 2h6 2l2 2h2 2 2 4 4l2 4z">
            <text:p/>
          </draw:path>
          <draw:path draw:style-name="gr27" draw:text-style-name="P13" draw:layer="layout" svg:width="0.279cm" svg:height="0.443cm" svg:x="22.497cm" svg:y="14.535cm" svg:viewBox="0 0 280 444" svg:d="M140 26h-2-2-4-2-2l-2 2h-2l-2 2h-4-2l-2 2-2 2-2 2-2 4h-4l-2 2-2 4v2l-2 2-2 2-2 6-4 2-2 4-2 2v6l-2 4-2 4v2l-2 8-4 4v4l-2 6v6l-2 8v4l-2 10v4l-2 8v8 10l-2 6v10 8l-4 10v8 10 10 8 6 4 2 4 6 2 2 4 4 4 2l4 6v6 2 4 4l2 6v2 4 4 6l2 4v4 6 2l2 4v4 6l2 2v4l2 2v4l4 4 2 4v4l2 2v4l2 4v2l2 4 2 2v4l4 4 2 2 2 2 2 2 2 2 2 4 4 2 2 2 2 2h2l2 2h2l6 2h2 2 2 6l2 4h2l2-4h4 4 2 2 2v-2h2 2v-2h4 2v-2h2 2l2-2 2-2v-4h4l2-2 2-2 2-2 2-2v-2l2-2 4-4v-2l2-2v-2l2-2 2-2v-6l2-2v-2l2-4v-2-4l4-4 2-8 2-12 2-12v-12l2-14v-16l2-18v-18-18-22-10-14-12l-2-12v-12l-2-10v-10l-2-8-2-12-2-10-4-6-2-10-2-6-4-8-2-4-4-8-2-4-4-4-4-4-4-4-2-2-2-2h-4l-2-2-4-2h-4l-2-2h-4-4zM138 444h-10-6l-10-2-8-2-6-2-8-4-6-4-8-4-6-4-8-8-4-4-4-8-8-6-4-8-4-6-6-10-4-8-2-10-6-8-4-10-2-10-2-10-2-12-4-10-2-10-2-12v-12-12l-2-10v-12-8-8l2-8v-8-8-8l2-8v-6l2-8v-8l4-8 2-6 2-8v-6l2-4 2-8 2-6 4-6 2-6 2-4 2-6 4-4 4-6 2-6 4-4 2-4 2-6 6-2 2-4 4-4 2-6 6-2 2-2 4-4 2-2 6-6 4-2 4-2 4-2 4-2h4l2-4 6-2h4l4-2h6 4l2-2h6 4 12l12 2 8 2 10 2 10 6 8 4 8 8 8 6 8 6 6 10 10 14 8 14 8 16 6 16 6 16 4 16 4 20 2 20 2 20v20 10 12 6l-2 10v8l-2 12v10l-4 6v10l-2 6-2 10-2 6-2 8-2 6-4 8-2 4-2 6-2 6-2 6-2 4-4 6-4 4-2 4-4 6-4 4-2 4-4 2-2 6-6 4-4 2-2 2-4 6-4 2-4 2-4 2-2 2-6 2-2 2-4 4h-6l-2 2-4 2h-2-6l-2 2h-4-4-4-6z">
            <text:p/>
          </draw:path>
          <draw:polygon draw:style-name="gr27" draw:text-style-name="P13" draw:layer="layout" svg:width="0.079cm" svg:height="0.075cm" svg:x="22.847cm" svg:y="14.903cm" svg:viewBox="0 0 80 76" draw:points="12,64 10,64 6,62 4,60 4,56 2,52 2,50 2,48 0,46 0,42 0,40 0,36 0,32 2,30 2,28 2,26 4,24 4,20 6,18 10,14 12,12 14,6 16,6 18,4 24,2 26,2 30,0 32,0 34,0 38,0 40,0 44,0 46,0 48,0 52,0 56,2 58,2 60,4 62,6 66,6 68,12 70,14 72,18 74,20 74,24 76,26 76,28 80,30 80,32 80,36 80,40 80,42 80,46 80,48 76,50 76,52 74,56 74,60 72,62 70,64 68,64 66,70 62,70 60,72 58,74 56,74 52,76 48,76 46,76 44,76 40,76 38,76 34,76 32,76 30,76 26,74 24,74 18,72 16,70 14,70">
            <text:p/>
          </draw:polygon>
          <draw:path draw:style-name="gr27" draw:text-style-name="P13" draw:layer="layout" svg:width="0.275cm" svg:height="0.445cm" svg:x="23.001cm" svg:y="14.535cm" svg:viewBox="0 0 276 446" svg:d="M210 228v-8l2-4v-6l2-6v-6-4-6-6l2-4v-6-8-6l-2-8v-6-6-6-6l-2-6v-4l-2-8v-4l-2-6v-4-4l-2-4v-6l-4-2-2-4v-4l-2-4-2-2v-2l-2-4-2-2-4-4v-2l-2-2-2-2-2-2-2-2-2-2-4-4h-2l-2-2h-2l-2-2h-2l-6-2h-2-4l-2-2h-4l-2-2h-2-2-2-2-4-2-4-4-6l-6 2-6 2-4 2-4 2-6 6-4 4-4 4-2 4-6 8-2 6-2 8-2 6-2 10-4 8v10l-2 10v10 10 4 2 6 2 2 4l2 4v2 4 2l4 4v4l2 2v4l2 4v2l2 4 2 4v2l2 4 4 4 2 4v2l4 2 2 4 2 4 4 2 2 2 4 2 4 2 4 2 4 4 4 2h2l6 2h4l4 2h6 4 4 8 10l6-2h4l8-2 6-2 6-4 6-2 6-2zM202 254l-6 2-8 2-6 2-8 2-6 2-10 2h-6l-8 4h-6-6-8-6-6l-8-4h-6l-4-2h-8l-4-2-8-2h-4l-4-2-6-2-6-2-2-4-6-2-4-2-2-2-6-4-2-2-4-6-2-2-2-2-4-4-2-6-2-2-2-4-2-4-2-4v-4l-4-2-2-4v-6-4l-2-4v-6-4l-2-4v-4-6-4-4-4-4l2-4v-2-6-4-2l2-4v-6l2-4v-2-4l4-6 2-4v-2l2-4 2-6 2-4 2-2 4-4 2-6v-4l4-4 2-4 2-4 4-2 2-4 4-2 2-4 2-4 4-2 4-2 2-4 4-4 6-2 4-2 2-2 6-2 4-2h4l6-4 4-2h4l6-2h6 4l6-2h4 8 2 4 2l6 2h2 4 8 2l2 2h4 6l2 2h2l4 4h6l2 2 4 2 4 2 4 2 4 2 4 4 2 2 6 2 2 2 2 2 4 4 4 4 4 2 2 4 2 4 2 2 4 6 4 4 2 4 2 6 2 4 4 6v6l2 6 2 8 2 4v6l2 8 2 6v8l4 8v8 6 10 6 10 8 10l-4 10-2 8-2 10-2 6-2 12-2 10-4 6-4 10-2 12-4 8-6 10-4 8-4 8-8 8-4 8-8 6-6 8-6 8-6 8-8 6-6 6-8 6-6 4-10 8-6 4-8 4-6 8-8 2-8 4-8 6-10 4-8 4-8 2-12 6-8 2-10 4-12 2-2-2v-2h-2l-2-2v-2-4-2-2l-2-2 8-2 6-2 6-6 8-2 6-2 4-4 8-2 6-6 6-2 6-4 6-4 4-6 4-2 6-4 6-4 4-6 4-4 4-4 4-6 6-4 2-4 4-6 2-4 8-4 2-4 4-6 2-4 4-4 2-6 2-4 2-4 2-6 2-6 4-4 2-6 2-4 2-6 2-8v-4z">
            <text:p/>
          </draw:path>
          <draw:frame draw:style-name="gr28" draw:text-style-name="P15" draw:layer="layout" svg:width="8.505cm" svg:height="2.391cm" draw:transform="rotate (1.5707963267949) translate (0.825cm 10.504cm)">
            <draw:text-box>
              <text:p text:style-name="P14"><text:span text:style-name="T1">C</text:span><text:span text:style-name="T2">CRIT</text:span></text:p>
            </draw:text-box>
          </draw:frame>
          <draw:frame draw:style-name="gr28" draw:text-style-name="P15" draw:layer="layout" svg:width="8.505cm" svg:height="2.391cm" draw:transform="rotate (1.5707963267949) translate (17.233cm 10.504cm)">
            <draw:text-box>
              <text:p text:style-name="P14"><text:span text:style-name="T3">F</text:span><text:span text:style-name="T2">CRIT</text:span></text:p>
            </draw:text-box>
          </draw:frame>
          <draw:frame draw:style-name="gr28" draw:text-style-name="P15" draw:layer="layout" svg:width="8.503cm" svg:height="2.391cm" svg:x="6.173cm" svg:y="10.861cm">
            <draw:text-box>
              <text:p text:style-name="P14"><text:span text:style-name="T1">T</text:span><text:span text:style-name="T2">B</text:span></text:p>
            </draw:text-box>
          </draw:frame>
          <draw:frame draw:style-name="gr28" draw:text-style-name="P15" draw:layer="layout" svg:width="8.503cm" svg:height="2.391cm" svg:x="22.579cm" svg:y="10.863cm">
            <draw:text-box>
              <text:p text:style-name="P14"><text:span text:style-name="T1">T</text:span><text:span text:style-name="T2">50</text:span></text:p>
            </draw:text-box>
          </draw:frame>
          <draw:frame draw:style-name="gr29" draw:text-style-name="P17" draw:layer="layout" svg:width="11cm" svg:height="1.65cm" svg:x="5.073cm" svg:y="0.25cm">
            <draw:text-box>
              <text:p text:style-name="P16"><text:span text:style-name="T4">Kendall corr. : </text:span><text:span text:style-name="T5">0.64</text:span><text:span text:style-name="T4"> </text:span><text:span text:style-name="T6">(p &lt; 0.001)</text:span></text:p>
            </draw:text-box>
          </draw:frame>
          <draw:frame draw:style-name="gr29" draw:text-style-name="P17" draw:layer="layout" svg:width="11cm" svg:height="1.65cm" svg:x="21.073cm" svg:y="0.25cm">
            <draw:text-box>
              <text:p text:style-name="P16"><text:span text:style-name="T4">Kendall corr. : </text:span><text:span text:style-name="T5">-0.55</text:span><text:span text:style-name="T4"> </text:span><text:span text:style-name="T6">(p &lt; 0.001)</text:span></text:p>
            </draw:text-box>
          </draw:frame>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4cm" fo:page-height="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2-11-07T17:15:14.855000000</meta:creation-date>
    <dc:date>2022-11-08T11:48:10.180000000</dc:date>
    <dc:creator>Victor Van der Meersch</dc:creator>
    <meta:editing-duration>PT17H59M21S</meta:editing-duration>
    <meta:editing-cycles>8</meta:editing-cycles>
    <meta:generator>LibreOffice/7.2.4.1$Windows_X86_64 LibreOffice_project/27d75539669ac387bb498e35313b970b7fe9c4f9</meta:generator>
    <meta:document-statistic meta:object-count="141"/>
  </office:meta>
</office:document-meta>
</file>